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21c961"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a41ca" officeooo:paragraph-rsid="00244e0a"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256848" officeooo:paragraph-rsid="0028ce9b"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2f439f" officeooo:paragraph-rsid="002f439f"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officeooo:rsid="00256848" officeooo:paragraph-rsid="00256848" style:font-style-asian="normal" style:font-weight-asian="bold" style:font-style-complex="normal" style:font-weight-complex="bold"/>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5"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9"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30"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1"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6666ff"/>
    </style:style>
    <style:style style:name="P3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color="#0000ff"/>
    </style:style>
    <style:style style:name="P92"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8" style:family="paragraph" style:parent-style-name="Text_20_body">
      <style:paragraph-properties fo:margin-left="0in" fo:margin-right="0in" fo:text-align="end" style:justify-single-word="false" fo:text-indent="0.1965in" style:auto-text-indent="false"/>
    </style:style>
    <style:style style:name="P9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0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10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102" style:family="paragraph" style:parent-style-name="Text_20_body">
      <style:paragraph-properties fo:margin-left="0in" fo:margin-right="0in" fo:text-align="justify" style:justify-single-word="false" fo:text-indent="0.1965in" style:auto-text-indent="false"/>
      <style:text-properties fo:color="#ff3333" fo:language="ru" fo:country="RU" fo:font-style="normal" style:text-underline-style="none"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1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loext:graphic-properties draw:fill="solid" draw:fill-color="#eeeeee" draw:opacity="100%"/>
      <style:paragraph-properties fo:background-color="#eeeeee"/>
      <style:text-properties fo:language="ru" fo:country="RU"/>
    </style:style>
    <style:style style:name="P13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32" style:family="paragraph" style:parent-style-name="Text_20_body">
      <style:text-properties fo:language="en" fo:country="US"/>
    </style:style>
    <style:style style:name="P133" style:family="paragraph" style:parent-style-name="Text_20_body">
      <loext:graphic-properties draw:fill="solid" draw:fill-color="#eeeeee" draw:opacity="100%"/>
      <style:paragraph-properties fo:background-color="#eeeeee"/>
      <style:text-properties fo:language="en" fo:country="US"/>
    </style:style>
    <style:style style:name="P134" style:family="paragraph" style:parent-style-name="Text_20_body">
      <loext:graphic-properties draw:fill="solid" draw:fill-color="#eeeeee" draw:opacity="100%"/>
      <style:paragraph-properties fo:background-color="#eeeeee"/>
    </style:style>
    <style:style style:name="P135" style:family="paragraph" style:parent-style-name="First_20_line_20_indent">
      <loext:graphic-properties draw:fill="solid" draw:fill-color="#eeeeee" draw:opacity="100%"/>
      <style:paragraph-properties fo:background-color="#eeeeee"/>
      <style:text-properties fo:language="ru" fo:country="RU"/>
    </style:style>
    <style:style style:name="P13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7" style:family="paragraph" style:parent-style-name="Text_20_body">
      <style:paragraph-properties fo:margin-left="0in" fo:margin-right="0in" fo:text-align="justify"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text-properties fo:language="en" fo:country="US"/>
    </style:style>
    <style:style style:name="P14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5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52" style:family="paragraph" style:parent-style-name="Footnote">
      <style:paragraph-properties fo:margin-left="0in" fo:margin-right="0in" fo:text-indent="0in" style:auto-text-indent="false"/>
      <style:text-properties fo:language="en" fo:country="US"/>
    </style:style>
    <style:style style:name="P153" style:family="paragraph" style:parent-style-name="Footnote">
      <style:text-properties fo:language="en" fo:country="US"/>
    </style:style>
    <style:style style:name="P154" style:family="paragraph" style:parent-style-name="Footnote">
      <style:text-properties fo:language="ru" fo:country="RU"/>
    </style:style>
    <style:style style:name="P155" style:family="paragraph" style:parent-style-name="Footnote">
      <style:text-properties style:use-window-font-color="true" fo:language="ru" fo:country="RU"/>
    </style:style>
    <style:style style:name="P15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6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63" style:family="paragraph" style:parent-style-name="Standard">
      <style:text-properties fo:font-style="italic" style:font-style-asian="italic" style:font-style-complex="italic"/>
    </style:style>
    <style:style style:name="P16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65" style:family="paragraph" style:parent-style-name="Text_20_body" style:list-style-name="L1">
      <style:paragraph-properties fo:text-align="justify" style:justify-single-word="false"/>
    </style:style>
    <style:style style:name="P166" style:family="paragraph" style:parent-style-name="Text_20_body" style:list-style-name="L1">
      <style:paragraph-properties fo:text-align="justify" style:justify-single-word="false"/>
      <style:text-properties fo:language="ru" fo:country="RU"/>
    </style:style>
    <style:style style:name="P167" style:family="paragraph" style:parent-style-name="Text_20_body" style:list-style-name="L2">
      <style:paragraph-properties fo:text-align="justify" style:justify-single-word="false"/>
      <style:text-properties fo:language="ru" fo:country="RU"/>
    </style:style>
    <style:style style:name="P16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9" style:family="paragraph" style:parent-style-name="Text_20_body" style:list-style-name="L3">
      <style:text-properties fo:language="ru" fo:country="RU"/>
    </style:style>
    <style:style style:name="P170" style:family="paragraph" style:parent-style-name="Text_20_body" style:list-style-name="L3">
      <style:text-properties fo:language="ru" fo:country="RU" fo:background-color="#ffff00"/>
    </style:style>
    <style:style style:name="P17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363eca" officeooo:paragraph-rsid="00363eca" style:font-style-asian="normal" style:font-style-complex="normal"/>
    </style:style>
    <style:style style:name="P17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3a07a9" officeooo:paragraph-rsid="003a07a9" style:font-style-asian="normal" style:font-style-complex="normal"/>
    </style:style>
    <style:style style:name="P17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3b0088" officeooo:paragraph-rsid="003b0088" style:font-style-asian="normal" style:font-style-complex="normal"/>
    </style:style>
    <style:style style:name="P17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3b0088" officeooo:paragraph-rsid="0046af4c" style:font-style-asian="normal" style:font-style-complex="normal"/>
    </style:style>
    <style:style style:name="P17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3d554f" officeooo:paragraph-rsid="003d554f" style:font-style-asian="normal" style:font-style-complex="normal"/>
    </style:style>
    <style:style style:name="P17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3da52c" officeooo:paragraph-rsid="003da52c" style:font-style-asian="normal" style:font-style-complex="normal"/>
    </style:style>
    <style:style style:name="P178"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3da52c" officeooo:paragraph-rsid="0043a494" style:font-style-asian="normal" style:font-style-complex="normal"/>
    </style:style>
    <style:style style:name="P179"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46af4c" officeooo:paragraph-rsid="0046af4c" style:font-style-asian="normal" style:font-style-complex="normal"/>
    </style:style>
    <style:style style:name="P1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rsid="0046af4c" officeooo:paragraph-rsid="0049f518" style:font-style-asian="normal" style:font-style-complex="normal"/>
    </style:style>
    <style:style style:name="P1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rsid="0046af4c" officeooo:paragraph-rsid="004e1518" style:font-style-asian="normal" style:font-style-complex="normal"/>
    </style:style>
    <style:style style:name="P1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rsid="0046af4c" officeooo:paragraph-rsid="004fe3d8" style:font-style-asian="normal" style:font-style-complex="normal"/>
    </style:style>
    <style:style style:name="P1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rsid="0046af4c" officeooo:paragraph-rsid="00552f92" style:font-style-asian="normal" style:font-style-complex="normal"/>
    </style:style>
    <style:style style:name="P1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rsid="0048a1c1" officeooo:paragraph-rsid="0048a1c1" style:font-style-asian="normal" style:font-style-complex="normal"/>
    </style:style>
    <style:style style:name="P1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rsid="0058a560" officeooo:paragraph-rsid="0058a560" style:font-style-asian="normal" style:font-style-complex="normal"/>
    </style:style>
    <style:style style:name="P18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7" style:family="paragraph" style:parent-style-name="Text_20_body" style:list-style-name="L7">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8" style:family="paragraph" style:parent-style-name="Text_20_body" style:list-style-name="L7">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9" style:family="paragraph" style:parent-style-name="Heading_20_1">
      <loext:graphic-properties draw:fill="solid" draw:fill-color="#eeeeee" draw:opacity="100%"/>
      <style:paragraph-properties fo:background-color="#eeeeee"/>
    </style:style>
    <style:style style:name="P190" style:family="paragraph" style:parent-style-name="Heading_20_1">
      <style:paragraph-properties fo:margin-left="0in" fo:margin-right="0in" fo:text-align="center" style:justify-single-word="false" fo:text-indent="0.1965in" style:auto-text-indent="false"/>
    </style:style>
    <style:style style:name="P191" style:family="paragraph" style:parent-style-name="Heading_20_2">
      <style:text-properties fo:language="en" fo:country="US"/>
    </style:style>
    <style:style style:name="P192" style:family="paragraph" style:parent-style-name="Heading_20_2">
      <style:text-properties fo:language="ru" fo:country="RU"/>
    </style:style>
    <style:style style:name="P193" style:family="paragraph" style:parent-style-name="Heading_20_2">
      <loext:graphic-properties draw:fill="solid" draw:fill-color="#eeeeee" draw:opacity="100%"/>
      <style:paragraph-properties fo:background-color="#eeeeee"/>
      <style:text-properties fo:language="ru" fo:country="RU"/>
    </style:style>
    <style:style style:name="P194" style:family="paragraph" style:parent-style-name="Heading_20_2">
      <style:paragraph-properties fo:text-align="justify" style:justify-single-word="false"/>
    </style:style>
    <style:style style:name="P195" style:family="paragraph" style:parent-style-name="Heading_20_2">
      <loext:graphic-properties draw:fill="solid" draw:fill-color="#eeeeee" draw:opacity="100%"/>
      <style:paragraph-properties fo:background-color="#eeeeee"/>
    </style:style>
    <style:style style:name="P196" style:family="paragraph" style:parent-style-name="Heading_20_3">
      <style:text-properties fo:language="ru" fo:country="RU"/>
    </style:style>
    <style:style style:name="P197" style:family="paragraph" style:parent-style-name="First_20_line_20_indent" style:list-style-name="L6">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a6a25"/>
    </style:style>
    <style:style style:name="T12" style:family="text">
      <style:text-properties fo:language="ru" fo:country="RU" officeooo:rsid="001c5bf4"/>
    </style:style>
    <style:style style:name="T13" style:family="text">
      <style:text-properties fo:language="ru" fo:country="RU" officeooo:rsid="001e33f1"/>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color="#ff3333"/>
    </style:style>
    <style:style style:name="T22" style:family="text">
      <style:text-properties fo:color="#ff3333" fo:language="ru" fo:country="RU"/>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style:font-style-asian="normal" style:font-style-complex="normal"/>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800000" fo:language="en" fo:country="US"/>
    </style:style>
    <style:style style:name="T31"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style:use-window-font-color="true" officeooo:rsid="001a6a25"/>
    </style:style>
    <style:style style:name="T58" style:family="text">
      <style:text-properties style:use-window-font-color="true" officeooo:rsid="003715bb"/>
    </style:style>
    <style:style style:name="T59" style:family="text">
      <style:text-properties style:use-window-font-color="true" officeooo:rsid="0038b505"/>
    </style:style>
    <style:style style:name="T60" style:family="text">
      <style:text-properties style:use-window-font-color="true" officeooo:rsid="003a07a9"/>
    </style:style>
    <style:style style:name="T61" style:family="text">
      <style:text-properties style:use-window-font-color="true" officeooo:rsid="003b0088"/>
    </style:style>
    <style:style style:name="T62" style:family="text">
      <style:text-properties style:use-window-font-color="true" officeooo:rsid="003ba113"/>
    </style:style>
    <style:style style:name="T63" style:family="text">
      <style:text-properties style:use-window-font-color="true" officeooo:rsid="003d554f"/>
    </style:style>
    <style:style style:name="T64" style:family="text">
      <style:text-properties style:use-window-font-color="true" officeooo:rsid="003da52c"/>
    </style:style>
    <style:style style:name="T65" style:family="text">
      <style:text-properties style:use-window-font-color="true" officeooo:rsid="00406f4c"/>
    </style:style>
    <style:style style:name="T66" style:family="text">
      <style:text-properties style:use-window-font-color="true" officeooo:rsid="0040c7be"/>
    </style:style>
    <style:style style:name="T67" style:family="text">
      <style:text-properties style:use-window-font-color="true" officeooo:rsid="0041fd44"/>
    </style:style>
    <style:style style:name="T68" style:family="text">
      <style:text-properties style:use-window-font-color="true" officeooo:rsid="00434615"/>
    </style:style>
    <style:style style:name="T69" style:family="text">
      <style:text-properties style:use-window-font-color="true" officeooo:rsid="0043a494"/>
    </style:style>
    <style:style style:name="T70" style:family="text">
      <style:text-properties style:use-window-font-color="true" officeooo:rsid="0046af4c"/>
    </style:style>
    <style:style style:name="T71" style:family="text">
      <style:text-properties style:use-window-font-color="true" officeooo:rsid="00484d0c"/>
    </style:style>
    <style:style style:name="T72" style:family="text">
      <style:text-properties style:use-window-font-color="true" officeooo:rsid="0048a1c1"/>
    </style:style>
    <style:style style:name="T73" style:family="text">
      <style:text-properties style:use-window-font-color="true" officeooo:rsid="0053575f"/>
    </style:style>
    <style:style style:name="T74" style:family="text">
      <style:text-properties fo:background-color="transparent" loext:char-shading-value="0"/>
    </style:style>
    <style:style style:name="T75" style:family="text">
      <style:text-properties style:text-position="super 58%"/>
    </style:style>
    <style:style style:name="T76" style:family="text">
      <style:text-properties fo:color="#c5000b"/>
    </style:style>
    <style:style style:name="T77" style:family="text">
      <style:text-properties fo:language="fr" fo:country="FR"/>
    </style:style>
    <style:style style:name="T78" style:family="text">
      <style:text-properties fo:color="#0000ff"/>
    </style:style>
    <style:style style:name="T79" style:family="text">
      <style:text-properties fo:color="#0000ff" fo:language="ru" fo:country="RU"/>
    </style:style>
    <style:style style:name="T80" style:family="text">
      <style:text-properties fo:color="#3333ff"/>
    </style:style>
    <style:style style:name="T81" style:family="text">
      <style:text-properties fo:color="#3333ff" fo:language="en" fo:country="US"/>
    </style:style>
    <style:style style:name="T82" style:family="text">
      <style:text-properties fo:font-style="normal"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color="#0066ff"/>
    </style:style>
    <style:style style:name="T85" style:family="text">
      <style:text-properties fo:color="#0066ff" fo:language="en" fo:country="US" fo:font-style="normal" fo:background-color="transparent" loext:char-shading-value="0" style:font-style-asian="normal" style:font-style-complex="normal"/>
    </style:style>
    <style:style style:name="T86" style:family="text">
      <style:text-properties fo:background-color="#ffff00" loext:char-shading-value="0"/>
    </style:style>
    <style:style style:name="T87" style:family="text">
      <style:text-properties fo:color="#00ccff"/>
    </style:style>
    <style:style style:name="T88" style:family="text">
      <style:text-properties fo:font-weight="normal" style:font-weight-asian="normal" style:font-weight-complex="normal"/>
    </style:style>
    <style:style style:name="T89" style:family="text">
      <style:text-properties fo:font-weight="normal" fo:background-color="transparent" loext:char-shading-value="0" style:font-weight-asian="normal" style:font-weight-complex="normal"/>
    </style:style>
    <style:style style:name="T90" style:family="text">
      <style:text-properties fo:color="#0066cc"/>
    </style:style>
    <style:style style:name="T91" style:family="text">
      <style:text-properties fo:color="#0066cc" fo:language="ru" fo:country="RU"/>
    </style:style>
    <style:style style:name="T92" style:family="text">
      <style:text-properties fo:color="#0000cc"/>
    </style:style>
    <style:style style:name="T93" style:family="text">
      <style:text-properties style:text-line-through-style="solid" style:text-line-through-type="single" fo:font-weight="bold" style:font-weight-asian="bold" style:font-weight-complex="bold"/>
    </style:style>
    <style:style style:name="T94" style:family="text">
      <style:text-properties fo:language="uk" fo:country="UA"/>
    </style:style>
    <style:style style:name="T95" style:family="text">
      <style:text-properties fo:language="uk" fo:country="UA" fo:font-style="italic" style:font-style-asian="italic" style:font-style-complex="italic"/>
    </style:style>
    <style:style style:name="T96" style:family="text">
      <style:text-properties fo:language="uk" fo:country="UA" fo:font-weight="bold" style:font-weight-asian="bold" style:font-weight-complex="bold"/>
    </style:style>
    <style:style style:name="T97" style:family="text">
      <style:text-properties fo:color="#ff0000"/>
    </style:style>
    <style:style style:name="T98" style:family="text">
      <style:text-properties style:text-underline-style="none"/>
    </style:style>
    <style:style style:name="T99" style:family="text">
      <style:text-properties style:text-rotation-angle="90" style:text-rotation-scale="line-height"/>
    </style:style>
    <style:style style:name="T100" style:family="text">
      <style:text-properties style:text-rotation-angle="270" style:text-rotation-scale="line-height"/>
    </style:style>
    <style:style style:name="T101" style:family="text">
      <style:text-properties style:text-position="sub 58%" style:font-size-asian="10.5pt"/>
    </style:style>
    <style:style style:name="T102" style:family="text">
      <style:text-properties style:font-name="Symbol" style:font-name-asian="Symbol" style:font-name-complex="Symbol"/>
    </style:style>
    <style:style style:name="T103" style:family="text">
      <style:text-properties style:font-name="Liberation Serif1" style:font-name-asian="Symbol" style:font-name-complex="Symbol"/>
    </style:style>
    <style:style style:name="T104" style:family="text">
      <style:text-properties style:font-name="Courier New CYR"/>
    </style:style>
    <style:style style:name="T105" style:family="text">
      <style:text-properties style:font-name="Courier New CYR" fo:language="en" fo:country="US"/>
    </style:style>
    <style:style style:name="T106" style:family="text">
      <style:text-properties fo:color="#6666ff"/>
    </style:style>
    <style:style style:name="T107" style:family="text">
      <style:text-properties fo:color="#3399ff"/>
    </style:style>
    <style:style style:name="T108" style:family="text">
      <style:text-properties officeooo:rsid="001a41ca"/>
    </style:style>
    <style:style style:name="T109" style:family="text">
      <style:text-properties officeooo:rsid="001a6a25"/>
    </style:style>
    <style:style style:name="T110" style:family="text">
      <style:text-properties officeooo:rsid="001c5bf4"/>
    </style:style>
    <style:style style:name="T111" style:family="text">
      <style:text-properties officeooo:rsid="001f35e3"/>
    </style:style>
    <style:style style:name="T112" style:family="text">
      <style:text-properties officeooo:rsid="0021c961"/>
    </style:style>
    <style:style style:name="T113" style:family="text">
      <style:text-properties officeooo:rsid="0023f2f1"/>
    </style:style>
    <style:style style:name="T114" style:family="text">
      <style:text-properties officeooo:rsid="00256848"/>
    </style:style>
    <style:style style:name="T115" style:family="text">
      <style:text-properties officeooo:rsid="0026c1a2"/>
    </style:style>
    <style:style style:name="T116" style:family="text">
      <style:text-properties officeooo:rsid="002d86b3"/>
    </style:style>
    <style:style style:name="T117" style:family="text">
      <style:text-properties officeooo:rsid="002f439f"/>
    </style:style>
    <style:style style:name="T118" style:family="text">
      <style:text-properties officeooo:rsid="0030f9ed"/>
    </style:style>
    <style:style style:name="T119" style:family="text">
      <style:text-properties officeooo:rsid="00321dba"/>
    </style:style>
    <style:style style:name="T120" style:family="text">
      <style:text-properties officeooo:rsid="003b0088"/>
    </style:style>
    <style:style style:name="T121" style:family="text">
      <style:text-properties officeooo:rsid="0046f377"/>
    </style:style>
    <style:style style:name="T122" style:family="text">
      <style:text-properties officeooo:rsid="0049f518"/>
    </style:style>
    <style:style style:name="T123" style:family="text">
      <style:text-properties officeooo:rsid="004e1518"/>
    </style:style>
    <style:style style:name="T124" style:family="text">
      <style:text-properties officeooo:rsid="004fe3d8"/>
    </style:style>
    <style:style style:name="T125" style:family="text">
      <style:text-properties officeooo:rsid="00518709"/>
    </style:style>
    <style:style style:name="T126" style:family="text">
      <style:text-properties officeooo:rsid="00584de7"/>
    </style:style>
    <style:style style:name="T127" style:family="text">
      <style:text-properties officeooo:rsid="0058a560"/>
    </style:style>
    <style:style style:name="T128" style:family="text">
      <style:text-properties officeooo:rsid="0058eb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0" text:outline-level="1">Последний фанфик</text:h>
      <text:p text:style-name="P1"><text:span text:style-name="T1">&lt;</text:span><text:span text:style-name="T7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50">&lt;</text:span><text:span text:style-name="T54">Э</text:span><text:span text:style-name="T31">пизод в Кантерлоте, где Луна составляет невысокое мнение об умственных способностях Макса</text:span><text:span text:style-name="T50">&gt;</text:span></text:p>
      <text:p text:style-name="P50">&lt;<text:span text:style-name="T27">Глава про то, как Селестия пытается определить, чего хочет Макс </text:span>&lt;<text:span text:style-name="T1">и </text:span><text:span text:style-name="T27">ест ванильное мороженное</text:span>&gt;<text:span text:style-name="T27">. В конце-концов, она понимает, что Макс хочет секса и дружбы (на самом деле - любви). Эпизод с Агамемноном-бескланником:</text:span></text:p>
      <text:p text:style-name="P4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6">&gt;</text:span></text:p>
      <text:p text:style-name="P50">&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4">&lt;<text:span text:style-name="T27">Селестия лечит Макса в Кантерлоте от болячек и наркозависимости по-настоящему </text:span><text:span text:style-name="T26">(</text:span><text:span text:style-name="T27">перебирает на себя его болячки</text:span><text:span text:style-name="T26">)</text:span><text:span text:style-name="T27">.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4">&lt;<text:span text:style-name="T1">Сел показывает и даёт прочувствовать Максу корректировку орбиты Эквуса («подъём» Солнца)</text:span>&gt;</text:p>
      <text:p text:style-name="P54">&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54">&lt;Сел пытается научить Макса телепортации, и он телепортирует Агамемнона в пещеру под Кантерлотом&gt;</text:p>
      <text:p text:style-name="P67"><text:span text:style-name="T14">&lt;Луна - </text:span><text:span text:style-name="T26">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4">&gt;</text:span></text:p>
      <text:p text:style-name="P67">&lt;Добавить эпизод подбора снаряги перед опасным заданием&gt;</text:p>
      <text:p text:style-name="P92">Таймлайн <text:span text:style-name="T14">(</text:span>события через 10 лет после Обмена): </text:p>
      <text:p text:style-name="P92">Год 2143 ПВ <text:span text:style-name="T14">(AU -?)</text:span></text:p>
      <text:p text:style-name="P92">22-е мая — вызов Макса в Эквестрию. Гибель Кимеринна</text:p>
      <text:p text:style-name="P92">25-е мая — встреча с Норфом</text:p>
      <text:p text:style-name="P92">27-е мая — первая встреча с Селестией после бегства из замка Сестёр. Сцена с докторами</text:p>
      <text:p text:style-name="P92">29-е мая — встреча с Индиго. Прогулка с Селестией по парку. Муравьи под накрупником</text:p>
      <text:p text:style-name="P92">30-е мая — исчезновение Селестии на неделю</text:p>
      <text:p text:style-name="P92">6-е июня — встреча с Селестией после разлуки. Прогулка по парку. Вид со стены. Землетрясение</text:p>
      <text:p text:style-name="P92"><text:span text:style-name="T14">&lt;</text:span>7<text:span text:style-name="T14">-</text:span>е июня — секс с Селестией. Раздор</text:p>
      <text:p text:style-name="P92">&lt;15-е июня — исчезновение Норфа. Прощание с Селестией.</text:p>
      <text:p text:style-name="P92">17-е июня — отбытие из Кантерлота</text:p>
      <text:p text:style-name="P93"><text:span text:style-name="T1">18</text:span>-<text:span text:style-name="T1">июня — Прибытие в Понивилль. Прочтение дневника эксперимента с заклинанием Индрэ</text:span></text:p>
      <text:p text:style-name="P92"><text:span text:style-name="T14">&lt;</text:span>25-е июня — попойка с Пинки. Бочколёт метконосцев</text:p>
      <text:p text:style-name="P92">27-е июня — получение письма от Селестии. Отказ выдать магический усилитель</text:p>
      <text:p text:style-name="P92"><text:span text:style-name="T14">&lt;</text:span>28-е июня<text:span text:style-name="T14"> </text:span>- попытка отослать письмо Селестии через Спайка</text:p>
      <text:p text:style-name="P92">30-е июня — выезд из Понивилля</text:p>
      <text:p text:style-name="P92"><text:soft-page-break/>1-е июля — Прибытие в Фетлок. Захват резонаторных рубинов в павильоне Псинтела</text:p>
      <text:p text:style-name="P92">2-е июля — выезд из Фетлока Макса с Дэш в фургоне</text:p>
      <text:p text:style-name="P92">&lt;4-е июля - Дэш стучит лбом в дерево. Обнимашки</text:p>
      <text:p text:style-name="P92">8-е июля — прибытие в Груммингтон</text:p>
      <text:p text:style-name="P92">9-е июля –<text:span text:style-name="T14"> </text:span>Провал Груммингтона. Отбытие с Груммингтона</text:p>
      <text:p text:style-name="P92"><text:span text:style-name="T14">&lt;</text:span>12-е июля — Прибытие в Филлидельфию. Отбытие. Падение Макса с самоката</text:p>
      <text:p text:style-name="P92">14-е июля — переправа через седловое озеро. Прибытие Макса с Дэш в Понивилль</text:p>
      <text:p text:style-name="P92">15-е июля — эксперимент с усиленным заклинанием Индрэ. Поединок Луны с Твайлайт в Понивилле</text:p>
      <text:p text:style-name="P92">17-е июля — прибытие в Кантерлот Луны, Макса и шестёрки</text:p>
      <text:p text:style-name="P92"><text:span text:style-name="T14">[</text:span>21-е июля<text:span text:style-name="T14">]</text:span> — Гранд Галопин Гала</text:p>
      <text:p text:style-name="P93">[26-<text:span text:style-name="T1">е июля</text:span>]<text:span text:style-name="T1"> — совещание в зале стратегического планирования. Выдача паспорта Максу</text:span></text:p>
      <text:p text:style-name="P93"/>
      <text:h text:style-name="Heading_20_2" text:outline-level="2">Прочитанные фанфики</text:h>
      <text:h text:style-name="Heading_20_3" text:outline-level="3">Эпичные</text:h>
      <text:p text:style-name="P129">Обмен ( <text:a xlink:type="simple" xlink:href="https://darkpony.ru/obmen/" text:style-name="Internet_20_link" text:visited-style-name="Visited_20_Internet_20_Link">https://darkpony.ru/obmen/</text:a> )</text:p>
      <text:p text:style-name="P132">I Dream Of Luna</text:p>
      <text:p text:style-name="P129">Розовые глазки</text:p>
      <text:p text:style-name="P13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7"/>
      <text:h text:style-name="Heading_20_2" text:outline-level="2">Идеи</text:h>
      <text:list xml:id="list82975946794031425" text:style-name="L1">
        <text:list-item>
          <text:p text:style-name="P165">добавить детектив <text:span text:style-name="T1">(реализовано)</text:span>+ магические уроки/трактаты Старсвирла (реализовано)</text:p>
        </text:list-item>
        <text:list-item>
          <text:p text:style-name="P166">Терра несколько раз пытается убить Макса (один раз — в аквапарке). Несколько раз Макса спасает Селестия (даёт приказы Нексусу)</text:p>
        </text:list-item>
        <text:list-item>
          <text:p text:style-name="P166">Книги:</text:p>
        </text:list-item>
      </text:list>
      <text:list xml:id="list7654773474928512597" text:style-name="L2">
        <text:list-item>
          <text:p text:style-name="P167">«Великие грифоны прошлого» - из канона (5<text:span text:style-name="T14">s8e)</text:span></text:p>
        </text:list-item>
        <text:list-item>
          <text:p text:style-name="P167">«Высшие заклинания в повседневном использовании: от песчинки до дворца»</text:p>
        </text:list-item>
        <text:list-item>
          <text:p text:style-name="P168">«Малоизвестные аспекты магии трансформаций»</text:p>
        </text:list-item>
        <text:list-item>
          <text:p text:style-name="P16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7">Дасти Вейфарер «Зебрианская культура, быт и фольклор»</text:p>
        </text:list-item>
        <text:list-item>
          <text:p text:style-name="P167">«Краткая история Эквестрии»</text:p>
        </text:list-item>
        <text:list-item>
          <text:p text:style-name="P167">«Шедевры архитектуры Эквестрии» с разделом о Кантерлотском Королевском Дворце</text:p>
        </text:list-item>
        <text:list-item>
          <text:p text:style-name="P167">«Великие дела и великие чары». Страница 893: …</text:p>
        </text:list-item>
        <text:list-item>
          <text:p text:style-name="P167">«<text:span text:style-name="T86">Природа Проклятий</text:span>» - обмен</text:p>
        </text:list-item>
        <text:list-item>
          <text:p text:style-name="P167"><text:span text:style-name="T86">«Магия для Чайников»</text:span> - обмен</text:p>
        </text:list-item>
        <text:list-item>
          <text:p text:style-name="P167"><text:span text:style-name="T86">«Энциклопедия Арканум»</text:span> - обмен</text:p>
        </text:list-item>
        <text:list-item>
          <text:p text:style-name="P167">«О Гейсах» - обмен</text:p>
        </text:list-item>
        <text:list-item>
          <text:p text:style-name="P167"><text:soft-page-break/>«<text:span text:style-name="T86">Тайны Тайных Наук</text:span>» - обмен</text:p>
        </text:list-item>
        <text:list-item>
          <text:p text:style-name="P168">«Основы Заклятий» - обмен</text:p>
        </text:list-item>
        <text:list-item>
          <text:p text:style-name="P167">«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13538183265964677" text:style-name="L3">
        <text:list-item>
          <text:p text:style-name="P16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0">Селестия — переменчивая пони. В одно время не строгая, а в другое может быть такой, что страшно становится</text:p>
        </text:list-item>
        <text:list-item>
          <text:p text:style-name="P169">У Селестии были такие элементы гармонии: Магия, Доброта, Смех. У Луны — Верность, Честность, Щедрость. (ксенофазия)</text:p>
        </text:list-item>
        <text:list-item>
          <text:p text:style-name="P16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9">Около 820-ти лет назад будущий маг Лайтнинг Стар поступил на обучение к наставнику Тииспоту</text:p>
        </text:list-item>
        <text:list-item>
          <text:p text:style-name="P16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9">У Селестии грива и хвост развеваются и переливаются от магического шампуня</text:p>
        </text:list-item>
        <text:list-item>
          <text:p text:style-name="P169">Тело Селестии очень крепкое — может выдержать несколько тонн земли</text:p>
        </text:list-item>
        <text:list-item>
          <text:p text:style-name="P169">Дискорд намного старше принцесс, его магия сильнее ихней на голову</text:p>
        </text:list-item>
        <text:list-item>
          <text:p text:style-name="P169">Луна младше Селестии на 3 года. Сёстрам около 5000 лет. <text:span text:style-name="T86">По другим данным, Селестии около 2500 лет (Обмен).</text:span></text:p>
        </text:list-item>
        <text:list-item>
          <text:p text:style-name="P169">Принцессы начали войну с Дискордом в возрасте, когда им было около 700 лет — и продолжалась война почти сто лет</text:p>
        </text:list-item>
        <text:list-item>
          <text:p text:style-name="P169">Самый главный враг сестёр и Дискорда — скука</text:p>
        </text:list-item>
        <text:list-item>
          <text:p text:style-name="P169">В Эквестрии на одного жеребца приходится четыре - пять кобыл</text:p>
        </text:list-item>
        <text:list-item>
          <text:p text:style-name="P16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9">Селестия в первые полторы тысячи лет путешествовала — и заварила несколько войн (две — с Эквестрией, в одной была против Луны)</text:p>
        </text:list-item>
        <text:list-item>
          <text:p text:style-name="P169">Настоящий цвет гривы Селестии — клубнично-розовая. Радужный цвет гривы и хвоста поддерживается магией</text:p>
        </text:list-item>
        <text:list-item>
          <text:p text:style-name="P169"><text:soft-page-break/>Кроме Дискорда, старше сестёр ещё старейшина драконов</text:p>
        </text:list-item>
        <text:list-item>
          <text:p text:style-name="P169">Кэйденс не прожила и 60-ти лет и является низкорожденной</text:p>
        </text:list-item>
        <text:list-item>
          <text:p text:style-name="P16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9">Народ тихо фигел от нововведений и с ещё большим ожесточением продолжал делать по-своему</text:p>
        </text:list-item>
        <text:list-item>
          <text:p text:style-name="P16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9">Когда пони женятся, они обмениваются ножными браслетами</text:p>
        </text:list-item>
        <text:list-item>
          <text:p text:style-name="P169">Светилами, кроме сестёр, могут управлять единороги (группы), Дискорд, Твайлайт и Старсвирл</text:p>
        </text:list-item>
        <text:list-item>
          <text:p text:style-name="P169">Королева Кризалис — правительница Зелёной Долины</text:p>
        </text:list-item>
        <text:list-item>
          <text:p text:style-name="P169">Мать Луны и Селестии — аликорн Лорен. Мать Дискорда — Алиса (пони-человек)</text:p>
        </text:list-item>
        <text:list-item>
          <text:p text:style-name="P16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7">Искусственный интеллект. Создан Владом и Максом. Разработан для управления корпорациями.</text:p>
      <text:h text:style-name="Heading_20_3" text:outline-level="3">Норф</text:h>
      <text:p text:style-name="P12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4">2500</text:span>. Страдает о скуки.</text:p>
      <text:h text:style-name="Heading_20_3" text:outline-level="3">Луна</text:h>
      <text:p text:style-name="P12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7">Единорог. Холост, молод, мечтателен. Живёт в Кантерлоте. В свободное время рисует облака.</text:p>
      <text:h text:style-name="Heading_20_3" text:outline-level="3">Алекс</text:h>
      <text:p text:style-name="P137">Менеджер проектов, над одним из которых (Нексус) работает Макс.</text:p>
      <text:h text:style-name="Heading_20_3" text:outline-level="3"><text:soft-page-break/>Ростик</text:h>
      <text:p text:style-name="P137">Лидер команды тестировщиков</text:p>
      <text:h text:style-name="Heading_20_3" text:outline-level="3">Стас</text:h>
      <text:p text:style-name="P137">Программист-новичок в команде Макса.</text:p>
      <text:h text:style-name="Heading_20_3" text:outline-level="3">Рома</text:h>
      <text:p text:style-name="P137">Программист в команде UI-программистов</text:p>
      <text:h text:style-name="Heading_20_3" text:outline-level="3">Анджела</text:h>
      <text:p text:style-name="P137">Сисадмин. Флиртует с Максом.</text:p>
      <text:p text:style-name="P137"/>
      <text:h text:style-name="Heading_20_2" text:outline-level="2">Положения</text:h>
      <text:p text:style-name="P13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3">В <text:span text:style-name="T1">конце</text:span> каждой главы <text:span text:style-name="T1">(чтобы не спойлерить)</text:span> - рисунок мозаики, отображающий суть главы.</text:p>
      <text:p text:style-name="P33"/>
      <text:h text:style-name="P191" text:outline-level="2">1. Терра</text:h>
      <text:p text:style-name="P34">музыка - кондовая электронная, холодная и отчаянная (Electronics “Disappointed”)</text:p>
      <text:p text:style-name="P35">или из Донни Дарко</text:p>
      <text:p text:style-name="P36">&lt;Mission Impossible theme ?&gt;</text:p>
      <text:p text:style-name="P36">&lt;Pink Floyd “Another Brick In The Wall”&gt;</text:p>
      <text:p text:style-name="P13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75"><text:note text:id="ftn1" text:note-class="footnote"><text:note-citation>1</text:note-citation><text:note-body><text:p text:style-name="P15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4">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30"><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6">В уголке <text:span text:style-name="T14">RnD-</text:span><text:span text:style-name="T1">зоны</text:span><text:span text:style-name="T1"><text:note text:id="ftn3" text:note-class="footnote"><text:note-citation>3</text:note-citation><text:note-body><text:p text:style-name="P15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4">UI</text:span>-программистов.</text:p>
      <text:p text:style-name="P46">Я повесил куртку на спинку кресла и включил комп.</text:p>
      <text:p text:style-name="P4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6">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23"/>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6"/>
      <text:p text:style-name="P46"><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6">Введём-ка парочку <text:span text:style-name="T1">общих</text:span> вопросов <text:span text:style-name="T1">для разминки</text:span>.</text:p>
      <text:p text:style-name="P46"/>
      <text:p text:style-name="P89"><text:span text:style-name="T14">– Нэш, к</text:span>ак называется наш проект?</text:p>
      <text:p text:style-name="P87"><text:span text:style-name="T8">– </text:span><text:span text:style-name="T88">Дайсон.</text:span></text:p>
      <text:p text:style-name="P87"><text:span text:style-name="T8">– </text:span><text:span text:style-name="T88">Сколько тебе лет?</text:span></text:p>
      <text:p text:style-name="P87"><text:span text:style-name="T8">– </text:span><text:span text:style-name="T88">Два года с начала запуска кластера.</text:span></text:p>
      <text:p text:style-name="P87"><text:span text:style-name="T8">– </text:span><text:span text:style-name="T88">Какой сейчас год?</text:span></text:p>
      <text:p text:style-name="P87"><text:span text:style-name="T8">– </text:span><text:span text:style-name="T88">202</text:span><text:span text:style-name="T8">1</text:span><text:span text:style-name="T88">-й.</text:span></text:p>
      <text:p text:style-name="P32"/>
      <text:p text:style-name="P46">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5"/>
      <text:p text:style-name="P89"><text:span text:style-name="T1">– </text:span>Н<text:span text:style-name="T1">эш тестовая задача номер шестнадцать</text:span>. <text:span text:style-name="T1">Выполни при дефолтных настройках.</text:span></text:p>
      <text:p text:style-name="P89"><text:span text:style-name="T37">–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6"><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23"/>
      <text:p text:style-name="P46"><text:span text:style-name="T5">–</text:span><text:span text:style-name="T6"> </text:span><text:span text:style-name="T5">Нэш</text:span><text:span text:style-name="T83">, </text:span><text:span text:style-name="T5">в некоем городе живёт брадобрей, который бреет всех людей, которые не бреются сами. Вопрос: кто бреет брадобрея</text:span><text:span text:style-name="T83">?</text:span></text:p>
      <text:p text:style-name="P46"/>
      <text:p text:style-name="P46">Вместо ответа Нексус выплюнул на консоль длинную строку букв и служебных символов, среди которых бросилась в глаза строка “<text:span text:style-name="T34">incompartible interface Analytics v.0.93 beta</text:span>”</text:p>
      <text:p text:style-name="P46">Ага, уже теплее.</text:p>
      <text:p text:style-name="P46"/>
      <text:p text:style-name="P87"><text:span text:style-name="T8">– Нэш</text:span><text:span text:style-name="T88">, выдай диагностику модуля </text:span><text:span text:style-name="T8">аналитики.</text:span></text:p>
      <text:p text:style-name="P46"/>
      <text:p text:style-name="P46">Йо! Видеокамеры молча наблюдают за поднятым вверх <text:span text:style-name="T1">большим пальцем</text:span>.</text:p>
      <text:p text:style-name="P46"><text:soft-page-break/>Всё <text:span text:style-name="T1">ясно</text:span>. Версия аналитического модуля устарела и стала несовместимой с последним релизом кибермозга.</text:p>
      <text:p text:style-name="P46">Набираю номер прожект-мэнеджера.</text:p>
      <text:p text:style-name="P46"/>
      <text:p text:style-name="P46"><text:span text:style-name="T14">–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6"><text:span text:style-name="T14">– </text:span>Окей. Спасибо, <text:span text:style-name="T1">Анон</text:span>. <text:span text:style-name="T1">Выручил.</text:span></text:p>
      <text:p text:style-name="P4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6"><text:span text:style-name="T1">– </text:span>Ааа, понятно. Ладно, у меня всё. <text:span text:style-name="T1">Отбой</text:span>!</text:p>
      <text:p text:style-name="P47"><text:span text:style-name="T1">– Отбой</text:span>. <text:span text:style-name="T1">Ещё раз спасибо, что помог. Жаль, что ты ушёл</text:span><text:span text:style-name="T14">.</text:span></text:p>
      <text:p text:style-name="P59"/>
      <text:p text:style-name="P109">Бип-бип-бип.</text:p>
      <text:p text:style-name="P46"><text:span text:style-name="T1">У</text:span>ходя попрощался с охранником, <text:span text:style-name="T1">увлечённо исследующим тему садо-мазо</text:span>.</text:p>
      <text:p text:style-name="P46">Всё, свободен. Хотя <text:s/><text:span text:style-name="T1">воскресенье</text:span> уже испорчен<text:span text:style-name="T1">о</text:span>.</text:p>
      <text:p text:style-name="P46"/>
      <text:p text:style-name="P139">***</text:p>
      <text:p text:style-name="P139"/>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3">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text:span text:style-name="T109">(ха-ха!)</text:span>? Или убить два-три часа, зависая <text:span text:style-name="T1">в интернете</text:span>? <text:span text:style-name="T1">Один хрен, завтра делать нечего.</text:span></text:p>
      <text:p text:style-name="P3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text:span><text:span text:style-name="T11">диван</text:span><text:span text:style-name="T1">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9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4">&lt;</text:span><text:span text:style-name="T91">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0"><text:span text:style-name="T1">Блядь</text:span>, что за мысли пошли!</text:p>
      <text:p text:style-name="P1">Я вспомнил <text:span text:style-name="T22">Влада&lt;Юджина&gt;</text:span><text:span text:style-name="T1">,</text:span> <text:span text:style-name="T1">месяц</text:span> назад прыгнувшего с крыши <text:span text:style-name="T1">своей</text:span> <text:span text:style-name="T1">высотки</text:span>.</text:p>
      <text:p text:style-name="P30">Нет, это не для меня. Я сюда пришёл подышать воздухом. И только.</text:p>
      <text:p text:style-name="P1">Влад тогда совершил глупость, большую глупость. Я ему давно го<text:span text:style-name="T74">ворил </text:span><text:span text:style-name="T2">—</text:span><text:span text:style-name="T7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74">А у нас получается... </text:span><text:span text:style-name="T2">–</text:span><text:span text:style-name="T7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3">AI <text:span text:style-name="T2">– </text:span><text:span text:style-name="T7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3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3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90">Музыка быстрая, тревожная, надорваная и печальная (Pet Shop Boys “So Hard” ?)</text:p>
      <text:p text:style-name="P37"/>
      <text:p text:style-name="P99"><text:span text:style-name="T14">&lt;</text:span><text:span text:style-name="T1">Описание полёта через Эогипп. Удивлённый взгляд Анакорна</text:span><text:span text:style-name="T14">&gt;</text:span></text:p>
      <text:p text:style-name="P4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6">Единорог поднял голову.</text:p>
      <text:p text:style-name="P46"><text:span text:style-name="T14">–</text:span> Она очнулась.</text:p>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7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74">, </text:span><text:span text:style-name="T2">а от валиума таких глюков у меня ни разу не было</text:span><text:span text:style-name="T7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27">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6">п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8"><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7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6">верх</text:span>…</text:p>
      <text:p text:style-name="P5">– Сестра, ты идёшь? – заглянула в зал Луна.</text:p>
      <text:p text:style-name="P5">Тут м<text:span text:style-name="T14">еня, </text:span>наконец,<text:span text:style-name="T14"> стошнило. Буквально вывернуло наизнанку: из носа текло, в глазах стояли слёзы. </text:span></text:p>
      <text:p text:style-name="P5">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77">Jack of Hearts</text:span><text:span text:style-name="T77"><text:note text:id="ftn7" text:note-class="footnote"><text:note-citation>7</text:note-citation><text:note-body><text:p text:style-name="Footnote"><text:bookmark text:name="result_box1"/><text:span text:style-name="T77">Jack of Hearts</text:span> <text:span text:style-name="T1">– Червовый валет (фр.)</text:span></text:p></text:note-body></text:note></text:span><text:span text:style-name="T77"> , </text:span><text:span text:style-name="T1">Сахарная Ватка</text:span><text:span text:style-name="T7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22">Я смутился и потянулся за платком.</text:p>
      <text:p text:style-name="P22">– Я это… Извиняюсь. Сейчас вытру.</text:p>
      <text:p text:style-name="P5"><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22">–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2">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lt;<text:span text:style-name="T26">Добавить эпизодов сражения Сел с пландерсидами. Этот эпизод — последний, после которого она потеряла сознание</text:span>&gt;</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4">Спи, сестра моя родная,<text:line-break/>Спи. Усни.<text:line-break/>Крыльями тебя укрою,<text:line-break/>Спи. Усни.</text:p><text:p text:style-name="P154"><text:tab/>В чаще тёмной волки воют,<text:line-break/>Спи. Усни.</text:p><text:p text:style-name="P154"><text:tab/>В мрачном замке духи ноют,<text:line-break/>Спи. Усни.</text:p><text:p text:style-name="P154"><text:tab/>Сказки вечность нам читает,<text:line-break/>Спи. Усни.<text:line-break/>День осенний угасает,<text:line-break/>Спи. Усни.<text:line-break/>Помни только в сне глубоком,</text:p><text:p text:style-name="P15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22">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6">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5"><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4">–</text:span> <text:span text:style-name="T26">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4">–</text:span> ТЫ!!! ТЫ!..</text:p>
      <text:p text:style-name="P5"><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text:span text:style-name="T26">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8"/>
      <text:h text:style-name="Heading_20_2" text:outline-level="2"><text:soft-page-break/><text:span text:style-name="T14">3. </text:span>Кантерлот</text:h>
      <text:p text:style-name="P91">Музыка медленная, фэнтезийная, средневековая, изысканая, дворцовая (стиль Dire Straits “Coyote”)</text:p>
      <text:p text:style-name="P91">&lt;Эркеры и ризалиты&gt;</text:p>
      <text:p text:style-name="P30">Глава IV. Пределы магии</text:p>
      <text:p text:style-name="P27"/>
      <text:p text:style-name="P30">Вашему покорному слуге известны четыре предела магии: </text:p>
      <text:list xml:id="list8986038572427289419" text:style-name="L4">
        <text:list-item>
          <text:p text:style-name="P17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52"><text:s/>Сколько страниц сегодня нахреначили?</text:p><text:p text:style-name="P153">– <text:span text:style-name="T1">Восемь, учитель!</text:span></text:p><text:p text:style-name="P153">– Отлично. Надиктую ещё две и сбегаешь за кофе.</text:p></text:note-body></text:note></text:span></text:p>
        </text:list-item>
      </text:list>
      <text:p text:style-name="P7"/>
      <text:p text:style-name="P13">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8"><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8">Дискорд исчез. Последний раз драконикуса видели, когда он на своей <text:span text:style-name="T1">золотой барже</text:span> удалялся в сторону Жеребячьих<text:span text:style-name="T26"> </text:span>гор.</text:p>
      <text:p text:style-name="P8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8">Я потянулся. Хватит на сегодня чтения. Настало время ежедневной прогулки по городу. Тем более, что у меня есть деньги.</text:p>
      <text:p text:style-name="P8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8">Так что даже на ремонт одежды и покупку необходимых в повседневной жизни мелочей у меня финансов не было. До недавнего времени. </text:p>
      <text:p text:style-name="P8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4">–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8"><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88"><text:span text:style-name="T14">Как раз на спуске в нижний </text:span><text:span text:style-name="T1">город, на мосту</text:span><text:span text:style-name="T14">, 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24">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24">–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4">– Макс. – <text:s/>отрекомендовался я. – <text:s/>Человек.</text:p>
      <text:p text:style-name="P24">–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4"><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4">– К сожалению, не слышал. Я тут недавно.</text:p>
      <text:p text:style-name="P24">–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4">– Я вижу вас. – честно признался я.</text:p>
      <text:p text:style-name="P24">–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4">– Вы говорили, что королевские кареты делали три мастерских…</text:p>
      <text:p text:style-name="P24">–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4">Норф строго посмотрел на меня поверх очков.</text:p>
      <text:p text:style-name="P24">–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4">Единорог с силой крутанул колесо. Оно беззвучно завертелось, превратившись в серый размытый диск.</text:p>
      <text:p text:style-name="P24">–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4">Норф пошёл к сараю, стоявшему у задней стены дворика. На полпути он обернулся.</text:p>
      <text:p text:style-name="P24">– Не могли бы вы помочь мне вон с тем домкратом? А то склероз замучал, а бегать туда-сюда уже малость трудновато.</text:p>
      <text:p text:style-name="P24">Распахнув ветхие ворота сарайчика, он картинно вскинул копыто.</text:p>
      <text:p text:style-name="P24">– “Королева Лорен ”! Встречайте!</text:p>
      <text:p text:style-name="P24">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4">–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4">Старик клюнул носом и встрепенулся. Потом он огляделся и заговорщицки подмигнул мне.</text:p>
      <text:p text:style-name="P24"><text:soft-page-break/>–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24">Норф любовно погладил обтекатель кареты и стал подымать её на домкрате.</text:p>
      <text:p text:style-name="P24">–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4">Норф снял заднее колесо и покатил его под навес. Я закрыл охромевшую “Королеву Лорен” в гараже и последовал за ним.</text:p>
      <text:p text:style-name="P24">– А вы, как я вижу, королевский гость? – Норф кивнул на ворот рубашки с закрепённой клипсой-пропуском. – Могу я вас попросить об одном одолжении?</text:p>
      <text:p text:style-name="P24">– Да пожалуйста!</text:p>
      <text:p text:style-name="P24">– Подождите минутку, я сейчас.</text:p>
      <text:p text:style-name="P24">Норф закончил монтаж колеса и скрылся в небольшом домике в глубине двора.</text:p>
      <text:p text:style-name="P24">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97">935 – 992 A.C.</text:span> ”. Под надписью было стилизованное изображение распростёршего крылья пегаса, тянущего колесницу.</text:p>
      <text:p text:style-name="P24">Я торопливо отошёл к воротам. Норф как раз вышел из дома с маленькой деревянной коробочкой красного цвета.</text:p>
      <text:p text:style-name="P24">–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4">– Не забуду. – пообещал я.</text:p>
      <text:p text:style-name="P24"/>
      <text:h text:style-name="Heading_20_2" text:outline-level="2"><text:span text:style-name="T14">4. </text:span>Библиотека</text:h>
      <text:p text:style-name="P25">&lt;<text:span text:style-name="T78">Mike Oldfield – Tres Lunas ”To Be Free” (Radio Edit)</text:span>&gt;</text:p>
      <text:p text:style-name="P30">Глава VI. Основы</text:p>
      <text:p text:style-name="P30"/>
      <text:p text:style-name="P3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3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0"><text:soft-page-break/>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1"/>
      <text:p text:style-name="P48">На трактат упала тень.</text:p>
      <text:p text:style-name="P49">– Эй, нельзя ли не заслонять …</text:p>
      <text:p text:style-name="P49">Я поперхнулся словом, упёршись носом в покрытую белой шерстью грудь. Селестия оступила, извиняясь.</text:p>
      <text:p text:style-name="P49">– Извини за беспокойство. Просто стало интересно, что ты так увлечённо читаешь? Стража докладывала, что ты днюешь и ночуешь в библиотеке.</text:p>
      <text:p text:style-name="P48"><text:span text:style-name="T14">За прошедшие дни я уже привык и к магии, и к разумным эквиноподобным и даже </text:span><text:span text:style-name="T1">ко сну вдоволь</text:span><text:span text:style-name="T14">.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9">– Эээ…</text:p>
      <text:p text:style-name="P4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9">Она потянулась за спину, сжала зубами зажим, и, после негромкого щелчка, экзоскелет “разошёлся” в стороны.</text:p>
      <text:p text:style-name="P49">– Вот, так лучше. – улыбнулась она, вышагивая из него. – Доктор Плантаго Майор был уверен, что я не дотянусь до замка.</text:p>
      <text:p text:style-name="P79">Экзоскелет, лишившись хозяйки, переключил цвет лампочки с зелёного на оранжевый.</text:p>
      <text:p text:style-name="P49">– Насколько я знаю, тебе было прописано два месяца постельного режима. Сейчас и недели не прошло...</text:p>
      <text:p text:style-name="P49">– Не волнуйся, аликорны куда крепче единорогов, по стандартам которых меня лечат.</text:p>
      <text:p text:style-name="P4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8">Она, почувствовав мой взгляд, подняла нос <text:span text:style-name="T1">из</text:span> книги и <text:s/>посмотрела на меня, насторожив уши.</text:p>
      <text:p text:style-name="P48"><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0">– А по-моему, ты не…</text:p>
      <text:p text:style-name="P48"><text:span text:style-name="T15">– Так, я попрошу! – перебила меня венценосная кобыла. – Давай, ты не будешь лезть в мои дела, а я не буду</text:span><text:span text:style-name="T4">… эээ… ммм…</text:span></text:p>
      <text:p text:style-name="P50">– Не будешь что?</text:p>
      <text:p text:style-name="P60"><text:soft-page-break/>Селестия нахмурилась и угрожающе подняла крылья.</text:p>
      <text:p text:style-name="P60"><text:span text:style-name="T14">– </text:span>Не забывай, человек, я — могущественный маг и правитель Эквестрии. Ко мне нужно относиться с должным уважением!</text:p>
      <text:p text:style-name="P60"><text:span text:style-name="T14">– </text:span>А то что? Превратишь в жабу? Сошлёшь на Луну? Убьёшь нахер?</text:p>
      <text:p text:style-name="P60">Аликорница сникла. Уши её опустились.</text:p>
      <text:p text:style-name="P60"><text:span text:style-name="T14">– </text:span>Макс, не надо... Ты же знаешь, я этого не сделаю.</text:p>
      <text:p text:style-name="P60"><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50">– О, небо! Я забыла распорядиться насчёт тебя! Какая же я тупая! Макс, извини, пожалуйста!</text:p>
      <text:p text:style-name="P60"><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60"><text:span text:style-name="T14">Аликорница уселась н</text:span>а пол <text:span text:style-name="T14">и прижала копыто к груди.</text:span></text:p>
      <text:p text:style-name="P50">– Да будет так! Сим заявляю, что отныне и впредь буду общаться с тобой на равных, человек Макс. Слово Селестии <text:span text:style-name="T1">Эквестрийской</text:span>!</text:p>
      <text:p text:style-name="P60">Закончив фразу, аликорница вскинула копыто вперёд и вверх. Я чуть не подавился нервным смешком, настолько это напоминало зигу<text:tab/>.</text:p>
      <text:p text:style-name="P60"><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60"><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0"><text:span text:style-name="T14">– </text:span>Вот, читай отсюда. <text:span text:style-name="T14">– а</text:span>ликорница подчеркнула абзац копытом.</text:p>
      <text:p text:style-name="P60"/>
      <text:p text:style-name="P62">***</text:p>
      <text:p text:style-name="P62"/>
      <text:p text:style-name="P7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3">Но величайшая справедливость юниверсума заключается в том, что не существует безвыходных положений. Всегда есть надежда.</text:p>
      <text:p text:style-name="P7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lt;<text:span text:style-name="T26">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50">– Теперь ты понимаешь, почему мы не ожидали увидеть тебя? Мы, вообще-то, вызывали сверхаликорна…</text:p>
      <text:p text:style-name="P50">Я повернулся к Селестии.</text:p>
      <text:p text:style-name="P5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0">Аликорница отвернулась.</text:p>
      <text:p text:style-name="P50">– Это очень чувствительная тема. – сказала она после недолгой заминки. – <text:s/>Постыдная для нас.</text:p>
      <text:p text:style-name="P50">– Какая тема?</text:p>
      <text:p text:style-name="P50">Селестия повернулась, но старалась избегать меня взглядом.</text:p>
      <text:p text:style-name="P50">– Магия.</text:p>
      <text:p text:style-name="P50">– Что?</text:p>
      <text:p text:style-name="P5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0">Я посмотрел на аликорницу. Та старательно делала вид, что интересуется состоянием лака на копыте.</text:p>
      <text:p text:style-name="P50">– То есть, вы почувствовали ослабление своих магических способностей, и решили, что миру приходит конец?</text:p>
      <text:p text:style-name="P5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0">– Ээээ… ммм… А вы пробовали обратиться к врачу? – начал я как можно мягче.</text:p>
      <text:p text:style-name="P50">БАЦ!</text:p>
      <text:p text:style-name="P5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0">– Это бесполезно… Он не верит мне. У меня нет времени его переубедить.</text:p>
      <text:p text:style-name="P50">Потом она обратилась ко мне.</text:p>
      <text:p text:style-name="P50">– <text:s/>Извини. Сорвалась. Мне очень стыдно. Последнее время всё идёт наперекосяк, совсем не так, как мы планировали.</text:p>
      <text:p text:style-name="P5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6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50"><text:span text:style-name="T1">– Зачем? </text:span>– спросил я. – Что это за театр, твоё… Ваше Высочество? Во-первых, я не давал своё согласие на чтение моих мыслей. Во-вторых…</text:p>
      <text:p text:style-name="P50">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50">Аликорница <text:span text:style-name="T1">прислушалась, </text:span>всполошилась и стала носиться по читальному залу с загнанным видом.</text:p>
      <text:p text:style-name="P50"><text:soft-page-break/>– <text:s/><text:span text:style-name="T1">Дискордовы</text:span> яйца! Они нашли меня!</text:p>
      <text:p text:style-name="P5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0">– <text:s/>Ты! Чего! Делаешь! Твоё, <text:span text:style-name="T1">блин,</text:span> высочество!!! – <text:s/>я едва уберёг <text:span text:style-name="T1">своё </text:span>естество от острого рога.</text:p>
      <text:p text:style-name="P5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0">– Помоги! Мне самой не закрыть замок, – <text:s/>обратилась аликорница ко мне, тщётно пытаясь охватить зубами раскрытую защёлку.</text:p>
      <text:p text:style-name="P5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0">– <text:s/><text:span text:style-name="T1">Я</text:span> помогу! – <text:s/>Селестия изогнула шею и стала зубами сжимать защёлку.</text:p>
      <text:p text:style-name="P50">ШЛОП!</text:p>
      <text:p text:style-name="P5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50">–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5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0"><text:span text:style-name="T1">– Занавес. </text:span>– <text:s/><text:span text:style-name="T1">подытожил я.</text:span></text:p>
      <text:p text:style-name="P50"/>
      <text:h text:style-name="P192" text:outline-level="2"><text:span text:style-name="T14">5. </text:span>Индиго</text:h>
      <text:p text:style-name="P50"/>
      <text:p text:style-name="P5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5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сине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м…</text:p>
      <text:p text:style-name="P60">Я повернулся обратно.</text:p>
      <text:p text:style-name="P60">– Что?</text:p>
      <text:p text:style-name="P60">Единорожка ковыряла копытом землю и шмыгала носом, не смотря на меня. Я терпеливо ждал.</text:p>
      <text:p text:style-name="P60">–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анешн! Скажи ей, что у меня сегодня день рождения, и я здоровски обиделась, когда она на него не пришла!</text:p>
      <text:p text:style-name="P60"><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ов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60">– Вообще-то, это не мой подарок. Его просил передать один старик, Норф Каррус из каретной мастерской.</text:p>
      <text:p text:style-name="P60">– Аааа, знаю его! Мы с Шейлой ходили к нему играть, пока она не пропала. У Норфа здоровски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60">Я остался сидеть в полнейшем замешательстве. </text:p>
      <text:p text:style-name="P60"/>
      <text:p text:style-name="P62">***</text:p>
      <text:p text:style-name="P60">&lt;<text:span text:style-name="T78">Depeche Mode - Painkiller</text:span>&gt;</text:p>
      <text:p text:style-name="P7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60"/>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Аликорница прошла в комнату и устало уселась рядом со мной.</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60">–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Хм.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60"><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60">–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6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lt;<text:span text:style-name="T27">Селестия достаёт из потайной щели свиток с мыслями Селестии</text:span><text:span text:style-name="T26">`<text:tab/>`</text:span>&gt;</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6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text:soft-page-break/>– А Дискорд? Он, вроде, не моложе вас.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6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60"/>
      <text:p text:style-name="P73">День 137344</text:p>
      <text:p text:style-name="P7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3">…</text:p>
      <text:p text:style-name="P73">День 287651</text:p>
      <text:p text:style-name="P7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3">…</text:p>
      <text:p text:style-name="P73">День 364886</text:p>
      <text:p text:style-name="P73">О небо, как я мечтаю, чтобы это поскорее закончилось! Сестра, приди скорей!</text:p>
      <text:p text:style-name="P60"/>
      <text:p text:style-name="P60">Селестия со вздохом захлопнула книгу.</text:p>
      <text:p text:style-name="P60">–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6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Селестия мелодично 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
      <text:p text:style-name="P60">…</text:p>
      <text:p text:style-name="P60"><text:soft-page-break/></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 Вроде да. Хотя, по-моему, дело уже не в муравьях.</text:p>
      <text:p text:style-name="P60">– По-моему, тоже. – рассмеялась аликорница. – Продолжай...</text:p>
      <text:p text:style-name="P60"/>
      <text:h text:style-name="P191" text:outline-level="2">6. Стыд</text:h>
      <text:p text:style-name="P60">&lt;<text:span text:style-name="T107">Mylene Farmer — L`Ame-Stram-Gram</text:span>&gt;</text:p>
      <text:p text:style-name="P73">~~~ Завтра на семь в библиотеке ~~~</text:p>
      <text:p text:style-name="P73"/>
      <text:p text:style-name="P6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text:soft-page-break/>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пенал и сунул его во внутренний карман куртки.</text:p>
      <text:p text:style-name="P60">– Завтра будешь? – спросил Норф. – Надо бы закончить заказ из <text:s/>Троттингема.</text:p>
      <text:p text:style-name="P60">– В это же время. – подтвердил я.</text:p>
      <text:p text:style-name="P60"/>
      <text:p text:style-name="P62">***</text:p>
      <text:p text:style-name="P60"/>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9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94">ни в настоящем, ни в прошлом, ни в будущем</text:span>.</text:p>
      <text:p text:style-name="P60">– А как ты сама помнишь о том заклинании, если оно стёрто из бытия? – резонно подметил я.</text:p>
      <text:p text:style-name="P60">– У меня <text:span text:style-name="T94">стоит</text:span>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80">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6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 Проблемы? Что за проблемы? Извини, я таки прослушал.</text:p>
      <text:p text:style-name="P6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5">&lt;<text:span text:style-name="T26">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4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22">Семь жеребят-подростков стояли передо мною с отсутствующим видом.</text:p>
      <text:p text:style-name="P22">– Представьтесь перед вашей принцессой! – шикнул на них сопровождающий стражник.</text:p>
      <text:p text:style-name="P22">Жеребята встрепенулись.</text:p>
      <text:p text:style-name="P1"><text:soft-page-break/><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74">старший. </text:span><text:span text:style-name="T2">–</text:span><text:span text:style-name="T7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6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14">— умение делегировать полномочия. Вечером того же дня я села за письменный стол.</text:span></text:p>
      <text:p text:style-name="P50">“<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0"/>
      <text:p text:style-name="P62">***</text:p>
      <text:p text:style-name="P60"/>
      <text:p text:style-name="P60">– Так ты поручила Твайлайт Спаркл расследование необычных снов жеребят?</text:p>
      <text:p text:style-name="P60">–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60">– А что стало с жеребятами? – спросил я. – Они перестали бояться экзаменов?</text:p>
      <text:p text:style-name="P60"><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14">—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text:soft-page-break/>– Да?</text:p>
      <text:p text:style-name="P60">– Да. Зови меня Селли. Если хочешь.</text:p>
      <text:p text:style-name="P60">– Хорошо. До встречи, Селли.</text:p>
      <text:p text:style-name="P60">– До встречи, Макс.</text:p>
      <text:p text:style-name="P60"/>
      <text:h text:style-name="Heading_20_2" text:outline-level="2"><text:span text:style-name="T1">8</text:span>. (40*<text:span text:style-name="T14">ctg(Pi/4)-6)/(ln(e)-sin(0))</text:span></text:h>
      <text:p text:style-name="P94">Mark Knopfler — Hill Farmers Blues — или на следующую главу (прощание)</text:p>
      <text:p text:style-name="P60"/>
      <text:p text:style-name="P7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4">— оставить тебе напутствие.</text:span></text:p>
      <text:p text:style-name="P73"><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3"><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3">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73">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3">Удачи!</text:p>
      <text:p text:style-name="P73"/>
      <text:p text:style-name="P50">…</text:p>
      <text:p text:style-name="P50"/>
      <text:p text:style-name="P60">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oft-page-break/><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82">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зале или уйти через портик на крыше</text:span><text:span text:style-name="T82"> </text:span><text:span text:style-name="T47">— обычное дело. </text:span><text:span text:style-name="T82">Хорошо, что ежедневные посещения каретной мастерской подняли мой тонус, изрядно посаженный сидячим образом жизни.</text:span></text:p>
      <text:p text:style-name="P1"><text:span text:style-name="T8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50">– Рада тебя видеть, Макс. – знакомый силуэт на балконе повернулся в мою сторону. Гардины раздвинулись и Селестия вошла в комнату.</text:p>
      <text:p text:style-name="P5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0">Аликорница смотрела на меня из под чёлки с фирменной саркастической улыбочкой.</text:p>
      <text:p text:style-name="P50">– <text:span text:style-name="T1">Такое впечатление, что ты увидел не меня, а василиска! Отомри!</text:span></text:p>
      <text:p text:style-name="P60">Я выдохнул.</text:p>
      <text:p text:style-name="P50">– <text:span text:style-name="T1">Как ты это делаешь? Я видел тебя и раньше, но ты никогда не была такой... Такой...</text:span></text:p>
      <text:p text:style-name="P5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50"><text:soft-page-break/>–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50">– <text:span text:style-name="T1">О каких подпольщиках ты говоришь? В Эквестрии зреет революция?</text:span></text:p>
      <text:p text:style-name="P50">Селестия подошла к фонтанчику и начала набирать воду в серебряный чайник.</text:p>
      <text:p text:style-name="P5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Хотя… С одной стороны, мы с Лулу корректируем курс и вращение Эквуса <text:span text:style-name="T14">—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4">.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4">—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 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4">— </text:span>не давать им окрепнуть настолько, чтобы они могли посеять смуту.</text:p>
      <text:p text:style-name="P5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0"><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50"><text:span text:style-name="T1">–</text:span> Мы же договорились! <text:span text:style-name="T1">Селли</text:span>! Не хватало мне ещё слышать официоз у себя дома. Его в моей жизни и так хватает.</text:p>
      <text:p text:style-name="P50">Она открыла шкафчик и, потянув зубами золотой шнурок, вытащила чёрный с золотом пакетик.</text:p>
      <text:p text:style-name="P5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0"><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0"><text:span text:style-name="T1">–</text:span> Не стой столбом, Макс! Об тебя можно взгляд поцарапать!</text:p>
      <text:p text:style-name="P50">Я присел на краешек. Она немного придвинулась ко мне и смешливо сощурилась.</text:p>
      <text:p text:style-name="P50"><text:span text:style-name="T1">–</text:span> Ты не против, если мы продолжим знакомство? Я хотела пригласить тебя на чай ещё вчера, но землетрясение…</text:p>
      <text:p text:style-name="P5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0"><text:span text:style-name="T1">Селестия</text:span> виновато сморщила нос.</text:p>
      <text:p text:style-name="P5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50">Я молчал, раздумывая, чтобы такое остроумное ляпнуть в ответ, когда аликорница шутливо ткнула меня копытом в плечо. </text:p>
      <text:p text:style-name="P50"><text:span text:style-name="T1">–</text:span> Ну же, Макс, ты как деревянный! Расслабься! Можно подумать, тебя никогда раньше не приглашали на свидания!</text:p>
      <text:p text:style-name="P50">От неожиданности я повалился на ложе.</text:p>
      <text:p text:style-name="P50"><text:span text:style-name="T1">–</text:span> Эй, полегче! Ты пихаешься, как бульдозер!</text:p>
      <text:p text:style-name="P5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0"><text:span text:style-name="T1">–</text:span> Ты чего??? <text:span text:style-name="T1">–</text:span> я непонимающе уставился на аликорницу.</text:p>
      <text:p text:style-name="P5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5">Мне печалиться не стоит</text:p><text:p text:style-name="P155">Жизнь прекрасна и ярка</text:p><text:p text:style-name="P155">Телом молода, душою —</text:p><text:p text:style-name="P155">Как дракон морской мудра</text:p><text:p text:style-name="P155"/><text:p text:style-name="P155">Я видала взлёт империй,</text:p><text:p text:style-name="P155">Я жила среди легенд,</text:p><text:p text:style-name="P155">Древней магии мистерий</text:p><text:p text:style-name="P155">Я прилежнейший студент</text:p><text:p text:style-name="P155"/><text:p text:style-name="P155">Обожаема народом,</text:p><text:p text:style-name="P155">Уважаема врагом,</text:p><text:p text:style-name="P155">Но друзей моих немного,</text:p><text:p text:style-name="P155">Гложет душу холодом</text:p><text:p text:style-name="P155"/><text:p text:style-name="P155">Одинока и печальна,</text:p><text:p text:style-name="P155">Недоступна и строга,</text:p><text:p text:style-name="P155">Потеряла изначальный</text:p><text:p text:style-name="P155">Смысл жизни навсегда</text:p><text:p text:style-name="P155"/><text:p text:style-name="P155">Жизнь моя теперь публична,</text:p><text:p text:style-name="P155">Жизнь моя теперь для всех,</text:p><text:p text:style-name="P155">В этом — горе, в этом — счастье,</text:p><text:p text:style-name="P15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0">Аликорница поводила носом над чашками и заметила:</text:p>
      <text:p text:style-name="P5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0">Я трогал пальцем ноги воду, сидя на бортике бассейна, когда дверь открылась и внутрь сунулся нос аликорницы.</text:p>
      <text:p text:style-name="P50">– Тебе в чай класть мёд или сахар? – спросила она, невинно наблюдая за моими тщётными попытками прикрыться.</text:p>
      <text:p text:style-name="P5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0">– Ты бы предупреждала, прежде чем войти, что ли? – просипел я. </text:p>
      <text:p text:style-name="P5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0">– Мёд. Или сахар. На твоё усмотрение.</text:p>
      <text:p text:style-name="P50">– Как скажешь. – нос <text:span text:style-name="T1">Селестии</text:span> скрылся за дверью.</text:p>
      <text:p text:style-name="P5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0">– О, ты уже?</text:p>
      <text:p text:style-name="P50">Аликорница поставила на поднос чашки и плетёнку с бубликами и подошла с ним к тюфяку.</text:p>
      <text:p text:style-name="P50">– А почему ты опустила жалюзи на окне в ванной? Оттуда такой прекрасный вид!</text:p>
      <text:p text:style-name="P5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5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0">– Примерно такие. – расхохоталась Селестия. <text:span text:style-name="T14">– С</text:span>пасибо, мнет хоть инвалидное кресло не пририсовали!</text:p>
      <text:p text:style-name="P5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0">Я повернулся к <text:span text:style-name="T1">Селестии</text:span>. Мне пришлось осторожно напрягать мускулы шеи, чтобы они случайно не отвернули голову нафиг.</text:p>
      <text:p text:style-name="P50">– Это просто бомба! Я чувствую себя богом! Кажется, я понял секрет вашей силы и долголетия: вы пьёте эту траву каждый день.</text:p>
      <text:p text:style-name="P50">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Копыто легло мне на плечо и мягко повалило на постель. Селестия легла рядом и тепло дунула мне в ухо.</text:p>
      <text:p text:style-name="P50">– <text:span text:style-name="T1">Ты готов познакомиться поближе? Совсем близко?</text:span></text:p>
      <text:p text:style-name="P5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Тия фыркнула.</text:p>
      <text:p text:style-name="P6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5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спокойно,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В открывшемся мини-баре я углядел ряд вычурных бутылок и пузатых графинчиков. Их содержимое не вызывало у меня никаких сомнений.</text:p>
      <text:p text:style-name="P48"><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8"><text:span text:style-name="T14">–</text:span> А водку у вас принято пить?</text:p>
      <text:p text:style-name="P48"><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60"><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14">– Это ты называешь “дружбой”? – с </text:span>улыбкой хмыкнул<text:span text:style-name="T14"> я. – </text:span>Мне нравится твоё чувство юмора.</text:p>
      <text:p text:style-name="P60">Аликорница нахмурилась.</text:p>
      <text:p text:style-name="P60"><text:span text:style-name="T14">–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60">Копыто аликорницы закрыло мне рот прежде чем я успел договорить заветное слово.</text:p>
      <text:p text:style-name="P50">– Макс, не надо! – умоляюще произнесла аликорница. – Не продолжай! Пожалуйста!</text:p>
      <text:p text:style-name="P50">Слова встали у меня поперёк горла. Я медленно отодвинул копыто от лица и потрясённо уставился на неё.</text:p>
      <text:p text:style-name="P50">– Но почему? – в конце-концов выдавил я. – Что не так? Это из-за того, что я — человек?</text:p>
      <text:p text:style-name="P50">Тия виновато закусила губу и отвернулась.</text:p>
      <text:p text:style-name="P5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0">– Макс… Я не смогу сделать тебя бессмертным… Мне очень жаль… Извини…</text:p>
      <text:p text:style-name="P5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0">Слёзы злости душили меня, но я сдержался.</text:p>
      <text:p text:style-name="P50">– Охренеть. – сказал я холодно. – А я прям напрашивался!</text:p>
      <text:p text:style-name="P50">Одиночество, отступившее перед мягким, но настойчивым натиском аликорницы в последние <text:span text:style-name="T1">дни</text:span>, снова сковало душу стужей.</text:p>
      <text:p text:style-name="P5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0">“...пожалуйста, останься...”</text:p>
      <text:p text:style-name="P50">Где этот чёртов носок?</text:p>
      <text:p text:style-name="P50">“...пойми, это эффект лазурного вина...”</text:p>
      <text:p text:style-name="P50">Джинсы узкие, блядь! На мокрое тело хрен натянешь...</text:p>
      <text:p text:style-name="P50">“...ох, я глупая...”</text:p>
      <text:p text:style-name="P50">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50">–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0"/>
      <text:p text:style-name="P62">***</text:p>
      <text:p text:style-name="P5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7">–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7">– </text:span><text:span text:style-name="T52">А из Пинто Крика уже месяц нет новостей...</text:span></text:p>
      <text:p text:style-name="P5"><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22"><text:span text:style-name="T52">– </text:span>“<text:span text:style-name="T1">Что я могу сделать, чтобы вернуть всё назад?</text:span>”</text:p>
      <text:p text:style-name="P22"><text:span text:style-name="T52">–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2"><text:span text:style-name="T52">– </text:span><text:span text:style-name="T38">Что бы это значило, Флер?</text:span></text:p>
      <text:p text:style-name="P22"><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0">…</text:p>
      <text:p text:style-name="P7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9">– Куда проваливаться?</text:p>
      <text:p text:style-name="P79">– Они не знают. В тех провалах не видно дна...</text:p>
      <text:p text:style-name="P79">…</text:p>
      <text:p text:style-name="P7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9">– Леди и джентльпони! Приём окончен! Её Высочество Принцесса Селестия будет рада видеть <text:s/>вас в следующую среду!</text:p>
      <text:p text:style-name="P7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49">– Привет, Селестия. – подчёркнуто нейтрально обратился я. – Как дела?</text:p>
      <text:p text:style-name="P49">– Привет… Макс. <text:s/>Не очень, мягко говоря.</text:p>
      <text:p text:style-name="P48"><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4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4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9">Селестия подошла к фонтанчику, обмакнула в него копыто и провела им по лбу.</text:p>
      <text:p text:style-name="P4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9">Я сделал вид, что не заметил полунамёка в последнем предложении. Выяснять отношения и мириться мне не хотелось.</text:p>
      <text:p text:style-name="P49">– Порадовать, к сожалению, нечем. Твой приятель, Норфолк Каррус, исчез. Судя по всему, во сне.</text:p>
      <text:p text:style-name="P49">– И Норф? О-о-о, нет!</text:p>
      <text:p text:style-name="P49">Селестия в отчаянии села на пол, прижав копыто к виску и опустошенно качая головой.</text:p>
      <text:p text:style-name="P4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9">Аликорница подняла голову и <text:span text:style-name="T1">удручённо</text:span> посмотрела на меня.</text:p>
      <text:p text:style-name="P4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9">– Может, спросишь Луну, куда деваются пони? Сон по её части.</text:p>
      <text:p text:style-name="P48"><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9">– Может, мне поговорить с ней?</text:p>
      <text:p text:style-name="P48"><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50">– Ну ок. Тогда она обрадуется следующей новости: я ухожу.</text:p>
      <text:p text:style-name="P50"><text:soft-page-break/>Селестия еле заметно дрогнула ушами. Она отвернулась и молча смотрела в окно, не выказывая эмоций.</text:p>
      <text:p text:style-name="P50">Я продолжил.</text:p>
      <text:p text:style-name="P5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0">Поза аликорницы стала чуть менее скованной. На грани слышимости я уловил её вздох. Она наконец повернулась ко мне и слабо улыбнулась.</text:p>
      <text:p text:style-name="P5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0">– А в мешочке что?</text:p>
      <text:p text:style-name="P5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0">Я хотел было оскорбиться такой опекой со стороны аликорницы, но, глянув в её глаза, передумал.</text:p>
      <text:p text:style-name="P50">– Твоё высочество<text:span text:style-name="T1">, ты, вообще, спишь по ночам? У тебя глаза красные, как у кролика-альбиноса.</text:span></text:p>
      <text:p text:style-name="P5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0">–<text:span text:style-name="T1"> Отправляйся, Макс. Очень надеюсь на успех твоей миссии.</text:span></text:p>
      <text:p text:style-name="P60">Она повернулась и вышла из зала, почти подметая хвостом пол.</text:p>
      <text:p text:style-name="P50"/>
      <text:p text:style-name="P1"><text:span text:style-name="T48">&lt;</text:span><text:span text:style-name="T85">Mark Knopfler - </text:span><text:span text:style-name="T84">Hill Farmer's Blues</text:span><text:span text:style-name="T48">&gt;</text:span></text:p>
      <text:p text:style-name="P52">***</text:p>
      <text:p text:style-name="P50"/>
      <text:p text:style-name="P5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6">–<text:span text:style-name="T1"> Но магия есть и сейчас, мам!</text:span></text:p>
      <text:p text:style-name="P5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3">Так возникли пони и многие другие.</text:p>
      <text:p text:style-name="P5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6">–<text:span text:style-name="T1"> Весь мир как Вечнодикий лес?</text:span></text:p>
      <text:p text:style-name="P7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3">– Ма-а-ам, а со мной связан элементаль?</text:p>
      <text:p text:style-name="P73">–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6"><text:span text:style-name="T1">– Конечно, мам! «День горящего очага» </text:span>— <text:span text:style-name="T1">верно?</text:span></text:p>
      <text:p text:style-name="P7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3">Так возникли аликорны.</text:p>
      <text:p text:style-name="P7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3">Имя её было Селестия.</text:p>
      <text:p text:style-name="P73">За ней последовала и сестра её, <text:span text:style-name="T14">Луна</text:span>.</text:p>
      <text:p text:style-name="P7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3">То есть, всегда.</text:p>
      <text:p text:style-name="P73">Тут и сказке конец. А теперь, Эйприл, залазь на полку и закрывай глазки.</text:p>
      <text:p text:style-name="P73">– Ну ма-а-ам! Раскажи ещё что-нибудь! Про Сомбру!</text:p>
      <text:p text:style-name="P73">–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73">– А почему только тебя? А меня? А дядю-<text:span text:style-name="T94">мино</text:span>тавра?</text:p>
      <text:p text:style-name="P73">– <text:s/>Тебя забрать я ему не дам. А в дядю не тыкай копытом, это невежливо! Спи уже, моя маленькая!</text:p>
      <text:p text:style-name="P73"><text:soft-page-break/>– Поцелуй меня на ночь, мам!</text:p>
      <text:p text:style-name="P73">– Конечно, моя хорошая...</text:p>
      <text:p text:style-name="P73"/>
      <text:p text:style-name="P50">Вагоны убаюкивающе перестукивались по рельсам, унося меня прочь от Кантерлота. Я перевернулся на другой бок и провалился в сон.</text:p>
      <text:p text:style-name="P95">&lt;https://www.youtube.com/watch?v=Py9SDdYGFrQ&gt;</text:p>
      <text:h text:style-name="Heading_20_2" text:outline-level="2">10. Понивилль</text:h>
      <text:p text:style-name="P50"/>
      <text:p text:style-name="P22">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22">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22"><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22">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22">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0">–<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22"/>
      <text:p text:style-name="P29">***</text:p>
      <text:p text:style-name="P22"/>
      <text:p text:style-name="P22">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22">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22">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2">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0">– Ты что, как-тя-там, впервые на базаре? Так таращишься по сторонам, как будто морковку с картохой впервые в жизни увидел.</text:p>
      <text:p text:style-name="P5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0">Я перегнулся через прилавок, стараясь рассмотреть кьютимарку кобылки. </text:p>
      <text:p text:style-name="P5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0">Так и есть! На крупе кобылки красовались три яблока. Вот только, блин, как её звали-то?</text:p>
      <text:p text:style-name="P50">– <text:s/>Прошу прощения, Аппл... Эппл... Эпплхэт?</text:p>
      <text:p text:style-name="P50">– Ща залеплю оплеуху. – мрачно процедила пони. – Мало того, что таращится, как василиск, так ещё и издевается!</text:p>
      <text:p text:style-name="P50">– Да ладно тебе, Эй-Джей! Вполне милое имя. – хихикнул дракончик с кукурузой, проходя мимо.</text:p>
      <text:p text:style-name="P50">Ага, вот!</text:p>
      <text:p text:style-name="P50">– Извините меня пожалуйста, Эй-Джей, просто мне показалось, что вы напоминаете одну мою знакомую.</text:p>
      <text:p text:style-name="P50">– Эй-Джей я для друзей! – сварливо заметила поняха, – А для всех остальных — тебя тоже! — Эпплджек.</text:p>
      <text:p text:style-name="P50">Блин, опять облажался. Как-то хреново начинается знакомство с Понивиллем.</text:p>
      <text:p text:style-name="P50">– Понял. А меня зовут Макс. Приятно было познакомиться, Эпплджек.</text:p>
      <text:p text:style-name="P50">Я повернулся было уходить.</text:p>
      <text:p text:style-name="P50">– Э-э-э… Макс?</text:p>
      <text:p text:style-name="P50">– Да? – я повернулся обратно.</text:p>
      <text:p text:style-name="P50">Поняха водила копытом по прилавку. Надвинутая на лоб шляпа скрывала выражение мордочки. </text:p>
      <text:p text:style-name="P5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0">Я вернулся к прилавку.</text:p>
      <text:p text:style-name="P5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0">– Сколько стоят вот эти? – указал я на пирамидку красных яблок размером с <text:span text:style-name="T1">четверть</text:span> арбуза каждое.</text:p>
      <text:p text:style-name="P50">– Ред <text:span text:style-name="T1">Гала</text:span>? Две серебряшки.</text:p>
      <text:p text:style-name="P50">– Куча?</text:p>
      <text:p text:style-name="P50"><text:soft-page-break/>– Ну ты даёшь! – хмыкнула Эпплджек. – Даже не смешно.</text:p>
      <text:p text:style-name="P50">– Неужели штука?</text:p>
      <text:p text:style-name="P50">Поня<text:span text:style-name="T1">х</text:span>а выпрыгнула из-за прилавка и смерила меня долгим взглядом.</text:p>
      <text:p text:style-name="P5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0">Я улыбнулся и кивнул в ответ. Ситуация начала выправляться.</text:p>
      <text:p text:style-name="P5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0">– А сколько стоит вот это? – указал я на небольшую прикрытую от солнца мешковиной баночку с содержимым удивительной радужной расцветки.</text:p>
      <text:p text:style-name="P5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0">Поняшка набрала ложечку джема и предложила мне. </text:p>
      <text:p text:style-name="P5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0">– Это просто восхитительно! Чудесно! Никогда такого не пробовал! И даже представить не мог, что такая вкуснотень существует!</text:p>
      <text:p text:style-name="P50">Эпплджек просто расцвела от моих дифирамбов.</text:p>
      <text:p text:style-name="P50">– Тебе, сахарок, как гостю города, сделаю скидку. Забирай за шестьдесят. Раньше меньше чем золотой не отдавала.</text:p>
      <text:p text:style-name="P50">Расплачиваясь, я спросил:</text:p>
      <text:p text:style-name="P50">– Ты, случаем, не знаешь, как пройти к городской библиотеке?</text:p>
      <text:p text:style-name="P50">Эпплджек, вскинув копыто ко лбу, запричитала:</text:p>
      <text:p text:style-name="P5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0">Тут Эпплджек прервалась и что есть силы замахала кому-то:</text:p>
      <text:p text:style-name="P50">– Рэр! Эй! Рэр! Давай к нам!</text:p>
      <text:p text:style-name="P5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0">– Эпплджек! Сколько можно повторять: модельер, а не рукодельница! Проведу, конечно. – устало произнесла Рэрити.</text:p>
      <text:p text:style-name="P50">– А какая разница? – беспечно махнула копытом Эпплджек, не обращая внимание на нахмурившуюся единорожку. – Шмотки — они и в Эппллузе шмотки.</text:p>
      <text:p text:style-name="P50">– Разница, как если бы тебя вместо огородницы назвали… ммм… <text:s/>реднеком. Пойдёмте, Макс.</text:p>
      <text:p text:style-name="P5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0">– Огородница!.. Ишь, чего выдумала! По мне, так уж лучше “реднек”, чем “огородница”! – слышалось бурчание Эпплджек нам вдогонку.</text:p>
      <text:p text:style-name="P50">Единорожка с серьёзным видом завела меня за угол и только после этого звонко расхохоталась.</text:p>
      <text:p text:style-name="P50">– Я думал, вы друзья. – заметил я.</text:p>
      <text:p text:style-name="P5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0">– Буду только рад. Сам бы предложил, да не успел.</text:p>
      <text:p text:style-name="P5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0">– Не сомневаюсь. Мы в конце-концов неплохо поладили и она даже сделала мне скидку на вольт-яблочн<text:span text:style-name="T1">ый</text:span> джем.</text:p>
      <text:p text:style-name="P50">– А почём продала, если не секрет?</text:p>
      <text:p text:style-name="P50">– За шестьдесят бит.</text:p>
      <text:p text:style-name="P5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0">Единорожка чуть не подпрыгивала от любопытства. Заметив мою отвалившуюся челюсть, она вновь рассмеялась.</text:p>
      <text:p text:style-name="P5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0">– От недосыпа. – перебил я Рэрити. – Красные от недосыпа глаза я не спутаю ни с чем. Сам такие двадцать лет наблюдал в зеркале.</text:p>
      <text:p text:style-name="P5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0">Мы остановились перед деревом.</text:p>
      <text:p text:style-name="P50">Даже не так. </text:p>
      <text:p text:style-name="P50">Мы остановились перед ДЕРЕВОМ!</text:p>
      <text:p text:style-name="P5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0">Единорожка удалилась, оставив <text:span text:style-name="T1">после себя лёгкий запах жасмина.</text:span></text:p>
      <text:p text:style-name="P50"><text:soft-page-break/></text:p>
      <text:h text:style-name="Heading_20_2" text:outline-level="2">11. Библиотека Золотого Дуба</text:h>
      <text:p text:style-name="P50"/>
      <text:p text:style-name="P50">– Э-э-э… Добрый день?</text:p>
      <text:p text:style-name="P5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0">Мне показалось, единорожка смотрела на меня малость раздражённо. Фолиант с громким стуком хлопнулся на пол.</text:p>
      <text:p text:style-name="P5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0">Йопт! Ещё один Шерлок Холмс на мою голову!</text:p>
      <text:p text:style-name="P50">–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дож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48">“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0">Твайлайт аж затопала на месте.</text:p>
      <text:p text:style-name="P5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0">...</text:p>
      <text:p text:style-name="P50">– И оборудовать подвал библиотеки бронекапсулой для безопасных испытаний!</text:p>
      <text:p text:style-name="P5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0">– Хм. Странно. А я помню, как ты, вертясь перед зеркалом, говорила: ну почему я не…</text:p>
      <text:p text:style-name="P6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0"/>
      <text:p text:style-name="P51">***</text:p>
      <text:p text:style-name="P50"/>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60">– Так. – <text:s/>я ткнул в позицию в длинном списке оснащения. – Зачем тебе преобразователь пси-поля?</text:p>
      <text:p text:style-name="P6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0">– Спайк! Ковыряться когтем в зубах некрасиво! Тем более, при посторонних!</text:p>
      <text:p text:style-name="P6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0">– СПАЙК!!! Откуда ты взял этот листок?!! – Твайлайт покраснела, как варёный рак и выхватила бумажку у меня из рук.</text:p>
      <text:p text:style-name="P60">– У тебя в черновиках, естественно. Ты сама сказала экономить бумагу. – пожал плечами дракончик.</text:p>
      <text:p text:style-name="P60">Я осторожно взял следующий листок.</text:p>
      <text:p text:style-name="P60">– Электростимулятор гипоталамуса. Драконий. В комплекте с усиленной больничной койкой и набором фиксаторов.</text:p>
      <text:p text:style-name="P60">– Это ещё чего??? – удивился Спайк. – я что-то не помню, чтоб ты такое хотела!</text:p>
      <text:p text:style-name="P6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60"><text:span text:style-name="T14">– Вот ещё! </text:span>– возмутился дракончик. – Никогда на такое не соглашусь!</text:p>
      <text:p text:style-name="P60"><text:soft-page-break/>– Но ты сам подумай, как было бы здорово обладать крыльями! – мечтательно возразила Твайлайт.</text:p>
      <text:p text:style-name="P6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0">– Угу. Только шар ты же и прожёг, соревнуясь с Рэйнбоу Дэш в силе отрыжки.</text:p>
      <text:p text:style-name="P6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0">–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60">– А почему тебя отстранили?</text:p>
      <text:p text:style-name="P60">– Из-за первых результатов. – единорожка насупилась ещё больше. – Они были ужасными.</text:p>
      <text:p text:style-name="P60"/>
      <text:p text:style-name="P62">***</text:p>
      <text:p text:style-name="P50"/>
      <text:p text:style-name="P5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0">Со слов Луны, оболочка реальности истончилась и начала прорываться. И первой она начала рваться во снах, где она и так тонка.</text:p>
      <text:p text:style-name="P5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3">– Ага, он был закладкой в четвёртом номере «PlayMare», в разделе «Тридцать две позы, которые удивят вашу френдпони».</text:p>
      <text:p text:style-name="P73">– Спайк! Немедленно ложись спать!</text:p>
      <text:p text:style-name="P73">– Уже иду. Кукурузу доем только и иду.</text:p>
      <text:p text:style-name="P73">– Кстати, а почему Индрэ считали одержимым?</text:p>
      <text:p text:style-name="P7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не у всякого опытного мага хватит силы его вызвать</text:span>. И совсем немногим удастся контролировать его направление.</text:p>
      <text:p text:style-name="P73">– Так у вас знают про людей? Вот это новость!. В Кантерлоте, да и в Понивилле все обращаются со мной, как с диковинкой.</text:p>
      <text:p text:style-name="P7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3">– Хм. Ясно. Продолжай, Твайлайт.</text:p>
      <text:p text:style-name="P60"/>
      <text:p text:style-name="P6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0">– Так давай сюда весь Понивилль притащим! Это ж будет на 20% круче! Представляю себе видок Биг Мака в теле мисс Черили, гы-гы!</text:p>
      <text:p text:style-name="P6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0">– Скажи уж прямо, поближе к королевскому дворцу, Рэр! Все в курсе твоих интересов, сахарок!</text:p>
      <text:p text:style-name="P60">– Эпплджек, я попрошу! Я же никому не говорю, ЧТО ты делаешь с огурцами!</text:p>
      <text:p text:style-name="P60">– !!!</text:p>
      <text:p text:style-name="P6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60">Я уселась на пуфике, а подруги заняли места на матрасах…</text:p>
      <text:p text:style-name="P73"/>
      <text:p text:style-name="P73">– Спайк, будь добр, принеси дневник эксперимента. Он в подвале, за шкафом с ретортами, в...</text:p>
      <text:p text:style-name="P73">– В сейфе, я в курсе.</text:p>
      <text:p text:style-name="P73"/>
      <text:p text:style-name="P74">***</text:p>
      <text:p text:style-name="P91">&lt;Seal — Amazing <text:span text:style-name="T1">(T</text:span><text:span text:style-name="T14">hin White Duke Remix)</text:span>&gt;</text:p>
      <text:p text:style-name="P73">Дата: 12.04.1003 А.С.</text:p>
      <text:p text:style-name="P73">Эксперимент: заклинание Воплощения Индрэ</text:p>
      <text:p text:style-name="P73">Испытуемая: Эпплджек</text:p>
      <text:p text:style-name="P73">Синопсис: запись сна со слов испытуемой</text:p>
      <text:p text:style-name="P73">Замечания: замечаний нет</text:p>
      <text:p text:style-name="P73"/>
      <text:p text:style-name="P1">Я посмотрела на застывшее у моих ног<text:span text:style-name="T1"> тело</text:span>.</text:p>
      <text:p text:style-name="P3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30">“Как её зовут? Запамятовала... Дочка Бловбола, я его ещё последним втащила, прежде чем дверь затворилась. Как же её зовут-то?”</text:p>
      <text:p text:style-name="P8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30"><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3"/>
      <text:p text:style-name="P73">Примечания: ПипБак? Стойло? Двойники? Параллельные Эквестрии?</text:p>
      <text:p text:style-name="P1"/>
      <text:p text:style-name="P3">***</text:p>
      <text:p text:style-name="P1"/>
      <text:p text:style-name="P73">Дата: 12.04.1003 А.С.</text:p>
      <text:p text:style-name="P73">Эксперимент: заклинание Воплощения Индрэ</text:p>
      <text:p text:style-name="P73">Испытуемая: Рэйнбоу Дэш</text:p>
      <text:p text:style-name="P73">Синопсис: описание пробуждения испытуемой</text:p>
      <text:p text:style-name="P73">Замечания: испытуемая отказалась дать описание сна. «Гы-гы... Фигасе... Человеки рулят...» <text:span text:style-name="T17">—</text:span><text:span text:style-name="T18"> </text:span><text:span text:style-name="T88">всё, что удалось от неё добиться.</text:span></text:p>
      <text:p text:style-name="P1"/>
      <text:p text:style-name="P3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0">&lt;<text:span text:style-name="T87">d.notive — Talking Flight</text:span>&gt;</text:p>
      <text:p text:style-name="P73">Дата: 12.04.1003 А.С.</text:p>
      <text:p text:style-name="P73">Эксперимент: заклинание Воплощения Индрэ</text:p>
      <text:p text:style-name="P73">Испытуемая: Рэрити</text:p>
      <text:p text:style-name="P73"><text:soft-page-break/>Синопсис: запись сна со слов испытуемой</text:p>
      <text:p text:style-name="P73">Замечания: замечаний нет</text:p>
      <text:p text:style-name="P73"/>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30">Примечания: <text:span text:style-name="T51">чёрный экран?</text:span></text:p>
      <text:p text:style-name="P57"/>
      <text:p text:style-name="P62">***</text:p>
      <text:p text:style-name="P60"/>
      <text:p text:style-name="P73">Дата: 12.04.1003 А.С.</text:p>
      <text:p text:style-name="P73">Эксперимент: заклинание Воплощения Индрэ</text:p>
      <text:p text:style-name="P73">Испытуемая: Пинки Пай</text:p>
      <text:p text:style-name="P73">Синопсис: описание пробуждения испытуемой</text:p>
      <text:p text:style-name="P73">Замечания: испытуемая отказалась дать описание сна.</text:p>
      <text:p text:style-name="P73"/>
      <text:p text:style-name="P7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3"/>
      <text:p text:style-name="P73">Примечания: через месяц волосы Пинки пришли в обычное состояние, хотя при встрече с Рэйнбоу Дэш она по прежнему прячет глаза.</text:p>
      <text:p text:style-name="P73"/>
      <text:p text:style-name="P74">***</text:p>
      <text:p text:style-name="P73"/>
      <text:p text:style-name="P73">Дата: 12.04.1003 А.С.</text:p>
      <text:p text:style-name="P73">Эксперимент: заклинание Воплощения Индрэ</text:p>
      <text:p text:style-name="P73"><text:soft-page-break/>Испытуемая: Флаттершай</text:p>
      <text:p text:style-name="P73">Синопсис: описание пробуждения испытуемой</text:p>
      <text:p text:style-name="P7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3"/>
      <text:p text:style-name="P73">* Примечания: при виде кексиков истерика случилась с Пинки Пай.</text:p>
      <text:p text:style-name="P73"/>
      <text:p text:style-name="P3">***</text:p>
      <text:p text:style-name="P1"/>
      <text:p text:style-name="P30">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30"/>
      <text:p text:style-name="P3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8"/>
      <text:h text:style-name="Heading_20_2" text:outline-level="2">12. День сурка</text:h>
      <text:p text:style-name="P22">&lt;<text:span text:style-name="T8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4">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0">– Здравствуй, Макс.</text:p>
      <text:p text:style-name="P60">Я молча смотрел на неё, слегка пошатываясь. В голове воцарилась звенящая пустота.</text:p>
      <text:p text:style-name="P60">Селестия шагнула мне навстречу.</text:p>
      <text:p text:style-name="P60">– Пожалуйста, прошу тебя, не думай так. Мы — не плод твоего воображения, мы — живые, мы — существуем! Когда ты так думаешь, я чувствую, как мир тает.</text:p>
      <text:p text:style-name="P6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0">– <text:s/>Думаю как?</text:p>
      <text:p text:style-name="P60">– Думаешь, что мы — плод твоего воображения, отравленного наркотиком. Это не так. Прошу тебя...</text:p>
      <text:p text:style-name="P60">– А если ты — действительно мой бред? – съязвил я. – Вот сейчас протрезвею, и ты исчезнешь.</text:p>
      <text:p text:style-name="P60">Порыв ветра скрыл аликорницу в вихре снежинок. Её очертания расплылись.</text:p>
      <text:p text:style-name="P60">– Эй, постой, ты куда? Я пошутил! Погоди, не исчезай! Стой! Не оставляй меня здесь!!! Я пошутил!!!</text:p>
      <text:p text:style-name="P6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60">– Ты напугала меня! – пожаловался я ей. – Не исчезай больше!</text:p>
      <text:p text:style-name="P60">Аликорница прижала меня к себе крыльями и устало усмехнулась.</text:p>
      <text:p text:style-name="P6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0">– Знаешь, я всё думал над твоими словами тогда, ну, ты помнишь... В бассейне. Они всё ещё в силе? Я могу быть твоим другом?</text:p>
      <text:p text:style-name="P60">Аликорница тихо засмеялась, защекотав мне ухо.</text:p>
      <text:p text:style-name="P6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0">– Времени осталось немного. Мне надо, чтобы ты запомнил одну вещь.</text:p>
      <text:p text:style-name="P60">– А?</text:p>
      <text:p text:style-name="P6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 Но что может случиться с тобой, Селли?</text:p>
      <text:p text:style-name="P5">Стук стал громче.</text:p>
      <text:p text:style-name="P6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6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0">– Что за ерунда? – Я схватился за голову, пытаясь не дать ей взорваться. Потом взглянул вниз и схватился за другое. – Что за херня??!</text:p>
      <text:p text:style-name="P60">Я вскочил и в спешке начал одеваться.</text:p>
      <text:p text:style-name="P60">БАЦ-БАЦ-БАЦ!!!</text:p>
      <text:p text:style-name="P60">– Уже бегу!</text:p>
      <text:p text:style-name="P60">Одевая штаны, я попрыгал к двери на одной ноге. На пороге стояла серая пегаска с косящим взглядом.</text:p>
      <text:p text:style-name="P60">– Привет, Макс. Тебе корреспонденция. – пегаска порылась в сумке и выудила зубами пухлый пакет.</text:p>
      <text:p text:style-name="P60">– «Особенности поведения, питания и размножения приматов». – прочитал я на стикере.</text:p>
      <text:p text:style-name="P6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7">—</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0">– Но нигде не сказано, какие частицы надо ускорять! Мне за эти самоцветы от сестры влетит!</text:p>
      <text:p text:style-name="P6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50">– Эээ! Это что же получается? Выходит, зря я яблоки <text:span text:style-name="T1">притащила</text:span>? Нам же не сидр нужен?</text:p>
      <text:p text:style-name="P5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0"><text:soft-page-break/>–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0">– Эээ! Я не собираюсь ни с чем сталкивать свои яблоки! И перегонять тоже! Давайте лучше их съедим.</text:p>
      <text:p text:style-name="P60">– Тише, поняши! Нас могут услышать! Зачем сейчас спорить о том, о чём мы уже спорили вчера и позавчера?</text:p>
      <text:p text:style-name="P60">– Тебе легко говорить, Ску! Ты никакой своей особенной частицы не притащила! Давай мы твой скутер к ускорителю пришпандорим?</text:p>
      <text:p text:style-name="P5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0">– Так причём тут ускоритель, Скуталу?! Говорю ж, это для заклинания Индрэ...</text:p>
      <text:p text:style-name="P60"/>
      <text:p text:style-name="P60">…</text:p>
      <text:p text:style-name="P60"/>
      <text:p text:style-name="P6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0">Закрыв дверь, я отправился в город.</text:p>
      <text:p text:style-name="P60"/>
      <text:p text:style-name="P60">…</text:p>
      <text:p text:style-name="P60"/>
      <text:p text:style-name="P60">–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0">– Ну, если по аналогии с садовым шлангом, струя воды сметёт весь песок и может облить всех рядом присутствующих.</text:p>
      <text:p text:style-name="P60">–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0">– А ты неопытный маг? – парировал я.</text:p>
      <text:p text:style-name="P6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oft-page-break/><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драконов,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106"><text:span text:style-name="T14">– </text:span>Ты?!</text:p>
      <text:p text:style-name="P106"><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6"><text:span text:style-name="T14">– М</text:span>ожет тогда, ты скажешь, что в нём пошло не так и почему к вам попал я, а не сверхаликорн?</text:p>
      <text:p text:style-name="P106"><text:span text:style-name="T14">– </text:span>Не скажу. Заклинания Стар Свирла Бородатого обычно если срабатывают, то без ошибок.</text:p>
      <text:p text:style-name="P60"><text:span text:style-name="T14">– Если </text:span>только <text:span text:style-name="T14">их правильно вызывают. – </text:span>пробурчал Спайк, возвращаясь в корзинку.</text:p>
      <text:p text:style-name="P48"><text:span text:style-name="T14">–</text:span> <text:span text:style-name="T1">Эмм. </text:span>Что он имел ввиду?</text:p>
      <text:p text:style-name="P48"><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9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48"><text:span text:style-name="T14">– </text:span><text:span text:style-name="T1">Да, завершилось всё препаршиво. Принцесса Луна сказала, лучше бы её обратно на Луну закинули.</text:span></text:p>
      <text:p text:style-name="P48"><text:span text:style-name="T14">– </text:span><text:span text:style-name="T1">И я её понимаю! Не каждый может справиться с потерей своего особенного пони. Вот у тебя, Макс, есть своя особенная пони?</text:span></text:p>
      <text:p text:style-name="P48"><text:span text:style-name="T14">– </text:span><text:span text:style-name="T1">Хм. Нет.</text:span></text:p>
      <text:p text:style-name="P48"><text:span text:style-name="T14">– </text:span><text:span text:style-name="T1">А друзья?</text:span></text:p>
      <text:p text:style-name="P48"><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22">– Да, это вариант. – единорожка не выглядела обрадованной. – Потому что с драконами нам совсем не светит.</text:p>
      <text:p text:style-name="P1"><text:soft-page-break/><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8">.</text:span></text:p>
      <text:p text:style-name="P60"/>
      <text:p text:style-name="P60">…</text:p>
      <text:p text:style-name="P60"/>
      <text:p text:style-name="P6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0">«<text:span text:style-name="T34">Чужестранец-примат разбил сердце нашей обожаемой Селестии! Двор в отчаянии </text:span><text:span text:style-name="T17">—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0">Папарацци хреновы!</text:p>
      <text:p text:style-name="P6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0"><text:span text:style-name="T14">– </text:span>Привет, Эй-Джей! У тебя проблемы?</text:p>
      <text:p text:style-name="P60"><text:span text:style-name="T14">– </text:span>Привет, сахарок. <text:span text:style-name="T14">– </text:span>озабоченно поприветствовала меня пони.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0"><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6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0"><text:span text:style-name="T14">– </text:span>Думаю, я могу починить телегу. Только больших нагрузок эта ось уже не выдержит. Но до фермы худо-бедно доедете.</text:p>
      <text:p text:style-name="P60">Эпплджек с сомнением посмотрела на меня.</text:p>
      <text:p text:style-name="P60"><text:span text:style-name="T14">– </text:span>Хошь сказать, ты в Кантерлоте у Селестии под крылышком телеги чинил? Или Рэр сбрехала про Селестию?</text:p>
      <text:p text:style-name="P60">Я мысленно ругнулся на языкатую единорожку и молча достал пенал с инструментами.</text:p>
      <text:p text:style-name="P60"/>
      <text:p text:style-name="P60">…</text:p>
      <text:p text:style-name="P60"/>
      <text:p text:style-name="P60">Собрав инструмент, я потолкал тележку назад-вперёд.</text:p>
      <text:p text:style-name="P60"><text:span text:style-name="T14">– Г</text:span>отово. Принимай работу, хозяйка!</text:p>
      <text:p text:style-name="P60">Эпплджек стиснула меня в сокрушающих объятиях.</text:p>
      <text:p text:style-name="P60"><text:soft-page-break/><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0"><text:span text:style-name="T14">– </text:span>Этой... Бери... Сам делал... Ток не говори никому, лады?</text:p>
      <text:p text:style-name="P60">Я сунул флягу за пазуху. Биг Мак молниеносно накрыл дерюгой подсумок и через мгновение за телегу заглянула Эпплджек.</text:p>
      <text:p text:style-name="P60"><text:span text:style-name="T14">– </text:span>Чегой-то вы тут скрытничаете, а?</text:p>
      <text:p text:style-name="P6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0"><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60">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88">именно в такой последовательности.</text:span></text:p>
      <text:p text:style-name="P6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88">объявляла вывеска.</text:span></text:p>
      <text:p text:style-name="P6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0"><text:span text:style-name="T14">– </text:span>Свободно? <text:span text:style-name="T14">– </text:span>спросил я у единственной пони, сидящей за столиком.</text:p>
      <text:p text:style-name="P60"><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60"><text:span text:style-name="T14">– <text:s/></text:span>Пирог с грибами, яишницу и чизкейк<text:span text:style-name="T14"> – </text:span>сообщил я подошедшей официантке.</text:p>
      <text:p text:style-name="P60"><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60"><text:span text:style-name="T14">– </text:span>И салат «по-Кантерлотски».</text:p>
      <text:p text:style-name="P64">Пока я ел, пони мрачно смотрела на меня, положив голову на стол. Мне стало неловко от её тяжёлого взгляда и я попытался завести разговор.</text:p>
      <text:p text:style-name="P64"><text:span text:style-name="T14">– </text:span>Вы, наверное, ждёте кого-то?</text:p>
      <text:p text:style-name="P64"><text:span text:style-name="T14">– </text:span>Неа.</text:p>
      <text:p text:style-name="P64"><text:span text:style-name="T14">– </text:span>Просто обедаете?</text:p>
      <text:p text:style-name="P64"><text:span text:style-name="T14">– </text:span>Неа.</text:p>
      <text:p text:style-name="P64"><text:span text:style-name="T14">– </text:span>Просто сидите и мрачно смотрите на меня?</text:p>
      <text:p text:style-name="P64"><text:span text:style-name="T14">– </text:span>Неа.</text:p>
      <text:p text:style-name="P64">Хм, а эта пони не из разговорчивых. Ну ладно.</text:p>
      <text:p text:style-name="P64"><text:span text:style-name="T14">– </text:span>А что же вы делаете?</text:p>
      <text:p text:style-name="P64"><text:span text:style-name="T14">– </text:span>Веселюсь. <text:span text:style-name="T14">– </text:span>мрачно заявила пони.</text:p>
      <text:p text:style-name="P64"><text:span text:style-name="T14">– </text:span>Если я вас достал, то так и скажите. Извините.</text:p>
      <text:p text:style-name="P64"><text:soft-page-break/>Я продолжил есть молча.</text:p>
      <text:p text:style-name="P64">Неожиданно пони улыбнулась и подмигнула мне. Её сморщенная мордочка разгладилась и стала весьма милой.</text:p>
      <text:p text:style-name="P64"><text:span text:style-name="T14">– </text:span>Привет, Анон!</text:p>
      <text:p text:style-name="P64">Вот дискорд! То есть, чёрт! Обитатели этого городка в который раз поражали меня своей проницательностью. У меня на лбу написано, что ли?!</text:p>
      <text:p text:style-name="P64"><text:span text:style-name="T14">– </text:span>Мы с вами раньше встречались?</text:p>
      <text:p text:style-name="P64"><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4"><text:span text:style-name="T14">– </text:span>Оставь, Салвер.<text:span text:style-name="T14"> </text:span>Ему за счёт заведения.</text:p>
      <text:p text:style-name="P60"><text:span text:style-name="T14">– </text:span>Ясно, мисс Пинки. <text:span text:style-name="T14">– </text:span>официантка кивнула и ушла.</text:p>
      <text:p text:style-name="P60"><text:span text:style-name="T14">– Ч</text:span>его-о-о?<text:span text:style-name="T14"> </text:span>Так это твой бар?</text:p>
      <text:p text:style-name="P60"><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0">Говоря это, кобылка оттянула передними копытами нижние веки, став похожей на маньяка.</text:p>
      <text:p text:style-name="P60"><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60"><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6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0"><text:span text:style-name="T14">– </text:span>У меня есть идея получше. <text:span text:style-name="T14">– </text:span>на свет показалась фляга Большого Макинтоша.</text:p>
      <text:p text:style-name="P60"><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0"><text:span text:style-name="T14">– </text:span>Починил телегу. Только молчок про самогон, раз уж ты в курсе. <text:span text:style-name="T14">– </text:span>я разлил сидр по чашкам.</text:p>
      <text:p text:style-name="P60"><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0"><text:s/>Сидр Биг Мака на вкус был безобидным, чуть забродившим яблочным соком. Я выпил полную чашку и заявил Пинки:</text:p>
      <text:p text:style-name="P60"><text:span text:style-name="T14">– </text:span>Эт-то ты наззваешь ссуфер-ддуфер-ссильн...?</text:p>
      <text:p text:style-name="P6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0"><text:soft-page-break/><text:span text:style-name="T14">– У </text:span>тебя такая смешная мордочка! <text:span text:style-name="T14">– </text:span>захихикали Пинки, покачиваясь. <text:span text:style-name="T14">– </text:span>Как будто ты <text:span text:style-name="T88">подкову </text:span>в пироге обнаружил. Или Селестию в ванной.</text:p>
      <text:p text:style-name="P60">Это сравнение пробудило во мне полузабытое воспоминание.</text:p>
      <text:p text:style-name="P60"><text:span text:style-name="T14">– </text:span>Эммм... Скажи-ка мне, мой друг П-п-пинки... Легенда про фаэри <text:span text:style-name="T18">— </text:span><text:span text:style-name="T88">эт правда?</text:span></text:p>
      <text:p text:style-name="P60"><text:span text:style-name="T18">– </text:span><text:span text:style-name="T88">Какая из? Их много, вообще-то. Ик!</text:span></text:p>
      <text:p text:style-name="P60"><text:span text:style-name="T18">– </text:span><text:span text:style-name="T88">Про принцесс. Про то, что они фаэри, спустившиеся с неба во плоти, чтоб помогать пони управлять Эквестрией?</text:span></text:p>
      <text:p text:style-name="P60"><text:span text:style-name="T18">– </text:span><text:span text:style-name="T88">Макс, </text:span><text:span text:style-name="T18">– </text:span><text:span text:style-name="T88">захихикала Пинки, взъерошив копытами розовые кудряшки и попытавшись соорудить из них бороду, </text:span><text:span text:style-name="T18">– </text:span><text:span text:style-name="T8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60"><text:span text:style-name="T18">– </text:span><text:span text:style-name="T88">Да так. Всё думаю, насколько это одиноко — быть бессмертной в мире смертных. Когда сам никого не любишь, и тебя никто не любит...</text:span></text:p>
      <text:p text:style-name="P60"><text:span text:style-name="T18">– </text:span><text:span text:style-name="T88">Ты что-о-о! Нельзя любить фаэри! Она похитит твоё сердце, и ты будешь искать её, пока не... </text:span><text:span text:style-name="T18">– </text:span><text:span text:style-name="T88">Пинки погрузилась в так и не съеденный салат «по-Кантерлотски» и захрапела.</text:span></text:p>
      <text:p text:style-name="P60"><text:span text:style-name="T18">– </text:span><text:span text:style-name="T88">Пока не умру?</text:span></text:p>
      <text:p text:style-name="P60"><text:span text:style-name="T18">– </text:span><text:span text:style-name="T88">Нет, глупенький, </text:span><text:span text:style-name="T18">– </text:span><text:span text:style-name="T88">пробулькала Пинки из миски. </text:span><text:span text:style-name="T18">– </text:span><text:span text:style-name="T88">Пока не найдёшь.</text:span></text:p>
      <text:p text:style-name="P6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5">Холодок незаметно прокрался мне в душу и прояснил мозги. Я кинул взгляд на часы на стене. Было без десяти шесть.</text:p>
      <text:p text:style-name="P65">Бля!</text:p>
      <text:p text:style-name="P6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5">БАМММ!!!</text:p>
      <text:p text:style-name="P6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5"><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65"><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65"><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65"><text:span text:style-name="T14">– </text:span>У нас?</text:p>
      <text:p text:style-name="P6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5">Но недостаточное.</text:p>
      <text:p text:style-name="P6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5"><text:span text:style-name="T14">– </text:span>Стооой! <text:span text:style-name="T14">– </text:span>заорал я. <text:span text:style-name="T14">– </text:span>Выпрыгивай из бочки!!!</text:p>
      <text:p text:style-name="P65">Кобылка-пилот улыбнулась и постукала копытцем по шлему, показывая, что не слышит меня.</text:p>
      <text:p text:style-name="P65"><text:span text:style-name="T14">– </text:span>Выпрыгивааа... <text:span text:style-name="T14">– </text:span>мой крик утонул в рёве рвущихся фейерверков.</text:p>
      <text:p text:style-name="P6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5"><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65">Поняшка ткнула в бок белоснежную пони-единорога. Та раскрыла глаза и осмотрелась.</text:p>
      <text:p text:style-name="P65"><text:span text:style-name="T14">– </text:span>Смотри, вот те и ответ на вопрос, куда деваются пони!</text:p>
      <text:p text:style-name="P65"><text:span text:style-name="T14">– </text:span>Где? <text:span text:style-name="T14">– </text:span>единорожка начала оглядываться.</text:p>
      <text:p text:style-name="P65"><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65"><text:span text:style-name="T14">– </text:span>И что? Я всё равно не пойму, куда пони деваются? И куда пропала Скуталу?</text:p>
      <text:p text:style-name="P65"><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6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5"><text:soft-page-break/></text:p>
      <text:p text:style-name="P66">***<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0"/>
      <text:p text:style-name="P75">Приветствую тебя, мой маленький человек!</text:p>
      <text:p text:style-name="P7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75"><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7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7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5">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5">«<text:span text:style-name="T14">P.S. Н</text:span>е гневите мироздание воровством! <text:span text:style-name="T34">Обмен рулит</text:span>!»</text:p>
      <text:p text:style-name="P7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5">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75"/>
      <text:p text:style-name="P5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6"/>
      <text:p text:style-name="P5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3"/>
      <text:h text:style-name="Heading_20_2" text:outline-level="2">13. Мэйнхэттен</text:h>
      <text:p text:style-name="P97">ZZ Top – Gimme all your lovin</text:p>
      <text:p text:style-name="P97">Mothley Crue – Kick Start My Heart</text:p>
      <text:p text:style-name="P65"><text:soft-page-break/><text:span text:style-name="T14">– </text:span>Попробуй ещё раз. Может, сбой соединения.</text:p>
      <text:p text:style-name="P6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5"><text:span text:style-name="T14">– </text:span>Не отсылается. Глюк какой-то.</text:p>
      <text:p text:style-name="P6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65"><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65"><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5"/>
      <text:p text:style-name="P66">***</text:p>
      <text:p text:style-name="P65"/>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5"><text:span text:style-name="T14">– </text:span>Это неправильно! <text:span text:style-name="T14">– </text:span>заявила Рэйнбоу Дэш, отвернувшись от окна.</text:p>
      <text:p text:style-name="P65"><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65"><text:span text:style-name="T14">– </text:span>Да я не про то! <text:span text:style-name="T14">– </text:span>отмахнулась пегаска. <text:span text:style-name="T14">– </text:span>Посмотри на поле.</text:p>
      <text:p text:style-name="P65"><text:span text:style-name="T14">– </text:span>И что? Поле как поле.</text:p>
      <text:p text:style-name="P65"><text:span text:style-name="T14">– </text:span>Оно не убрано. <text:span text:style-name="T14">– </text:span>мрачно ответила пегаска. <text:span text:style-name="T14">– </text:span>Ужас, сколько кукурузы пропадает!</text:p>
      <text:p text:style-name="P65">Я присмотрелся получше и указал ей на очередной городок, проносящийся за окном.</text:p>
      <text:p text:style-name="P65"><text:span text:style-name="T14">– </text:span>У самого посёлка поля убраны. Наверняка дойдёт дело и до остальных.</text:p>
      <text:p text:style-name="P65"><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5"><text:span text:style-name="T14">– </text:span>Спасибо, но от пинкиных плюшек у меня фланки округляются.</text:p>
      <text:p text:style-name="P65"><text:span text:style-name="T14">– </text:span>Да ладно тебе, Рэйнбоу Дэш! От одной не округлятся.</text:p>
      <text:p text:style-name="P65"><text:span text:style-name="T14">– </text:span>От одной —<text:span text:style-name="T14"> </text:span>нет. Но я ж на одной не остановлюсь... И вот что. Зови меня Дэш! А то и мне придётся звать тебя полным именем, а я этого не выношу. <text:span text:style-name="T14">– </text:span>Пегаска взяла карту и нахмурилась. <text:span text:style-name="T14">– </text:span>Да что ж такое, какого сена! Одни валеты идут!</text:p>
      <text:p text:style-name="P65">За окном несколько пони работали на поле. Что-то странное было в их деятельности.<text:span text:style-name="T14"> </text:span>Как будто…</text:p>
      <text:p text:style-name="P65"><text:soft-page-break/><text:span text:style-name="T14">– О</text:span>но и понятно, что поля не убраны. Откуда ж им быть убранными, когда на двух работающих пони целая толпа бездельников!</text:p>
      <text:p text:style-name="P6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5"><text:span text:style-name="T14">– </text:span>Они паслись… Ты можешь себе представить? Макс! Они ПАСЛИСЬ! Ели траву, как какие-то дикари! Фигня какая-то…</text:p>
      <text:p text:style-name="P6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5">…</text:p>
      <text:p text:style-name="P65">ВЖИИИИИИИИИ!!!</text:p>
      <text:p text:style-name="P6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5"><text:span text:style-name="T14">– </text:span>Что за…?</text:p>
      <text:p text:style-name="P12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5"><text:span text:style-name="T14">– </text:span>Леди и джентльпони! Просьба не паниковать! Поезд дальше не идёт: впереди провал! <text:span text:style-name="T14">– </text:span>крикнул проводник.</text:p>
      <text:p text:style-name="P65"><text:span text:style-name="T14">– </text:span>Какой ещё, в дышло, провал? Я проезжал тут два дня назад!</text:p>
      <text:p text:style-name="P65"><text:span text:style-name="T14">– </text:span>Безобразие! Верните мне деньги за билет!</text:p>
      <text:p text:style-name="P65"><text:span text:style-name="T14">– </text:span>Как вы смеете! Я опоздаю в порт! <text:s/><text:span text:style-name="T14">– </text:span>послышались выкрики в толпе.</text:p>
      <text:p text:style-name="P65">Проводник — седой земнопони стального цвета — поставил фонарь на пол и вытер со лба пот.</text:p>
      <text:p text:style-name="P65"><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5">Я осторожно подошёл к краю и глянул вниз. </text:p>
      <text:p text:style-name="P6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5"><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5"><text:span text:style-name="T14">– </text:span>Дэш, нам надо на ту сторону.</text:p>
      <text:p text:style-name="P65"><text:span text:style-name="T14">– </text:span>Нет проблем. Я могу тебя перенести.</text:p>
      <text:p text:style-name="P65">Я с сомнением посмотрел на пегаску. Дэш в холке была мне по пояс.</text:p>
      <text:p text:style-name="P65"><text:span text:style-name="T14">– </text:span>Ты точно в этом уверена?</text:p>
      <text:p text:style-name="P6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5"><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65">Мля.</text:p>
      <text:p text:style-name="P65"><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5">Пегаска почесала затылок и заметила.</text:p>
      <text:p text:style-name="P65"><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6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5">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65">…</text:p>
      <text:p text:style-name="P6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5">Разумеется, я посмотрел вниз.</text:p>
      <text:p text:style-name="P6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5">…</text:p>
      <text:p text:style-name="P65">Я валялся на насыпи и трясся как в лихорадке. От пережитого шока меня тошнило. Ёбаная Селестия!</text:p>
      <text:p text:style-name="P65"><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6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5"><text:span text:style-name="T14">– </text:span>Я чувствую, что только что упустил отличную возможность отлить на вселенную!</text:p>
      <text:p text:style-name="P65"><text:soft-page-break/></text:p>
      <text:p text:style-name="P66">***</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5"><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7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65"><text:span text:style-name="T14">– </text:span>Удостоверение личности предъявлять? <text:span text:style-name="T14">– </text:span>осведомился я.</text:p>
      <text:p text:style-name="P65"><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65">Бляяя!!! Ах ты ж!!!</text:p>
      <text:p text:style-name="P65">Хлопнула освобождённая дверь, изнутри клацнула щеколда.</text:p>
      <text:p text:style-name="P65"><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65">Дэш, ни слова не говоря, прислонила ухо к двери.</text:p>
      <text:p text:style-name="P65"><text:span text:style-name="T14">– </text:span>Будешь смеяться, но именно этим он и занят. Вызывает полицию по телефону. <text:span text:style-name="T14">– </text:span>сообщила пегаска.</text:p>
      <text:p text:style-name="P65"><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65">Пегаска продолжала слушать. Потом глаза её округлились от удивления.</text:p>
      <text:p text:style-name="P65"><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65">Ну охренеть! Я что, нанёс моральную травму охраннику своим видом? Добро пожаловать в Эквестрию, страну дружбы и пони!</text:p>
      <text:p text:style-name="P65"><text:span text:style-name="T14">– </text:span>Сколько у нас времени?</text:p>
      <text:p text:style-name="P65">Дэш почесала в затылке.</text:p>
      <text:p text:style-name="P65"><text:soft-page-break/><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4">– </text:span>двадцать минут у нас есть.</text:p>
      <text:p text:style-name="P65">Я с наслаждением захреначил ногой в стеклянную дверь павильона. Осколки стекла брызнули во все стороны.</text:p>
      <text:p text:style-name="P65"><text:span text:style-name="T14">– </text:span>Тогда давай сначала обыщем контору. Если уж полиция всё равно едет сюда, так пусть у них хотя бы будет повод!</text:p>
      <text:p text:style-name="P65"/>
      <text:p text:style-name="P66">***</text:p>
      <text:p text:style-name="P65"/>
      <text:p text:style-name="P65">Разумеется, полиция приехала, как только мы обнаружили эти чёртовы резонаторы — иначе ж и быть не могло!</text:p>
      <text:p text:style-name="P65"/>
      <text:p text:style-name="P65">…</text:p>
      <text:p text:style-name="P65"/>
      <text:p text:style-name="P65">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5"><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65">Снаружи послышался вой сирены и цокот множества копыт.</text:p>
      <text:p text:style-name="P65"><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5">Пиздец! Мы с Дэш переглянулись.</text:p>
      <text:p text:style-name="P65"><text:span text:style-name="T14">– </text:span>Это твои двадцать минут? <text:span text:style-name="T14">– </text:span>возмутился я. <text:span text:style-name="T14">– </text:span>Да ещё и десяти не прошло!</text:p>
      <text:p text:style-name="P65">Дэш вымучено скривилась.</text:p>
      <text:p text:style-name="P65"><text:span text:style-name="T14">– П</text:span>римат Макс, здание окружено! Мы знаем, что ты внутри! Выходи добровольно, или будешь взят силой! <text:span text:style-name="T14">– </text:span>загремел усиленный мегафоном голос.</text:p>
      <text:p text:style-name="P65">Я разбил топором стеклянные дверцы прибора и вытащил рубины.</text:p>
      <text:p text:style-name="P65"><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5">Пегаска отрицательно помотала головой.</text:p>
      <text:p text:style-name="P65"><text:span text:style-name="T14">– </text:span>Ну уж фигушки. Я тебя тут не оставлю.</text:p>
      <text:p text:style-name="P65"><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65"><text:span text:style-name="T14">– Н</text:span>е тупи! <text:span text:style-name="T14">– </text:span>упрямо мотнула головой пегаска. <text:span text:style-name="T14">– </text:span>Всё изменилось. Никто тебя не вытащит.</text:p>
      <text:p text:style-name="P6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5"><text:soft-page-break/><text:span text:style-name="T14">– </text:span>Быстро за мной! <text:span text:style-name="T14">– </text:span>скомандовала пегаска, помчавшись к лестнице в офисные этажи.</text:p>
      <text:p text:style-name="P65">Я припустил было за ней, потом вернулся и поднял над головой раскуроченный ускоритель.</text:p>
      <text:p text:style-name="P65"><text:span text:style-name="T14">– Ю-</text:span>хууу<text:span text:style-name="T14">!!!</text:span></text:p>
      <text:p text:style-name="P6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5">На последнем этаже пегаска стояла в коридоре, с сомнением обозревая ряд дверей.</text:p>
      <text:p text:style-name="P65"><text:span text:style-name="T14">– </text:span>Где-то тут должна быть дверь на крышу. Не могли же они залазить туда по пожарной лестнице?</text:p>
      <text:p text:style-name="P6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6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5"><text:span text:style-name="T14">– </text:span>Макс, подвинься!</text:p>
      <text:p text:style-name="P65">Пегаска оттеснила меня крупом и повернулась к двери задом.</text:p>
      <text:p text:style-name="P65"><text:span text:style-name="T14">– </text:span>Ю-хууу!</text:p>
      <text:p text:style-name="P65">БАБАХ!!!</text:p>
      <text:p text:style-name="P6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5"><text:span text:style-name="T14">– </text:span>Ты чего на меня так уставился? <text:span text:style-name="T14">– </text:span>подозрительно спросила пегаска.</text:p>
      <text:p text:style-name="P65"><text:span text:style-name="T14">– </text:span>Да так… Не ожидал, что ты такая…</text:p>
      <text:p text:style-name="P65"><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65">С лестницы донёсся топот копыт, в конце коридора появились пони-полицейские.</text:p>
      <text:p text:style-name="P6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5"><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5"><text:span text:style-name="T14">– </text:span>Ты! Не! По! Нял! Те! Бе! Не! Льзя! Тут! Ос! Та! ВАТЬСЯ!!! <text:span text:style-name="T14">– </text:span>мощный толчок изнутри катапультировал её с люка.</text:p>
      <text:p text:style-name="P6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5"><text:soft-page-break/><text:span text:style-name="T14">– </text:span>Ты чего делаешь??! Пипец, мы же упадём! Ты ж не удержишь!..</text:p>
      <text:p text:style-name="P6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5">Некоторое время было тихо. Потом хлопнули ставни и чей-то сонный голос недовольно пробормотал:</text:p>
      <text:p text:style-name="P65"><text:span text:style-name="T14">– </text:span>Кто мешает нам спать после тяжкого выступления?</text:p>
      <text:p text:style-name="P65">Я осторожно выглянул из куста.</text:p>
      <text:p text:style-name="P6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5">Птицы и цикады продолжили пение, прерванное нашим вторжением. </text:p>
      <text:p text:style-name="P6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5"><text:span text:style-name="T14">– </text:span>Так вот кто тревожит наш сон!</text:p>
      <text:p text:style-name="P65">Дверь дома приоткрылась. Стало видно, что за ней притаилась единорожка, уже спустившаяся с мансарды.</text:p>
      <text:p text:style-name="P65"><text:span text:style-name="T14">– </text:span>Так-так, посмотрим, что тут у нас. Ага. Гм. Это наверняка тот монстр-примат, о котором писали в газетах. Занятно.</text:p>
      <text:p text:style-name="P65">Я крутился в телекинетическом поле перед единорожкой как некий диковинный экспонат шоу уродцев.</text:p>
      <text:p text:style-name="P65"><text:span text:style-name="T14">– </text:span>А это у нас кто? Гмм. Пегаска. Вот так раз! Рэйнбоу Дэш! Какими судьбами?</text:p>
      <text:p text:style-name="P65"><text:span text:style-name="T14">– </text:span>ТРИКСИ! <text:span text:style-name="T14">– <text:s/></text:span>фейсхуфнула Дэш. <text:span text:style-name="T14">– </text:span>Во имя Селестии, ЧТО ты тут делаешь?!!</text:p>
      <text:p text:style-name="P65"><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65">Так как дипломатические таланты пегаски оставляли желать лучшего, я решил взять переговоры в свои руки.</text:p>
      <text:p text:style-name="P65"><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65"><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65"><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65"><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65">Пегаска задумалась. Она обернулась на меня и мрачно спросила:</text:p>
      <text:p text:style-name="P65"><text:span text:style-name="T14">– </text:span>Ей ведь нельзя рассказывать, да?</text:p>
      <text:p text:style-name="P65"><text:soft-page-break/><text:span text:style-name="T14">– </text:span>Нельзя. <text:span text:style-name="T14">– </text:span>подтвердил я. <text:span text:style-name="T14">– </text:span>Селестия запретила. Может возникнуть паника и всё такое.</text:p>
      <text:p text:style-name="P6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5"><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65"><text:span text:style-name="T14">– </text:span>ОГО!</text:p>
      <text:p text:style-name="P65">Единорожка аж уселась на крыльцо от удивления.</text:p>
      <text:p text:style-name="P65"><text:span text:style-name="T14">– </text:span>Представлем себе, ЧТО вы скрываете, если ты готова на ТАКОЕ! Признаюсь, вам удалось нас заинтересовать!</text:p>
      <text:p text:style-name="P65">Единорожка в задумчивости стала ходить по веранде туда-сюда, разговаривая сама с собой.</text:p>
      <text:p text:style-name="P65"><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5">Единорожка встала на задние ноги и захлопала в копыта. После чего она метнулась в дом, потянув нас за собой.</text:p>
      <text:p text:style-name="P6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5">Единорожка улеглась на диване. Мы с Дэш шмякнулись на ковёр.</text:p>
      <text:p text:style-name="P65"><text:span text:style-name="T14">– </text:span>Мы приняли решение не выдавать вас полиции в обмен на то, что вы расскажете нам о вашей секретной миссии!</text:p>
      <text:p text:style-name="P65"><text:span text:style-name="T14">– </text:span>Не пойдёт! <text:span text:style-name="T14">– </text:span>заявил я. <text:span text:style-name="T14">– </text:span>Я уже сказал, что это тайна. Мне добавить нечего.</text:p>
      <text:p text:style-name="P65"><text:span text:style-name="T14">– </text:span>Да неужели? <text:span text:style-name="T14">– </text:span>захлопала ресницами Трикси. <text:span text:style-name="T14">– </text:span>Ты хорошо подумал?</text:p>
      <text:p text:style-name="P65">Окно <text:s/>комнаты распахнулось. В комнату ворвался вой сирены. Несколько полицейских фургонов промчались мимо.</text:p>
      <text:p text:style-name="P65">Вот чёрт!!!</text:p>
      <text:p text:style-name="P65"/>
      <text:p text:style-name="P65">…</text:p>
      <text:p text:style-name="P53"/>
      <text:p text:style-name="P65"><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65"><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5"><text:span text:style-name="T14">– </text:span>Стой! Что ты там сказала о Селестии?</text:p>
      <text:p text:style-name="P65">Трикси молча левитировала мне газеты с трюмо.</text:p>
      <text:p text:style-name="P65">…</text:p>
      <text:p text:style-name="P65">Фак! Фак-фак-фак!!!</text:p>
      <text:p text:style-name="P65">«<text:span text:style-name="T34">Исчезновение дневной главы диархии: Эквестрия в панике!</text:span>» (статья двухдневной давности).</text:p>
      <text:p text:style-name="P65">«<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5"><text:soft-page-break/>«<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65">«<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5">«<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5">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53"><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3">– <text:span text:style-name="T1">ОНИ ЧТО, ШУТОК НЕ ПОНИМАЮТ?!! </text:span>– <text:span text:style-name="T1">заорал я наконец. </text:span>– <text:span text:style-name="T1">Нашли пониеда, ёбнутые пони!!!</text:span></text:p>
      <text:p text:style-name="P65"><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8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5">Я зажал голову в ладонях и застонал, покачиваясь из стороны в сторону.</text:p>
      <text:p text:style-name="P65"><text:span text:style-name="T14">– </text:span>Макс? Ты в порядке?</text:p>
      <text:p text:style-name="P6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5">И вот теперь её нет. Зачем куда-то бежать, скрываться, рисковать, если смысл стараний потерян?</text:p>
      <text:p text:style-name="P73"/>
      <text:p text:style-name="P7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6">– Я доведу! Обещаю!..»</text:p>
      <text:p text:style-name="P65"/>
      <text:p text:style-name="P6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5">И у меня есть кое-какие результаты, чёрт побери!</text:p>
      <text:p text:style-name="P6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5">Дерьмо! Слишком много «если» и «может быть»!</text:p>
      <text:p text:style-name="P65"><text:soft-page-break/>Трижды дерьмо!!! Я забыл, что для проведения эксперимента, нам нужна помощь Селестии!</text:p>
      <text:p text:style-name="P65"/>
      <text:p text:style-name="P81"><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5"/>
      <text:p text:style-name="P6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5">Что ж, вполне привычное для меня состояние. Последний месяц был просто ярким фантастически-нереальным исключением из правила.</text:p>
      <text:p text:style-name="P42">МУ-ХА-ХА!</text:p>
      <text:p text:style-name="P42">Кажется, я знаю, как показать фак провидению! <text:span text:style-name="T14">Show must go on!</text:span></text:p>
      <text:p text:style-name="P65">Я улыбнулся и помахал пегаске рукой, показывая, что в норме. Дэш облегчённо выдохнула.</text:p>
      <text:p text:style-name="P53">– <text:span text:style-name="T1">Так что, мы свободны? </text:span>– <text:span text:style-name="T1">спросил я, поднимаясь с пола.</text:span></text:p>
      <text:p text:style-name="P53">– <text:span text:style-name="T1">О, да! Великая и могучая Трикси держит слово!</text:span></text:p>
      <text:p text:style-name="P65">Единорожка задумалась и продолжила:</text:p>
      <text:p text:style-name="P5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4. <text:span text:style-name="T1">Деградация</text:span></text:h>
      <text:p text:style-name="P53">&lt;<text:span text:style-name="T92">David Bowie - Lets Dance/ Ashes To Ashes</text:span></text:p>
      <text:p text:style-name="P53"><text:span text:style-name="T92">Roxette – Queen of rain</text:span>&gt;</text:p>
      <text:p text:style-name="P65">– Ы! Ы! Ы! Ы! Ы!</text:p>
      <text:p text:style-name="P65">Дэш стучала лбом о сосну с такой силой, что на неё падали иголки и шишки.</text:p>
      <text:p text:style-name="P65">Я вышел из фургона и присел рядом.</text:p>
      <text:p text:style-name="P65">– Дэш! В конце-концов, мы можем спать днём, а идти ночью. Тогда я могу тащить фургон. Не стоит тебе так мучаться.</text:p>
      <text:p text:style-name="P65">Пегаска стояла, прижавшись лбом к стволу, и молчала. Я продолжил.</text:p>
      <text:p text:style-name="P65">– Или же мы можем нанять земнопони. Я не буду показываться из фургона, а ты строго запретишь ему совать нос внутрь.</text:p>
      <text:p text:style-name="P65">Дэш тяжело вздохнула и закатила глаза.</text:p>
      <text:p text:style-name="P6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5">Пегаска пробормотала что-то чуть слышно.</text:p>
      <text:p text:style-name="P65">– Что? – не расслышал я.</text:p>
      <text:p text:style-name="P6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5">Я пожал плечами и обнял пегаску.</text:p>
      <text:p text:style-name="P65">– Э, нет, погоди. – Дэш сбросила плащ Трикси, скрывающий её крылья. – Давай!</text:p>
      <text:p text:style-name="P65">Я обнял её повторно. В этот раз пегаска не стояла смирно, а, в свою очередь, обняла меня.</text:p>
      <text:p text:style-name="P6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5">– Эмм… Ты чего?</text:p>
      <text:p text:style-name="P65">Дэш раскрыла глаза. Я упёрся ладонью ей в грудь и осторожно отодвинул от себя. Пегаска разжала обьятия.</text:p>
      <text:p text:style-name="P65">– Йей! Обнимашки таки клёво снимают стресс! Тебе разве не нравится?</text:p>
      <text:p text:style-name="P65">– Нравится. Но ты слишком увлеклась: я чуть не оказался на земле.</text:p>
      <text:p text:style-name="P65">Дэш смутилась.</text:p>
      <text:p text:style-name="P65">– Упс! Забыла, что у тебя только одна пара ног для упора! Не сердись!</text:p>
      <text:p text:style-name="P65">Я покровительно похлопал пегаску по шее.</text:p>
      <text:p text:style-name="P6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5">Пегаска немедленно заорала:</text:p>
      <text:p text:style-name="P65">– Обнимашки-и-и!!! – и повалила меня на траву. Сила, таящаяся в её худеньком теле, обескураживала.</text:p>
      <text:p text:style-name="P65">– Дэш! Ну, не воспринимай же всё так буквально, ё-моё!</text:p>
      <text:p text:style-name="P65">– Гы! Что-то ты не слишком был готов к этому разу!</text:p>
      <text:p text:style-name="P6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5">Наконец она приземлилась, пропахав в дёрне борозды тормозного следа.</text:p>
      <text:p text:style-name="P65"><text:soft-page-break/>– Ффух! Ещё бы немного, и я бы рехнулась от тоски! Как только Эпплджек эти телеги таскает? Это же офигенно скучно!</text:p>
      <text:p text:style-name="P65">Пегаска накинула на себя плащ, скрыв крылья, и стала впрягаться в фургончик.</text:p>
      <text:p text:style-name="P65">– Макс, залазь в фургон. Там впереди какой-то посёлок. Купим еды и узнаем новости.</text:p>
      <text:p text:style-name="P65"/>
      <text:p text:style-name="P66">***</text:p>
      <text:p text:style-name="P65"/>
      <text:p text:style-name="P65">Три дня спустя…</text:p>
      <text:p text:style-name="P65"/>
      <text:p text:style-name="P65">«<text:span text:style-name="T34">Добро пожаловать в Груммингтон! Вам здесь рады!</text:span></text:p>
      <text:p text:style-name="P65"><text:span text:style-name="T34">Население города </text:span><text:span text:style-name="T93">302 пони</text:span><text:span text:style-name="T34">.</text:span></text:p>
      <text:p text:style-name="P65"><text:span text:style-name="T93">250 пони</text:span><text:span text:style-name="T34">.</text:span></text:p>
      <text:p text:style-name="P65"><text:span text:style-name="T93">125 поней</text:span><text:span text:style-name="T34">.</text:span></text:p>
      <text:p text:style-name="P65"><text:span text:style-name="T34">54 паня.</text:span>»</text:p>
      <text:p text:style-name="P65"/>
      <text:p text:style-name="P6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5">Я вернулся за столик у окна и продолжил писать письмо.</text:p>
      <text:p text:style-name="P65">«<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4">Дружба </text:span><text:span text:style-name="T43">—</text:span><text:span text:style-name="T24"> </text:span><text:span text:style-name="T3">э</text:span><text:span text:style-name="T24">то, </text:span><text:span text:style-name="T95">так её </text:span><text:span text:style-name="T3">разэтак</text:span><text:span text:style-name="T95">,</text:span><text:span text:style-name="T24"> магия!</text:span><text:span text:style-name="T82">»</text:span></text:p>
      <text:p text:style-name="P65"/>
      <text:p text:style-name="P6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5">– Всё в порядке, Дэш?</text:p>
      <text:p text:style-name="P65">Пегаска смотрела на язычки огня, танцующие в окошке печной дверцы и молчала. Наконец она отозвалась.</text:p>
      <text:p text:style-name="P65">– Нет. Не всё в порядке.</text:p>
      <text:p text:style-name="P65">Дэш отвернулась от огня и взглянула на меня.</text:p>
      <text:p text:style-name="P6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5">Я сел рядом с пегаской, обнял её и легонько встряхнул.</text:p>
      <text:p text:style-name="P6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5">Дэш негромко всхлипнула и тут же закашлялась, пытаясь скрыть секундную слабость.</text:p>
      <text:p text:style-name="P6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5"><text:soft-page-break/>Пегаска фейсхуфнула.</text:p>
      <text:p text:style-name="P6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5">Я поставил кастрюлю с картошкой на печку.</text:p>
      <text:p text:style-name="P65">– Дэш. Когда ты в последний раз летала?</text:p>
      <text:p text:style-name="P65">– Вчера утром немного. А что?</text:p>
      <text:p text:style-name="P65">– Попробуй взлети сейчас. Просто поднимись к потолку.</text:p>
      <text:p text:style-name="P6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5">– …Да ладно!</text:p>
      <text:p text:style-name="P65">Пегаска сидела на полу и удивлённо рассматривала свои крылья. Потом для уверенности подёргала зубами за маховые перья.</text:p>
      <text:p text:style-name="P65">– Вроде не сплю — боль чувствуется. Тогда какого сена я падаю?!!</text:p>
      <text:p text:style-name="P65">– Дэш. – мягко сказал я. – Судя по площади крыльев, пегасы держатся в воздухе, в основном, за счёт магии.</text:p>
      <text:p text:style-name="P65">– И?</text:p>
      <text:p text:style-name="P6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5">– У-у-у-ы-ы-ы-а-а-а!</text:p>
      <text:p text:style-name="P65">Дэш горько, с подвыванием, разрыдалась.</text:p>
      <text:p text:style-name="P65">– Ы-ы-ы! Я не могу без неба-а-а! Мне нужно лета-а-ать! Я пега-а-ас!</text:p>
      <text:p text:style-name="P65">Крутая и тренированная пегаска сотрясалась от плача, как ребёнок. Её депрессия последних дней вырвалась наружу эмоциональным взрывом.</text:p>
      <text:p text:style-name="P65">– Почему всё так… хнык... паршиво? Что мы сделали не так? Хнык… Я даже не знаю, с кем надо подраться, чтобы всё исправить…</text:p>
      <text:p text:style-name="P65">Я сел рядом. Мне нечем было её утешить, я мог лишь молча обнять её, поглаживая по растрёпанной гриве. Пегаска, вхлипывая, прижалась ко мне.</text:p>
      <text:p text:style-name="P65">– Макс?</text:p>
      <text:p text:style-name="P65">– Да?</text:p>
      <text:p text:style-name="P6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5">– Дэш, мы дойдём до Понивилля, что бы ни случилось. Обещаю тебе.</text:p>
      <text:p text:style-name="P65">Пегаска утешилась и замерла, глядя в огонь.</text:p>
      <text:p text:style-name="P65">Я мыл тарелки после ужина, когда услышал бормотание Дэш за спиной.</text:p>
      <text:p text:style-name="P65">«И-и-и… о-о-о… эн… а-а-а… И она.. П-э-э-э… о-о-о… Как эта буква называется, забери меня дискорд? Ша? Ша! Эл! А! Мммм… И она пошла... Ы-ы-ы!!!»</text:p>
      <text:p text:style-name="P65">Громкий «бабах» дал понять, что Дэш захлопнула книгу. После короткой паузы взьерошенная пегаска <text:s/>выглянула из-за спины.</text:p>
      <text:p text:style-name="P65">– Макс? Расскажи какую-нибудь сказку на ночь? Что-то спать не хочется.</text:p>
      <text:p text:style-name="P65"><text:soft-page-break/>Пегаска залезла на диван и похлопала рядом с собой.</text:p>
      <text:p text:style-name="P65">Я поставил тарелку в шкафчик и вытер руки о передник.</text:p>
      <text:p text:style-name="P65">– Дэш, это плохая идея. Давай, я лучше тебе почитаю.</text:p>
      <text:p text:style-name="P65">– Хочу сказку! – пегаска насупилась и отгородилась от меня подушкой. – Ты плохой!</text:p>
      <text:p text:style-name="P65">– Дэш! Я не помню ни черта!</text:p>
      <text:p text:style-name="P65">– Сказку!!! – подушка полетела в меня.</text:p>
      <text:p text:style-name="P6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5">Дэш повернулась ко мне спиной и стала подозрительно шмыгать носом.</text:p>
      <text:p text:style-name="P65">Я подошёл к дивану и сел рядом, развернув её к себе.</text:p>
      <text:p text:style-name="P65">– Ну ладно. Сама напросилась!</text:p>
      <text:p text:style-name="P65">Я задумался.</text:p>
      <text:p text:style-name="P65">…</text:p>
      <text:p text:style-name="P65">– Вот тебе сказка с моралью. Слушай.</text:p>
      <text:p text:style-name="P65">Я устроился на диване, положив под ноги подушку, на которой тут же примостилась и пегаска.</text:p>
      <text:p text:style-name="P65">– Однажды в кувшин с молоком попали две жабы…</text:p>
      <text:p text:style-name="P65">– Бггг! Уже смешно! – заржала Дэш. – <text:s/>Как могли жабы попасть в кувшин? Он же высокий? Жабы прыгают низко. Может, это было блюдце?</text:p>
      <text:p text:style-name="P65">– Нет! – упёрся я. – Кувшин! Иначе морали не получится! Жабы… эээ… свалились в него с кантерлотской скалы.</text:p>
      <text:p text:style-name="P65">– Ух ты! Круто! А что они там делали?</text:p>
      <text:p text:style-name="P65">– Дэш! Как я могу рассказывать, если ты постоянно меня перебиваешь?</text:p>
      <text:p text:style-name="P65">– Ну пожалуйста! Больше не буду, только объясни, как жабы оказались в Кантерлоте?</text:p>
      <text:p text:style-name="P6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5">– Вау! Прикольно!</text:p>
      <text:p text:style-name="P6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5">– А потом?</text:p>
      <text:p text:style-name="P6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5">Пегаска затряслась от смеха. Потом, прервавшись, строго спросила с меня:</text:p>
      <text:p text:style-name="P65">– А какая тут мораль? Ты говорил, в этой сказке будет мораль!</text:p>
      <text:p text:style-name="P65">– Мораль? Э-э-э... Мораль тут такая. – <text:s/>мрачно заявил я. – Не умеешь летать — не суйся к принцессе!</text:p>
      <text:p text:style-name="P65"><text:soft-page-break/>– Хорошая… ммм… сказка… – пробормотала пегаска сонно. Зевнув во весь рот она потянулась и, прижавшись к моей ноге, заснула.</text:p>
      <text:p text:style-name="P6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5">Я пожал плечами, устроился поудобнее и укрылся одеялом.</text:p>
      <text:p text:style-name="P65">…</text:p>
      <text:p text:style-name="P6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5">Скррржжжж… Скррржжж… Скррржжж…</text:p>
      <text:p text:style-name="P65">Снаружи раздался скрежет. В глубокой ночи, посреди абсолютной тишины этот тихий <text:s/>звук таил необъяснимую угрозу.</text:p>
      <text:p text:style-name="P65">Скррржжжж… Скррржжж…</text:p>
      <text:p text:style-name="P6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5">На земле прямо перед фургоном сидела кобылка-жеребёнок и, зажав в зубах гвоздь, выцарапывала что-то на жестяной крышке коробки из-под конфет.</text:p>
      <text:p text:style-name="P65">– Что ты тут делаешь так поздно? Где твои родители? – вздохнув с облегчением, спросил я.</text:p>
      <text:p text:style-name="P65">Выйдя из фургона, я подошёл к жеребёнку и посветил на жестянку.</text:p>
      <text:p text:style-name="P65">– Чем ты тут занимаешься?</text:p>
      <text:p text:style-name="P65">Жеребёнка молча смотрела на меня, зажав гвоздь в зубах. На жестянке были коряво выцарапаны буквы.</text:p>
      <text:p text:style-name="P65">«<text:span text:style-name="T93">37 пни</text:span></text:p>
      <text:p text:style-name="P83">24пн</text:p>
      <text:p text:style-name="P83">15</text:p>
      <text:p text:style-name="P65"><text:span text:style-name="T34">1</text:span>»</text:p>
      <text:p text:style-name="P65">– Что это за цифры? – спросил я.</text:p>
      <text:p text:style-name="P6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5">«<text:span text:style-name="T34">Добро пожаловать в Груммингтон! Вам здесь рады!</text:span></text:p>
      <text:p text:style-name="P65"><text:span text:style-name="T34">Население города </text:span><text:span text:style-name="T93">302 пони</text:span><text:span text:style-name="T34">.</text:span></text:p>
      <text:p text:style-name="P65"><text:span text:style-name="T93">250 пони</text:span><text:span text:style-name="T34">.</text:span></text:p>
      <text:p text:style-name="P65"><text:span text:style-name="T93">125 поней</text:span><text:span text:style-name="T34">.</text:span></text:p>
      <text:p text:style-name="P65"><text:span text:style-name="T34">54 паня.</text:span>»</text:p>
      <text:p text:style-name="P6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5">– Ты хочешь сказать, этой ночью из населения осталась ты одна? – хрипло спросил я.</text:p>
      <text:p text:style-name="P65">Кобылка кивнула и снова показала на жестянку и вверх.</text:p>
      <text:p text:style-name="P65">– Макс! Оглянись! – тревожно воскликнула Дэш у меня за спиной.</text:p>
      <text:p text:style-name="P6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5">– Дэш! Быстро!</text:p>
      <text:p text:style-name="P6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5">УУУУУУРРРРРРГГГГХХХХХХХ!!!<text:span text:style-name="T14">&lt;</text:span><text:span text:style-name="T81">Metallica-Enter Sandman</text:span><text:span text:style-name="T14">&gt;</text:span></text:p>
      <text:p text:style-name="P6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5">– Макс, запрыгивай!</text:p>
      <text:p text:style-name="P6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0"/>
      <text:p text:style-name="P70">0</text:p>
      <text:p text:style-name="P65"/>
      <text:p text:style-name="P6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5"/>
      <text:h text:style-name="Heading_20_2" text:outline-level="2">15. Филлидельфия</text:h>
      <text:p text:style-name="P53">&lt;<text:span text:style-name="T80">Kiss – I Was Made For Lovin’ You</text:span>&gt;</text:p>
      <text:p text:style-name="P6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5">Я поднял кусок газеты, прибитый ветром к ограждению и быстро пробежался по заголовкам.</text:p>
      <text:p text:style-name="P65">«<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74">«</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74">».</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text:span><text:soft-page-break/><text:span text:style-name="T34">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65">На ближайшем же столбе висело объявление, в котором за мою голову уже предлагалось двадцать пять тысяч.</text:p>
      <text:p text:style-name="P6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5">Пегаска взмахнула крыльями для эффекта. Неожиданно для неё и меня, взмах крыльев подбросил её вверх на хороший метр.</text:p>
      <text:p text:style-name="P65">– Какого се… – пегаска приземлилась на круп, изумлённо глядя на свои крылья. – ...на!</text:p>
      <text:p text:style-name="P65">Подумав немного, Дэш выбралась из упряжи и что есть мочи замахала крыльями.</text:p>
      <text:p text:style-name="P6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5">Я перевязывал пегаске голову, когда мне в голову пришла идея. Я указал на валяющийся рядом с нами самокат.</text:p>
      <text:p text:style-name="P65">– Дэш, ты ведь сможешь буксировать его на лету?</text:p>
      <text:p text:style-name="P65">– Этот? Конечно могу! Плёвое дело!</text:p>
      <text:p text:style-name="P65">– А со мной?</text:p>
      <text:p text:style-name="P65">– Хмм. Понимаю, к чему ты клонишь.</text:p>
      <text:p text:style-name="P65">Пегаска критически оглядела меня.</text:p>
      <text:p text:style-name="P6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5">…</text:p>
      <text:p text:style-name="P65">Когда дорожное покрытие слилось в сплошную серую полосу, а руль самоката начал у меня в руках вибрировать от скорости, я заорал:</text:p>
      <text:p text:style-name="P65">– Дэ-э-э-ш!!! Сто-о-ой!!! Хватит! Испытание пройдено! Не увлекайся!!!</text:p>
      <text:p text:style-name="P65">Пегаска приземлилась и, выплюнув поводья изо рта, встала в гордую позу.</text:p>
      <text:p text:style-name="P65">– Я ещё и не начинала, между прочим! Так, только чуть-чуть размялась!</text:p>
      <text:p text:style-name="P65">Я положил самокат и на трясущихся ногах приближался к ней. Сердце ходило ходуном где-то в районе пяток.</text:p>
      <text:p text:style-name="P65">– Дэш, ты это нарочно? Про «клячу» и всё такое?</text:p>
      <text:p text:style-name="P65">– А что такое? – невинно спросила пегаска, полуобернувшись ко мне задом.</text:p>
      <text:p text:style-name="P65"><text:soft-page-break/>– А ничего. – нарочито спокойно сказал я, демонстративно закатывая рукава.</text:p>
      <text:p text:style-name="P6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5">– <text:s/>А того, что я тебя сейчас!..</text:p>
      <text:p text:style-name="P65">ХЛОП!</text:p>
      <text:p text:style-name="P6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5">– Бггг! – <text:s/>заржала пегаска. – Макс, не будь нытиком! Прикольная же шутка!</text:p>
      <text:p text:style-name="P6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5"><text:s/>Я потрепал пегаску между ушей.</text:p>
      <text:p text:style-name="P65">– Насчёт шуток я уже заметил. Не парься, я не сержусь. Вдобавок, не такой уж я и хрупкий, просто люблю перестраховаться.</text:p>
      <text:p text:style-name="P65">– Да? Это клёво. – успокоилась Дэш. – А можно попросить тебя об одной вещи?</text:p>
      <text:p text:style-name="P65">– Да?</text:p>
      <text:p text:style-name="P65">– Помнишь, я разревелась в Груммингтоне?</text:p>
      <text:p text:style-name="P65">– Ну да, было дело.</text:p>
      <text:p text:style-name="P65">– Забудь про это!</text:p>
      <text:p text:style-name="P65">– Почему? – озадачился я. – Ты тогда была такой милой тогда.</text:p>
      <text:p text:style-name="P65">Дэш насупилась и принялась ковырять копытом асфальт.</text:p>
      <text:p text:style-name="P6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5">Я пожал плечами.</text:p>
      <text:p text:style-name="P6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5">– Но ты не плачешь.</text:p>
      <text:p text:style-name="P65">Я задумался.</text:p>
      <text:p text:style-name="P6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5">– Ни фига себе! Куда ж может быть хуже? – воскликнула Дэш. – У вас что, все поголовно встают в восемь утра и едят сено на завтрак, обед и ужин?</text:p>
      <text:p text:style-name="P65">Я засмеялся.</text:p>
      <text:p text:style-name="P65">– Кто-то встаёт и раньше. Но не в этом проблема. У нас... Как бы это сказать... очень холодно.</text:p>
      <text:p text:style-name="P6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5">– Нет, я не то имел ввиду. Холодно не в физическом смысле. В душевном.</text:p>
      <text:p text:style-name="P65">Пегаска всмотрелась мне в лицо, как будто впервые видя его.</text:p>
      <text:p text:style-name="P65">– Ты имеешь ввиду, что тебе утром некому сказать: «Привет, хорошего дня»?</text:p>
      <text:p text:style-name="P65">– Да, примерно это я имел ввиду.</text:p>
      <text:p text:style-name="P65">– Сочувствую. Без друзей не прикольно. Всем нужны друзья. Даже Дискорду, дискорд его забери!</text:p>
      <text:p text:style-name="P65">Пегаска вдруг стала на задние ноги, положив передние мне на плечи.</text:p>
      <text:p text:style-name="P65">– Макс! В Эквестрии у тебя всегда будут друзья, что бы ни случилось!</text:p>
      <text:p text:style-name="P65">Я растроганно обнял пегаску и погладил её по шее.</text:p>
      <text:p text:style-name="P65">– Спасибо, Дэш. Это просто здорово!</text:p>
      <text:p text:style-name="P65">…</text:p>
      <text:p text:style-name="P65">Оставляя на прилавке очередной пустующей филлидельфийской лавки монетку, я озабоченно заметил:</text:p>
      <text:p text:style-name="P6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5">– Ты чего? – не поняла шутки пегаска. – А как же твоё участие в эксперименте?</text:p>
      <text:p text:style-name="P65">– Ты меня всё равно как-нибудь вытащишь. – отмахнулся я. – Лучше помоги искать палатку.</text:p>
      <text:p text:style-name="P6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5">Я пропустил замечание пегаски мимо ушей и продолжил паковать рюкзак.</text:p>
      <text:p text:style-name="P6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5">– Надеюсь, с ним ничего не случится. – озабоченно сказал я. – Иначе придётся объясняться с Трикси.</text:p>
      <text:p text:style-name="P65">– Ерунда! В крайнем случае, купишь ей новый. – отмахнулась пегаска. – Ты не представляешь, как я рада, что избавилась от него!</text:p>
      <text:p text:style-name="P65">Пегаска взлетела и осторожно потянула упряжь. Потом приземлилась и недовольно глянула на меня.</text:p>
      <text:p text:style-name="P65">– Скидывай! – скомандовала пегаска, указав на рюкзак.</text:p>
      <text:p text:style-name="P65">– В чём дело?</text:p>
      <text:p text:style-name="P65">Пегаска молча потянула зубами за шлейку рюкзака, сдёргивая его с меня.</text:p>
      <text:p text:style-name="P65">– Дэш, ты чего?</text:p>
      <text:p text:style-name="P65">Пегаска раскрыла рюкзак и стала копаться в нём.</text:p>
      <text:p text:style-name="P65">– Я могу нести тебя, когда ты весишь семьдесят килограмм. – больший из двух котелков отправился в провал.</text:p>
      <text:p text:style-name="P65">– Я могу тянуть тебя, когда ты весишь восемьдесят килограмм. – две трети наших запасов картошки и ухнули следом.</text:p>
      <text:p text:style-name="P65">– Я могу тащить тебя, даже когда ты весишь девяносто! – насос и запасное колесо к самокату улетели туда же.</text:p>
      <text:p text:style-name="P65">– Но мы не договаривались, что ты будешь весить под сто десять только потому, что дорвался до бесплатных магазинов! Лягать, это уже слишком!</text:p>
      <text:p text:style-name="P65"><text:soft-page-break/>– Погоди, Дэш, консервы-то не выкидывай! Ты ж сама говорила, что только-только размялась и всё такое. <text:span text:style-name="T94">И магазин</text:span>ы вовсе<text:span text:style-name="T94"> не </text:span>бесплатные<text:span text:style-name="T94"> <text:s/></text:span>— я оставлял там деньги — последние, кстати. Дай, я сам отберу припасы...</text:p>
      <text:p text:style-name="P65">…</text:p>
      <text:p text:style-name="P6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5">– Я уже вижу Кантерлот. Ещё день пути — и сворачиваем к Понивиллю.</text:p>
      <text:p text:style-name="P65">– А ты выдержишь?</text:p>
      <text:p text:style-name="P65">Пегаска фыркнула.</text:p>
      <text:p text:style-name="P65">– Я-то выдержу. Самокат — нет.</text:p>
      <text:p text:style-name="P6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5">– Я уже думала над этим. Там часто встречаются пони. Тебя узнают.</text:p>
      <text:p text:style-name="P6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5">– «Трасса 52» – прочла Дэш на табличке. – Что-то я не помню тут никаких трасс. Наверное, недавно построили.</text:p>
      <text:p text:style-name="P6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5">– Дэ-э-эш! Тормози-и-и!!!</text:p>
      <text:p text:style-name="P65">– Чего-о-о?! Не слышу!!!</text:p>
      <text:p text:style-name="P65">КРАК!!!</text:p>
      <text:p text:style-name="P6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5"/>
      <text:p text:style-name="P65">…</text:p>
      <text:p text:style-name="P65"/>
      <text:p text:style-name="P76"><text:soft-page-break/>Сияние. <text:span text:style-name="T94">Оно п</text:span>овсюду. <text:span text:style-name="T94">Нет верха и низа, нет направлений и расстояний. Нет м</text:span>ыслей. Нет чувств. Нет времени. Есть только бесконечное сияние.</text:p>
      <text:p text:style-name="P76"><text:s/>В какой-то момент пришло осознание.</text:p>
      <text:p text:style-name="P7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6">– Док, позавчерашний приходит в сознание!</text:p>
      <text:p text:style-name="P76">– Следи за давлением.</text:p>
      <text:p text:style-name="P76">В поле зрения появляется предмет. Сквозь ресницы видны только его расплывчатые очертания. Предмет движется, проводя какие-то манипуляции.</text:p>
      <text:p text:style-name="P76">Я открываю глаза и вижу фигуру в голубом.</text:p>
      <text:p text:style-name="P7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6">– Больной, как вы себя чувствуете? Вы можете назвать своё имя?</text:p>
      <text:p text:style-name="P76">Я закрываю глаза и пытаюсь вспомнить.</text:p>
      <text:p text:style-name="P7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6">Я вспомнил почти всё. Моё имя? Осталось вспомнить имя. Меня зовут...</text:p>
      <text:p text:style-name="P76">– Ма-а-акс! Ма-а-акс! Ма-а-акс!</text:p>
      <text:p text:style-name="P7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6">Я открываю глаза и вижу фигуру в голубом.</text:p>
      <text:p text:style-name="P76"/>
      <text:p text:style-name="P65">…</text:p>
      <text:p text:style-name="P65"/>
      <text:p text:style-name="P65">Сознание с трудом возвращалось в гудевшую <text:span text:style-name="T9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5">– Ма-а-акс! Ма-а-акс! Встава-а-ай!</text:p>
      <text:p text:style-name="P65">– И как я, интересно, могу встать, если ты стоишь прямо надо мной? – с трудом отвечаю я.</text:p>
      <text:p text:style-name="P65"><text:soft-page-break/>– Хорош умничать! – буркнула пегаска сквозь слёзы. – Макс?!!</text:p>
      <text:p text:style-name="P65">Я был полузадушен силой объятий пегаски.</text:p>
      <text:p text:style-name="P65">– Что-то я слишком часто реву с тех пор, как мы познакомились. – пробормотала Дэш, прижавшись ко мне. – Это не круто.</text:p>
      <text:p text:style-name="P65">– Ещё как круто! – утешил пегаску я. – Ты мне всю рубашку промочила. Прямо как водомётная машина.</text:p>
      <text:p text:style-name="P65">– <text:span text:style-name="T94">А т</text:span>ы вставать не хотел! Я очень-очень испугалась. <text:span text:style-name="T94">Всё-таки, д</text:span>урацкая это была затея с самокатом! Если бы можно было вернуться к фургону!</text:p>
      <text:p text:style-name="P6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5">Дэш почесала в затылке.</text:p>
      <text:p text:style-name="P6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5">Вроде, не издевается.</text:p>
      <text:p text:style-name="P65">– Дэш!</text:p>
      <text:p text:style-name="P65">– Ась?</text:p>
      <text:p text:style-name="P65">Пегаска с невинным видом уставилась на меня, практически упёршись своим носом в мой.</text:p>
      <text:p text:style-name="P65">– Я бегаю ещё хуже, чем ты таскаешь фургоны. То есть, чуть лучше, чем никак.</text:p>
      <text:p text:style-name="P65">Пегаска критически осмотрела меня и помотала головой.</text:p>
      <text:p text:style-name="P65">– Фиговые у тебя шутки. Не смешные.</text:p>
      <text:p text:style-name="P65">– Дэш, я не шучу.</text:p>
      <text:p text:style-name="P65">– Не верю. – пегаска провела крылом по моей ноге от пояса до пятки. – У тебя очень длинные ноги. Почти как у аликорнов. Ты не можешь плохо бегать.</text:p>
      <text:p text:style-name="P6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5"><text:span text:style-name="T14">–</text:span> А какой у тебя там был образ жизни?</text:p>
      <text:p text:style-name="P65"><text:span text:style-name="T14">–</text:span> Сидячий. Каждый день по восемь-десять часов в день на стуле, перед компьютером. Иногда и по двенадцать.</text:p>
      <text:p text:style-name="P65">У Дэш отвалилась челюсть.</text:p>
      <text:p text:style-name="P65"><text:span text:style-name="T14">–</text:span> Дискордовы яйца! Ты сидел в тюрьме? За что тебя посадили?</text:p>
      <text:p text:style-name="P65"><text:span text:style-name="T14">–</text:span> Я не сидел в тюрьме! У меня работа сидячая. Была. Программисты так работают, понимаешь? Сидя. У нас это в порядке вещей.</text:p>
      <text:p text:style-name="P65">Пегаска неверяще смотрела на меня. Потом её удивление сменилось сочувствием. Она схватилась за голову.</text:p>
      <text:p text:style-name="P65"><text:span text:style-name="T1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5">пишешь</text:span><text:span text:style-name="T56"> программу, запускаешь её, а потом она делает что-то для тебя.</text:span></text:p>
      <text:p text:style-name="P4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7"><text:span text:style-name="T1">–</text:span> Вряд ли меня так можно называть. Очень далёкие параллели. <text:span text:style-name="T1">И у</text:span> нас совсем нет магии.</text:p>
      <text:p text:style-name="P65"><text:span text:style-name="T7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7">– Не парься. Просто исходи из того, что до Понивилля мы доберёмся шагом. И ещё вот что…</text:p>
      <text:p text:style-name="P67">– Да?</text:p>
      <text:p text:style-name="P67">– Слезь с меня наконец!</text:p>
      <text:p text:style-name="P67"/>
      <text:p text:style-name="P66">***</text:p>
      <text:p text:style-name="P65"/>
      <text:p text:style-name="P65">Два дня спустя…</text:p>
      <text:p text:style-name="P65"/>
      <text:p text:style-name="P65">Мы стояли на берегу Седлового озера. Дэш озадаченно осматривалась.</text:p>
      <text:p text:style-name="P6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7">– Ты хочешь сказать, нам надо <text:span text:style-name="T14">сделать крюк</text:span> в сто миль?! Да это ж ещё неделю ходьбы! У нас картошки осталось на день, твоими стараниями<text:span text:style-name="T14">!</text:span></text:p>
      <text:p text:style-name="P67">Пегаска <text:span text:style-name="T14">сконфужено</text:span> заметила:</text:p>
      <text:p text:style-name="P67">– Я в этих краях впервые. И обычно я путешествую по воздуху или поездом.</text:p>
      <text:p text:style-name="P6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94">матюков мне</text:span> удалось замазать самые большие щели. За тестовый<text:span text:style-name="T94"> </text:span>получасовый заплыв<text:span text:style-name="T94"> </text:span>в лодку набралось всего две банки воды.</text:p>
      <text:p text:style-name="P67">– Ну что, отправляемся? – Дэш свеслилась с носа, глядя в зеленоватую воду. – Как лодку назовёшь, кэп?</text:p>
      <text:p text:style-name="P67">– «Две банки». – буркнул я.</text:p>
      <text:p text:style-name="P54"/>
      <text:p text:style-name="P54">…</text:p>
      <text:p text:style-name="P54">&lt;<text:bookmark text:name="eow-title"/><text:span text:style-name="T84">Haddaway - What is love </text:span>&gt;</text:p>
      <text:p text:style-name="P6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7">– Макс. – прервала ход моих мыслей пегаска. – Наш путь заканчивается. В Понивилле мы расстанемся. Ты ничего не хочешь сказать?</text:p>
      <text:p text:style-name="P67">– Что именно? – вопрос застал меня врасплох. Я прекратил грести и обернулся.</text:p>
      <text:p text:style-name="P67">– Ну… – пегаска смутилась. – Что у тебя на душе? Какие чувства? Ты правда совсем-совсем ничего не хочешь мне сказать?</text:p>
      <text:p text:style-name="P67">– Да вроде нет. Ни о чём не думал вообще.</text:p>
      <text:p text:style-name="P6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7">– Значит, тебе нечего мне сказать? Тогда я скажу! Ты врёшь, что ни о чём не думал! Ты опять думал о ней!</text:p>
      <text:p text:style-name="P67">– О ком?</text:p>
      <text:p text:style-name="P6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7">Та-а-ак! Вот в чём дело, лягать меня в пузо! Пегаска ревнует! Какого хера? <text:span text:style-name="T94">Я не давал ей повода!</text:span></text:p>
      <text:p text:style-name="P67">– Это не твоё дело! – рявкнул я.</text:p>
      <text:p text:style-name="P67">– Ах, не моё?! Не моё после побега из центра Псинтела?! Не моё после обнимашек в фургоне?! Не моё после трассы 52?!! Ты… Ты…</text:p>
      <text:p text:style-name="P6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7">– Да пожалуйста! – пегаска топнула ногой. – Нет там для вас ничего полезного! Но раз уж ты это вспомнил — на здоровье! Я видела во сне человека! И о<text:span text:style-name="T94">н жил с пони! И они </text:span>офигенски <text:span text:style-name="T94">любили друг друга! И у них </text:span>был<text:span text:style-name="T94"> </text:span>офигенский <text:span text:style-name="T94">секс! </text:span>И это было круто!<text:span text:style-name="T94"> </text:span>А ты… Ты <text:span text:style-name="T14">— н</text:span>е такой! Ты не любишь пони!!!</text:p>
      <text:p text:style-name="P67">С каждой фразой пегаска всё сильнее топала ногой. Последнюю фразу она завершила сокрушительным фумикоми.</text:p>
      <text:p text:style-name="P67">КРАК!</text:p>
      <text:p text:style-name="P67">– Ой! – пегаска поспешно отдёрнула ногу. Но было поздно.</text:p>
      <text:p text:style-name="P6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7">– Оставь меня в покое! Мне не нужна твоя помощь!!!</text:p>
      <text:p text:style-name="P6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7">Приволочив меня на берег, Дэш разжала зубы. Я успел перевернуться на спину, когда она со стоном повалилась на меня, раскинув крылья.</text:p>
      <text:p text:style-name="P67"><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7"><text:span text:style-name="T14">– </text:span>Выф-выф-вуф! <text:span text:style-name="T14">– </text:span>возразил я.</text:p>
      <text:p text:style-name="P67">Отпихнув от лица живот пегаски и выплюнув шерсть, я продолжил.</text:p>
      <text:p text:style-name="P67"><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7"><text:span text:style-name="T14">– </text:span>Бе-бе-бе! <text:span text:style-name="T14">– </text:span>устало передразнила меня Дэш. <text:span text:style-name="T14">– </text:span><text:span text:style-name="T26">Макс! Я </text:span><text:span text:style-name="T30">— </text:span><text:span text:style-name="T26">плохая пони, потому что хотела получить то, что мне не принадлежит.</text:span>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7">Я молчал, осмысливая услышанное. Злость ушла. Пришла печаль.</text:p>
      <text:p text:style-name="P67"><text:span text:style-name="T14">– </text:span>Дэш, я знаю. Просто не могу о ней забыть.</text:p>
      <text:p text:style-name="P67">Пегаска тяжело поднялась.</text:p>
      <text:p text:style-name="P67"><text:span text:style-name="T14">– </text:span>Везёт же некоторым. <text:span text:style-name="T14">– </text:span>пробормотала она, раскрывая крылья для просушки.</text:p>
      <text:p text:style-name="P67">…</text:p>
      <text:p text:style-name="P67"><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67">Я сидел на песке, прижимаясь спиной к спине пегаски. Её распахнутые крылья защищали меня от ветра.</text:p>
      <text:p text:style-name="P67"><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40">Макс, ты весь дрожишь! Тебе надо просушить шерсть. </text:span>Снимай-ка одежду! <text:span text:style-name="T14">–</text:span> <text:span text:style-name="T1">с</text:span>командовала Дэш.</text:p>
      <text:p text:style-name="P1"><text:span text:style-name="T14">–</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7">.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4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4"><text:soft-page-break/>– <text:span text:style-name="T1">Дэш… Ты же понимаешь, что я не люблю тебя?</text:span></text:p>
      <text:p text:style-name="P54">–<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4">– </text:span>Хорошо, пусть это будет моей фантазией. А ты правда принимаешь меня?</text:p>
      <text:p text:style-name="P5"><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ммм…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22">&lt;<text:span text:style-name="T80">Seal – Amazing (Thin White Duke remix)</text:span>&gt;</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text:soft-page-break/>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67"/>
      <text:h text:style-name="Heading_20_2" text:outline-level="2">16. <text:span text:style-name="T1">Понивилль. Фейс-контроль </text:span></text:h>
      <text:p text:style-name="P54">&lt;<text:span text:style-name="T80">Mothley Crue – Cickstart my heart</text:span>&gt;</text:p>
      <text:p text:style-name="P67">«<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7"/>
      <text:p text:style-name="P67">Я отложил стопку газет, принесенных пегаской.</text:p>
      <text:p text:style-name="P67"><text:span text:style-name="T14">–</text:span> Про меня таки забыли. Отлично.</text:p>
      <text:p text:style-name="P67"><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67"><text:span text:style-name="T14">–</text:span> Ого! Луна никак не уймется. Ладно, это её проблемы.</text:p>
      <text:p text:style-name="P67">К счастью, библиотека Понивилля располагалась на окраине. Пробраться туда под покровом сумерек было раз плюнуть.</text:p>
      <text:p text:style-name="P67"><text:span text:style-name="T14">– </text:span>Твайлайт, привет! Мы вернулись! <text:span text:style-name="T14">–</text:span> я захлопнул за собой дверь.</text:p>
      <text:p text:style-name="P6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7">Ни слова ни говоря, Твайлайт отперла дверь в подвал и потащила меня за собой.</text:p>
      <text:p text:style-name="P67"><text:span text:style-name="T14">– К</text:span>АКОГО ХУЯ?!! Твайлайт, ёб твою понимать, ты чё творишь? <text:span text:style-name="T14">– </text:span>я вцепился в ручку двери.</text:p>
      <text:p text:style-name="P67"><text:span text:style-name="T14">– </text:span>Твайли, ты чего? <text:span text:style-name="T14">– </text:span>брыкалась Дэш. <text:span text:style-name="T14">– </text:span>Немедленно опусти меня на пол!</text:p>
      <text:p text:style-name="P67"><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7"><text:soft-page-break/>ХРУСТЬ!</text:p>
      <text:p text:style-name="P67">Дверная ручка оторвалась с мясом и я продолжил низвержение в подвал.</text:p>
      <text:p text:style-name="P67"><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7"><text:span text:style-name="T14">– </text:span>Не беспокойся, Макс-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67">Я молча дёргался, пытаясь сломать браслеты.</text:p>
      <text:p text:style-name="P67"><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7">Единорожка отвернулась к стеклянному шкафу и стала рыться в нём.</text:p>
      <text:p text:style-name="P67"><text:span text:style-name="T14">– </text:span>Где-то он тут был, я же клала его сюда на прошлой неделе, после эксперимента с тыквой!</text:p>
      <text:p text:style-name="P6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7"><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67">Я снова распластался на столе, скованный браслетами. Твайлайт с безумными глазами склонилась надо мной. Рядом с ней парил скальпель.</text:p>
      <text:p text:style-name="P67"><text:span text:style-name="T14">– </text:span>Твайлайт, не смей! <text:span text:style-name="T14">– </text:span>хриплым от ужаса голосом прошептал я.</text:p>
      <text:p text:style-name="P67"><text:span text:style-name="T1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7">Скальпель с огромной скоростью метнулся ко мне.</text:p>
      <text:p text:style-name="P67"><text:span text:style-name="T14">– </text:span>А-А-А-А-А-А!</text:p>
      <text:p text:style-name="P67">Вжик-вжие-вжик!</text:p>
      <text:p text:style-name="P67">Лоскутья одежды полетели на пол. Я лежал на столе как новорождённый и орал соответственно.</text:p>
      <text:p text:style-name="P67"><text:span text:style-name="T14">– О</text:span>у! <text:span text:style-name="T94">Что-то новенькое! </text:span>Это надо задокументировать.</text:p>
      <text:p text:style-name="P67">Невесть откуда взявшийся фотоаппарат сделал несколько снимков моего естества в разных ракурсах.</text:p>
      <text:p text:style-name="P67"><text:span text:style-name="T14">– </text:span>Хрен-то тебе зачем? <text:span text:style-name="T14">– </text:span>с бессильной злостью спросил я. <text:span text:style-name="T14">– </text:span><text:span text:style-name="T94">Т</text:span>ы собираешься устроить филиал порнхаба для пони-извращенцев?</text:p>
      <text:p text:style-name="P67"><text:span text:style-name="T1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7"><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7"><text:soft-page-break/><text:span text:style-name="T14">– </text:span>А если попроще?</text:p>
      <text:p text:style-name="P67"><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67">Твайлайт вытащила воронку из аппарата и приставила её к моей груди. За воронкой к ящику тянулся толстый гофрированный шланг.</text:p>
      <text:p text:style-name="P67"><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67"><text:span text:style-name="T14">– М</text:span>агнетрон вводит в резонанс только частицы магического субстрата. Тебе не о чём волноваться.</text:p>
      <text:p text:style-name="P6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7"><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7"/>
      <text:p text:style-name="P55">***</text:p>
      <text:p text:style-name="P55"/>
      <text:p text:style-name="P67"><text:span text:style-name="T14">– </text:span>А-А-А-А-А-А!!! Бля!</text:p>
      <text:p text:style-name="P67">Мой полёт сквозь усыпанную звёздами сине-зелёную мглу закончился столкновением с чем-то мягким.</text:p>
      <text:p text:style-name="P67"><text:span text:style-name="T14">– </text:span>Сестра???</text:p>
      <text:p text:style-name="P6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7"><text:span text:style-name="T14">– </text:span>А-А-А-А-А-А!!!</text:p>
      <text:p text:style-name="P67"/>
      <text:p text:style-name="P69">***</text:p>
      <text:p text:style-name="P69"/>
      <text:p text:style-name="P67">Две кляксы надо мной сформировались в Рэйнбоу Дэш и Твайлайт Спаркл. Пони озадаченно наблюдали за мной и тихо шушукались.</text:p>
      <text:p text:style-name="P67"><text:span text:style-name="T14">– </text:span>Никогда, слышишь, никогда больше не смей подымать меня...</text:p>
      <text:p text:style-name="P67"><text:span text:style-name="T14">– </text:span>Откуда я знала, что резонансное заклинание так среагирует на...</text:p>
      <text:p text:style-name="P67"><text:span text:style-name="T14">– М</text:span>акс? <text:span text:style-name="T14">– </text:span>пегаска заметила, что я открыл глаза. <text:span text:style-name="T14">– </text:span>Ты в порядке?</text:p>
      <text:p text:style-name="P67">Я издал нечто среднее между брачным рёвом лося и стоном умирающего слона.</text:p>
      <text:p text:style-name="P67"><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7"><text:soft-page-break/><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67"/>
      <text:p text:style-name="P67">…</text:p>
      <text:p text:style-name="P67"/>
      <text:p text:style-name="P6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7"><text:span text:style-name="T14">– </text:span>Итак, мы:</text:p>
      <text:p text:style-name="P67">а) Имеем резонаторные рубины для ускорителя.</text:p>
      <text:p text:style-name="P67">б) После исчезновения принцессы Селестиии, не имеем <text:s/>возможности контролировать усиленное ускорителем <text:s/>заклинание Индрэ.</text:p>
      <text:p text:style-name="P67">Это значит, что:</text:p>
      <text:p text:style-name="P67">а) Нам придётся пользоваться обычной версией заклинания. Вероятность успеха в этом случае я оцениваю как <text:s/>один к пяти.</text:p>
      <text:p text:style-name="P67">б) Или идти на большой риск и вызвать неконтролируемое усиленное заклинание.</text:p>
      <text:p text:style-name="P67">Во втором случае вероятность возникновения крупной энергомагической вспышки я оцениваю как один к трём.</text:p>
      <text:p text:style-name="P67"><text:span text:style-name="T14">– Н</text:span>е умничай! Чт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67"><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67"><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67">– Дорогая, каждый пони должен быть готов на всё во имя Эквестрии! Если, конечно, это не грязь под туалетным ковриком. – заявила Рэрити.</text:p>
      <text:p text:style-name="P67"><text:span text:style-name="T14">– </text:span>Ты хорошо подумала? <text:span text:style-name="T14">– н</text:span>ахмурилась Рэйнбоу Дэш. <text:span text:style-name="T14">– </text:span>В Эквестрии десятки таких городов, как Понивилль! Мы не можем махнуть на них крылом!</text:p>
      <text:p text:style-name="P67"><text:span text:style-name="T14">– </text:span>Тебе-то на Понивилль точно махать! <text:span text:style-name="T14">– </text:span>огрызнулась фермерша. <text:span text:style-name="T14">– Т</text:span>вой дом, поди, не зацепит.</text:p>
      <text:p text:style-name="P67"><text:span text:style-name="T14">– </text:span>Что ты сказала? А ну, повтори? <text:span text:style-name="T14">– </text:span>взвилась пегаска.</text:p>
      <text:p text:style-name="P67"><text:span text:style-name="T14">– </text:span>Не ссорьтесь, девчёнки. <text:span text:style-name="T14">– </text:span>встрял я. <text:span text:style-name="T14">– </text:span>Ничем рисковать не придётся. У меня есть другой вариант.</text:p>
      <text:p text:style-name="P67"><text:span text:style-name="T14">– </text:span>Ась?</text:p>
      <text:p text:style-name="P67"><text:span text:style-name="T14">– </text:span>Что?</text:p>
      <text:p text:style-name="P67"><text:span text:style-name="T14">– </text:span>Какой? <text:span text:style-name="T14">– </text:span>разом <text:span text:style-name="T14">о</text:span>бернулась ко мне компания.</text:p>
      <text:p text:style-name="P67"><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67"><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7"><text:span text:style-name="T14">– Л</text:span>ягать! <text:span text:style-name="T14">– </text:span>сморщилась Эпплджек. <text:span text:style-name="T14">– </text:span>У меня после ожерелья Честности в башке гудит, как после маковского сидра!</text:p>
      <text:p text:style-name="P67"><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7"><text:span text:style-name="T14">– </text:span>Рэр, иногда лучше жевать, чем говорить. Вот честно!</text:p>
      <text:p text:style-name="P67"><text:soft-page-break/><text:span text:style-name="T14">– </text:span>Как пожелаешь! Макс,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7"><text:span text:style-name="T14">– </text:span>Они лежали в нагрудном кармане рубашки.</text:p>
      <text:p text:style-name="P67">Твайлайт отвлеклась от доски.</text:p>
      <text:p text:style-name="P67"><text:span text:style-name="T14">– В р</text:span>убашке? Я послала вниз Спайка прибраться. Те лохмотья тлели после вспышки... Спа-а-айк!!!</text:p>
      <text:p text:style-name="P67">Дракончик поднялся по лестнице с веником в одной лапе и мусорным пакетом в другой. Он был весь перемазан сажей и что-то торопливо жевал.</text:p>
      <text:p text:style-name="P67"><text:span text:style-name="T14">– </text:span>Вот, прибрался малёхо. Но с потолка сажу ещё не успел счистить, там стремянка нужна.</text:p>
      <text:p text:style-name="P67"><text:span text:style-name="T14">– </text:span>Спайки-Вайки, не выкидывай одежду, пожалуйста. В ней должны быть рубины.</text:p>
      <text:p text:style-name="P67"><text:span text:style-name="T14">– </text:span>Какие ещё рубины? <text:span text:style-name="T14">– </text:span>переспросил Спайк и зажевал быстрее.</text:p>
      <text:p text:style-name="P67"><text:span text:style-name="T14">–</text:span> Резонаторные! <text:span text:style-name="T14">–</text:span> холодея, ответил я. <text:span text:style-name="T14">– </text:span>В кармане рубашки должны лежать четыре кристалла.</text:p>
      <text:p text:style-name="P67"><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43"/>
      <text:p text:style-name="P67">…</text:p>
      <text:p text:style-name="P67"/>
      <text:p text:style-name="P67"><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67"><text:span text:style-name="T14">– К</text:span>акой-то неправильный у Макса смех! <text:span text:style-name="T14">– </text:span>голос Пинки был еле слышен из-под наваленных на меня подушек. <text:span text:style-name="T14">– <text:s/></text:span>И, мне кажется, сам Макс сейчас немножечко неправильный. Правильно я говорю?</text:p>
      <text:p text:style-name="P67">Подушка отогнулась и в прямоугольнике света показалась голова Пинки.</text:p>
      <text:p text:style-name="P67"><text:span text:style-name="T14">– </text:span>Макс. Ты сейчас правильный, или нет?</text:p>
      <text:p text:style-name="P67"><text:span text:style-name="T14">– </text:span>Макс, ты как? Тебе уже лучше? <text:span text:style-name="T14">– </text:span>в прямоугольнике появилась голова Рэйнбоу Дэш.</text:p>
      <text:p text:style-name="P67"><text:span text:style-name="T14">– </text:span>Фигурально выражаясь, ты в себе? <text:span text:style-name="T14">– </text:span>вклинилась между ними Твайлайт Спаркл.</text:p>
      <text:p text:style-name="P67"><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67">Я отдышался. Поняхи участливо смотрели на меня, выискивая признаки успокоения.</text:p>
      <text:p text:style-name="P67"><text:span text:style-name="T14">– </text:span>Отпустите. Я уже правильный. <text:span text:style-name="T14">– </text:span>наконец произнёс я.</text:p>
      <text:p text:style-name="P67">Пинки, Дэш и Твайлайт слезли с горки подушек, наваленных на меня после эмоционального взрыва. Эпплджек встала с ног.</text:p>
      <text:p text:style-name="P67"><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7"><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67"><text:span text:style-name="T14">– </text:span>Спайк!!! Немедленно... <text:s/>сбегай в лавку к Кейкам за выпечкой! Нам всем нужно успокоиться.</text:p>
      <text:p text:style-name="P67"><text:span text:style-name="T14">– </text:span>Уже бегу!</text:p>
      <text:p text:style-name="P67"/>
      <text:p text:style-name="P69">***</text:p>
      <text:p text:style-name="P67"/>
      <text:p text:style-name="P6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7"><text:span text:style-name="T14">– </text:span>Ты точно знаешь, что делаешь? <text:span text:style-name="T14">– </text:span>переспросила Эпплджек. <text:span text:style-name="T14">– </text:span>Мне бы не хотелось, чтоб от Понивилля остались одни головешки.</text:p>
      <text:p text:style-name="P67"><text:span text:style-name="T14">– </text:span>Не беспокойся, всё просчитано. Я уверена, я подчёркиваю, абсолютно уверена в безопасности эксперимента!</text:p>
      <text:p text:style-name="P67"><text:span text:style-name="T14">– </text:span>Ой, чего-то мне нехорошо становится, когда ты так говоришь...</text:p>
      <text:p text:style-name="P67"><text:span text:style-name="T14">– </text:span>Девочки, приготовились! Начинаю обратный отсчёт! Десять! Девять! Восемь! Семь!</text:p>
      <text:p text:style-name="P67">Гудение синхрофазотрона усилилось. Картинка у меня перед глазами поплыла.</text:p>
      <text:p text:style-name="P67"><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67">Картинка у меня перед глазами выключилась.</text:p>
      <text:p text:style-name="P67"/>
      <text:h text:style-name="Heading_20_2" text:outline-level="2">17. <text:span text:style-name="T1">Откровение</text:span></text:h>
      <text:p text:style-name="P54">&lt;<text:span text:style-name="T80">Mission Impossible theme</text:span>&gt;</text:p>
      <text:p text:style-name="P6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7">Я вглядываюсь в него.</text:p>
      <text:p text:style-name="P6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7">Я перехожу провал.</text:p>
      <text:p text:style-name="P6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9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7">Я тяну ручку двери на верхней площадке. Сильный сквозняк чуть не сбивает меня с ног: ветер задувает в<text:span text:style-name="T94"> </text:span>покои Луны<text:span text:style-name="T94"> </text:span>через открытые балконные двери<text:span text:style-name="T94">.</text:span></text:p>
      <text:p text:style-name="P67"><text:soft-page-break/>Мириады пульсирующих нитей сходятся к центру комнаты, где на матрасе лежит обтянутый шкурой скелет аликорна.</text:p>
      <text:p text:style-name="P67">Я осторожно пересекаю комнату и захлопываю двери на балкон.</text:p>
      <text:p text:style-name="P67"><text:span text:style-name="T14">– </text:span>А-а-а, ты всё-таки пришёл… <text:span text:style-name="T14">– </text:span>шелестит скрипучий голос за моей спиной.</text:p>
      <text:p text:style-name="P6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7"><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7"><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7"><text:span text:style-name="T14">– </text:span>ТЫ НИЧЕГО НЕ УЗНАЕШЬ!!!</text:p>
      <text:p text:style-name="P6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7"><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7">Луна закашливается едким смехом и отпивает из вазы, стоящей на полу рядом с матрацем.</text:p>
      <text:p text:style-name="P67"><text:span text:style-name="T14">– </text:span>Открой балкон. Мы призвали Найтмэр, чтобы подольше продержаться. Этой сучке из племени виндиго нужен ветер.</text:p>
      <text:p text:style-name="P6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7"><text:span text:style-name="T14">– </text:span>Сожалеем, что не можем убить тебя.</text:p>
      <text:p text:style-name="P67">Обернувшись я встречаюсь с рогом аликорницы, нацеленным мне в грудь.</text:p>
      <text:p text:style-name="P67"><text:span text:style-name="T14">– </text:span>Твоё тело соткано из наваждения — Нам ли не знать! Мы всё ещё Владыка Снов.</text:p>
      <text:p text:style-name="P67">Я делаю шаг назад, на балкон. Луна трескуче смеётся и шагает следом.</text:p>
      <text:p text:style-name="P67"><text:span text:style-name="T14">– </text:span>Но что в Нашей власти — так это вышвырнуть тебя отсюда!</text:p>
      <text:p text:style-name="P67">Я снова отступаю. Как я помню, балкон метра три в ширину и без перил. И хоть я осознаю, что это сон, мне страшно до онемения.</text:p>
      <text:p text:style-name="P67"><text:span text:style-name="T14">– </text:span>Призвав тебя сюда, мы потратили последние силы. Которыми можно было поддерживать Эквестрию ещё долгие годы.</text:p>
      <text:p text:style-name="P67">Шаг назад.</text:p>
      <text:p text:style-name="P67"><text:span text:style-name="T14">– </text:span>Кимеринн погиб, чтобы ты жил.</text:p>
      <text:p text:style-name="P67">Шаг назад.</text:p>
      <text:p text:style-name="P67"><text:span text:style-name="T14">– </text:span>Сел осталась без магии и развоплотилась из-за тебя.</text:p>
      <text:p text:style-name="P67">Шаг назад.</text:p>
      <text:p text:style-name="P67"><text:span text:style-name="T14">– </text:span>Столько надежд впустую. И, как финальная насмешка, ты увидишь гибель всего, что Нам дорого?! Не бывать этому! ПОШЁЛ ВОН!!!</text:p>
      <text:p text:style-name="P67"><text:soft-page-break/>Я мешкаю, не чувствуя под отступающей ногой опоры, и этого хватает, чтобы Луна в выпаде достала меня рогом.</text:p>
      <text:p text:style-name="P67">Магический разряд пронзает грудь сетью молний и вышвыривает меня с балкона. Луна — или Найтмэр Мун? — хохочет, видя моё падение.</text:p>
      <text:p text:style-name="P67">Я проваливаюсь в звёздную сине-зелёную мглу.</text:p>
      <text:p text:style-name="P67"/>
      <text:p text:style-name="P67">…</text:p>
      <text:p text:style-name="P54"/>
      <text:p text:style-name="P6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94">её </text:span>расплываются. Она исчезает, не дойдя до экрана.</text:p>
      <text:p text:style-name="P8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7">Ближе.</text:p>
      <text:p text:style-name="P67">Всем телом ощущаю дискомфорт от низкочастотной вибрации, как будто рядом проходит поезд.</text:p>
      <text:p text:style-name="P67">Ещё ближе.</text:p>
      <text:p text:style-name="P6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7">Совсем близко.</text:p>
      <text:p text:style-name="P6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7">Я ВИЖУ!!! ПРОКЛЯТЬЕ, КАК ВСЁ ПРОСТО!!!</text:p>
      <text:p text:style-name="P6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7"><text:span text:style-name="T14">– </text:span>Ты ведь вернёшься? Не говори им, что увидел там! <text:span text:style-name="T14">– </text:span>жеребёнок машет в сторону экрана. Её голос слышится глухо, как через подушку.</text:p>
      <text:p text:style-name="P67">Я киваю ей в ответ. Мне понятно, почему.</text:p>
      <text:p text:style-name="P67"><text:span text:style-name="T14">– </text:span>Как тебя зовут, малышка? Я постараюсь найти тебя. Может быть, ещё не поздно.</text:p>
      <text:p text:style-name="P67">Пегаска приветственно машет копытом.</text:p>
      <text:p text:style-name="P43"><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 </text:span><text:span text:style-name="T14">&lt;</text:span>Макс находит её в Терре по кьютимарке на рюкзаке<text:span text:style-name="T14">&gt;</text:span></text:p>
      <text:p text:style-name="P6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82"/>
      <text:p text:style-name="P69">***</text:p>
      <text:p text:style-name="P69"/>
      <text:p text:style-name="P1"><text:soft-page-break/><text:span text:style-name="T14">–</text:span> <text:span text:style-name="T1">Макс?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0">–</text:span><text:span text:style-name="T40"> … чувствуешь, дорогая Рэрити?! Я могу чем-нибудь помочь? Вот, выпей воды! </text:span><text:span text:style-name="T50">–</text:span><text:span text:style-name="T40"> дракончик метался вокруг светлой единорожки, в волнении заламывая лапы.</text:span></text:p>
      <text:p text:style-name="P6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7"><text:span text:style-name="T14">– </text:span>Ну что? Увидел что-нибудь, сахарок?</text:p>
      <text:p text:style-name="P67">Пони уставились на меня с надеждой.</text:p>
      <text:p text:style-name="P67"><text:span text:style-name="T14">– </text:span>Да.</text:p>
      <text:p text:style-name="P67">Откровение давило на психику как тонна кирпичей. Я не знал, что им сказать. Я не мог.</text:p>
      <text:p text:style-name="P67"><text:span text:style-name="T14">– П</text:span>ревосходно!</text:p>
      <text:p text:style-name="P67"><text:span text:style-name="T14">– </text:span>Это просто супер-дупер-здоровски-потрясно!</text:p>
      <text:p text:style-name="P67"><text:span text:style-name="T14">– </text:span>Йей!</text:p>
      <text:p text:style-name="P67"><text:span text:style-name="T14">– </text:span>Ю-ху!</text:p>
      <text:p text:style-name="P67"><text:span text:style-name="T14">– О</text:span>фигенно! Мы победили! Макс, ты молодец!</text:p>
      <text:p text:style-name="P67"><text:span text:style-name="T14">– </text:span>Замечательно! Секундочку, я приготовлю дневник…</text:p>
      <text:p text:style-name="P67">Восторг пони постепенно сменился ожиданием. Я молчал.</text:p>
      <text:p text:style-name="P67"><text:span text:style-name="T14">– </text:span>Э-м-м? И что же ты увидел? <text:span text:style-name="T14">– </text:span>не выдержала Твайлайт.</text:p>
      <text:p text:style-name="P67"><text:span text:style-name="T14">– </text:span>Я… не могу сказать.</text:p>
      <text:p text:style-name="P67">Ожидание сменилось недоумением. Рэйнбоу Дэш насмешливо скривила губы.</text:p>
      <text:p text:style-name="P67"><text:span text:style-name="T14">– </text:span>Да ладно! Кончай прикалываться, мы же ждём! Шутка зачлась!</text:p>
      <text:p text:style-name="P67"><text:span text:style-name="T14">– </text:span>Не могу!!!</text:p>
      <text:p text:style-name="P67"/>
      <text:p text:style-name="P67">…</text:p>
      <text:p text:style-name="P67"/>
      <text:p text:style-name="P67">Молчание прервала Эпплджек.</text:p>
      <text:p text:style-name="P67"><text:span text:style-name="T14">– </text:span>Сахарок, с тобой всё в порядке?</text:p>
      <text:p text:style-name="P67">Дэш подошла ко мне вплотную, обняла мою голову и прижалась нос к носу.</text:p>
      <text:p text:style-name="P67"><text:span text:style-name="T14">– </text:span>Макс, ты чего? <text:span text:style-name="T14">– </text:span>прошептала она. <text:span text:style-name="T14">– </text:span>Тебя во сне кто-то заколдовал? Мигни мне правым глазом, если да.</text:p>
      <text:p text:style-name="P67">Я высвободился из объятий пегаски.</text:p>
      <text:p text:style-name="P67"><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67">Тишина сменилась гулом голосов. Пони вполголоса обсуждали ситуацию, посматривая на меня и почёсывая в затылках.</text:p>
      <text:p text:style-name="P67"><text:span text:style-name="T14">– </text:span>Конски яблоки! Вот это поворот! А мне так хотелось узнать, что за нечисть тут орудует!</text:p>
      <text:p text:style-name="P67"><text:soft-page-break/><text:span text:style-name="T1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7"><text:span text:style-name="T1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7"><text:span text:style-name="T14">– </text:span>Рэр, отвали!</text:p>
      <text:p text:style-name="P67"><text:span text:style-name="T14">– </text:span>Оу, какие страсти! Ладно-ладно, не сердись, дорогая, не мешаю!</text:p>
      <text:p text:style-name="P67"><text:span text:style-name="T1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7"><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67"><text:span text:style-name="T14">– </text:span>Стойте!</text:p>
      <text:p text:style-name="P67">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67"><text:span text:style-name="T14">– </text:span>Ага, вот! Нашла! Макс прав! В «Заклинании Последнего Шанса» есть такое! <text:span text:style-name="T14">– </text:span>единорожка принялась зачитывать отрывок.</text:p>
      <text:p text:style-name="P67">…</text:p>
      <text:p text:style-name="P67">«<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6">слишком громко думать. И сообщить способ спасения — означает его разрушить.</text:span>»</text:p>
      <text:p text:style-name="P67">…</text:p>
      <text:p text:style-name="P67"><text:span text:style-name="T14">– </text:span>Ты хочешь сказать, если Макс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67">Пегаска сжала голову копытами.</text:p>
      <text:p text:style-name="P67"><text:span text:style-name="T14">– </text:span>Это может быть случай так называемого «кота Шротингера». Никогда бы не подумала, что он мне встретится на практике!</text:p>
      <text:p text:style-name="P67">Твайлайт протёрла доску тряпочкой и нарисовала на ней коробку.</text:p>
      <text:p text:style-name="P67"><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67"><text:span text:style-name="T14">– </text:span><text:span text:style-name="T94">Допустим, кот бессмертен. Также допустим, что кот з</text:span>аколдован<text:span text:style-name="T94"> </text:span>отложенным <text:span text:style-name="T94">заклятие</text:span>м<text:span text:style-name="T94"> Стирания, которое сработает, если кто-то откроет ящик</text:span>. <text:span text:style-name="T94">То есть, п</text:span>ри открытии<text:span text:style-name="T94"> ящик</text:span>а<text:span text:style-name="T94"> кот исчезнет из </text:span>бытия<text:span text:style-name="T94"> </text:span>— его нет, и никогда не было.</text:p>
      <text:p text:style-name="P67"><text:span text:style-name="T14">– </text:span>Бедный котик. <text:span text:style-name="T14">– </text:span>прошептала Флаттершай.</text:p>
      <text:p text:style-name="P67">Я насторожился, услышав знакомое заклинание.</text:p>
      <text:p text:style-name="P67"><text:span text:style-name="T14">– </text:span>Стой! Откуда тебе известно про заклинание Стирания?</text:p>
      <text:p text:style-name="P67"><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67"><text:span text:style-name="T14">– </text:span>Гм. Ну ладно, продолжай.</text:p>
      <text:p text:style-name="P67"><text:span text:style-name="T14">– </text:span>Так вот, по условию эксперимента известно, что вероятность того, что кто-то откроет ящик, ненулевая.</text:p>
      <text:p text:style-name="P67"><text:span text:style-name="T14">– </text:span>И что это означает, дорогая? <text:span text:style-name="T14">– </text:span>спросила Рэрити.</text:p>
      <text:p text:style-name="P67"><text:soft-page-break/><text:span text:style-name="T14">– </text:span>Это значит, что кто-нибудь когда-нибудь обязательно откроет его.</text:p>
      <text:p text:style-name="P67"><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67"><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7">Твайлайт прокашлялась, отпила из графина и продолжила.</text:p>
      <text:p text:style-name="P67"><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7">Пони молчали, переваривая информацию. Дэш с отсутствующим видом следила за пауком на потолке.</text:p>
      <text:p text:style-name="P67">Наконец Эпплджек сдвинула шляпу на лоб.</text:p>
      <text:p text:style-name="P67"><text:span text:style-name="T14">–</text:span> То есть, ты хочешь сказать, что мы все — навроде этого кота, а Макс боится открыть ящик? Чтоб мы не исчезли окончательно?</text:p>
      <text:p text:style-name="P67"><text:span text:style-name="T14">– </text:span>Нечто около того. Стар Свирл пишет, что разглашение способа спасения его же и разрушит. Иными словами, открывать ящик нельзя.</text:p>
      <text:p text:style-name="P67">Я поднял руку, прося слово. Пони обернулись на меня и затихли.</text:p>
      <text:p text:style-name="P67"><text:span text:style-name="T1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7">…</text:p>
      <text:p text:style-name="P67"><text:span text:style-name="T14">– </text:span>Лягать! <text:span text:style-name="T14">– </text:span>выругалась Дэш. <text:span text:style-name="T14">– </text:span>Значит, наши усилия по доставке резонаторов пошли лесом.</text:p>
      <text:p text:style-name="P67"><text:span text:style-name="T14">– </text:span>Не совсем. Мне таки удалось узнать, где искать Селестию.</text:p>
      <text:p text:style-name="P67">В библиотеке снова поднялся галдёж. Твайлайт подняла копыто.</text:p>
      <text:p text:style-name="P67"><text:span text:style-name="T14">– </text:span>Тихо! Спайк, будь добр, сбегай к Кейкам за выпечкой. Нам надо успокоиться. Макс, хоть про Селестию ты нам можешь рассказать?</text:p>
      <text:p text:style-name="P67"><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67"><text:span text:style-name="T14">– А </text:span>как ты узнал… <text:span text:style-name="T14">– </text:span>начала было единорожка, но её перебил напряжённый голос Спайка.</text:p>
      <text:p text:style-name="P67"><text:span text:style-name="T14">– </text:span>Твай! <text:span text:style-name="T14">– </text:span>дракончик стоял в дверях спиной к нам. <text:span text:style-name="T14">– </text:span>У нас гости.</text:p>
      <text:p text:style-name="P67">Спайк попятился назад. Дверь широко растворилась и в библиотеку вошла Луна.</text:p>
      <text:p text:style-name="P67"/>
      <text:h text:style-name="Heading_20_2" text:outline-level="2">18. Поединок с Луной.</text:h>
      <text:p text:style-name="P67"/>
      <text:p text:style-name="P67">Дружный вздох прокатился по залу.</text:p>
      <text:p text:style-name="P6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7"><text:span text:style-name="T14">– </text:span>Макс, беги!!!</text:p>
      <text:p text:style-name="P6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7"><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67">Мы с пегаской застыли в синем левитационном поле и поплыли к Луне.</text:p>
      <text:p text:style-name="P67"><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67">Нас с Дэш обернуло лавандовое левитационное поле и мы полетели к библиотекарше.</text:p>
      <text:p text:style-name="P67"><text:span text:style-name="T14">–</text:span> Что? Мы не ослышались? ТЫ СМЕЕШЬ МЕШАТЬ НАМ?!!</text:p>
      <text:p text:style-name="P67">Нас опять потащило к Луне. Дэш подпёрла голову копытом и скорчила скучающую мину.</text:p>
      <text:p text:style-name="P67"><text:span text:style-name="T14">–</text:span> Мне очень жаль, Ваше Высочество, но Селестия назначила Макса МОИМ руководителем, и этот приказ НИКТО не отменял! Он МОЙ! <text:span text:style-name="T14">&lt;</text:span><text:span text:style-name="T26">Добавить в главы с Твайлайт её попытки заигрывания с Максом</text:span><text:span text:style-name="T14">&gt;</text:span></text:p>
      <text:p text:style-name="P67">В голосе лавандовой единорожки звучал металл. Мы опять полетели к Твайлайт.</text:p>
      <text:p text:style-name="P67"><text:span text:style-name="T14">–</text:span> ДОВОЛЬНО! НАМ НАДОЕЛА ЭТА НЕПОКОРНОСТЬ! ПОЗНАЙ ГНЕВ ПРИНЦЕССЫ НОЧИ!!!</text:p>
      <text:p text:style-name="P67"><text:span text:style-name="T14">–</text:span> Элементы! Аврал!!! Работаем!!!</text:p>
      <text:p text:style-name="P67">Ярко-фиолетовый луч разгневанной аликорницы столкнулся со щитом наспех мобилизованных Элементов <text:s/>Гармонии.</text:p>
      <text:p text:style-name="P67">Началась жара.</text:p>
      <text:p text:style-name="P6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7"><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67"><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6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7"><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7"><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67"><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67"><text:soft-page-break/><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7"><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67">Перед Луной возник ярко-фиолетовый шар, окутанный роем голубых искорок.</text:p>
      <text:p text:style-name="P67"><text:span text:style-name="T14">– О</text:span>хренеть! <text:span text:style-name="T14">– </text:span>чертыхнулся Спайк. <text:span text:style-name="T14">– </text:span><text:s/>Твай, она создаёт сферу стихий!</text:p>
      <text:p text:style-name="P67"><text:span text:style-name="T14">– </text:span>Вижу! <text:span text:style-name="T14">– </text:span>донёсся голос единорожки из-под потолка. <text:span text:style-name="T14">– </text:span>Задействовала план «Д»!</text:p>
      <text:p text:style-name="P6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7"><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7">Дракончик пополз было к окну, но я придержал его за хвост.</text:p>
      <text:p text:style-name="P67"><text:span text:style-name="T14">– </text:span>Погоди. У меня есть вариант получше.</text:p>
      <text:p text:style-name="P67">Я вылез из-под шкафа и попрыгал на одной ноге в центр зала.</text:p>
      <text:p text:style-name="P67"><text:span text:style-name="T14">– </text:span>Стойте! Прекратите! Да остановитесь же!!!</text:p>
      <text:p text:style-name="P67">Аликорница и шестёрка уставились на меня.</text:p>
      <text:p text:style-name="P67"><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7"><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67"><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7"><text:span text:style-name="T14">– </text:span>Как ты её назвал? <text:span text:style-name="T14">– </text:span>отвалилась челюсть у аликорницы.</text:p>
      <text:p text:style-name="P67"><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67"><text:span text:style-name="T14">– </text:span>Что? <text:span text:style-name="T14">– </text:span>хором вскрикнули я с Луной.</text:p>
      <text:p text:style-name="P6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7">С громким треском они встретились у лестницы на верхний ярус.</text:p>
      <text:p text:style-name="P6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7">Этой малой частью сознания я отметил скрип двери и застенчивый голос:</text:p>
      <text:p text:style-name="P67"><text:span text:style-name="T14">– </text:span>Твайлайт, Дёрпи сказала, у тебя есть «Особенности поведения, питания и размножения приматов»? Я бы хотела её ненадолго… Ого!!!</text:p>
      <text:p text:style-name="P67"><text:soft-page-break/>После долгой паузы тот же голос спросил:</text:p>
      <text:p text:style-name="P67"><text:span text:style-name="T14">– </text:span>Что тут случилось? Почему все висят в воздухе? И всё вот это?</text:p>
      <text:p text:style-name="P67">Голос Спайка откуда-то из подвала ответил:</text:p>
      <text:p text:style-name="P67"><text:span text:style-name="T14">– </text:span>Потому что Твайлайт остановила время. В радиусе девяти метров, как мне кажется. Или десяти.</text:p>
      <text:p text:style-name="P67"><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7"><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7">Наступило молчание. Потом донеслось всхлипывание единорожки-заучки.</text:p>
      <text:p text:style-name="P67"><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7"><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7"><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7">В мозгу раздалось мычание, как если бы кто-то хотел выругаться, но в через силу сдержался.</text:p>
      <text:p text:style-name="P67"><text:span text:style-name="T14">– </text:span>КТО ИЗ МАГОВ СЕЙЧАС ПРИСУТСТВУЕТ В БИБЛИОТЕКЕ ЗА ПРЕДЕЛАМИ ЗОНЫ СКОЛЛАПСИРОВАВШЕГО ВРЕМЕНИ?</text:p>
      <text:p text:style-name="P67">Молчание. Наконец голос Спайка произнёс:</text:p>
      <text:p text:style-name="P67"><text:span text:style-name="T14">– </text:span>Она имеет ввиду, кто из единорогов в библиотеке не попал в это сверхпрозрачное стекло? Ну же, не тушуйся!</text:p>
      <text:p text:style-name="P67">Послышался застенчивый голос.</text:p>
      <text:p text:style-name="P67"><text:span text:style-name="T14">– </text:span>Эмм, я вам подхожу?</text:p>
      <text:p text:style-name="P67"><text:span text:style-name="T14">– </text:span>КТО ТЫ?</text:p>
      <text:p text:style-name="P67"><text:span text:style-name="T14">– </text:span>Эмм, Лира Хартстрингс, единорог. Я не то, чтобы маг, моя специализация — музыка…</text:p>
      <text:p text:style-name="P67"><text:span text:style-name="T14">– </text:span>ГОДИТСЯ! ТЫ ВИДИШЬ ТОЧКУ СИНГУЛЯРНОСТИ?</text:p>
      <text:p text:style-name="P67"><text:span text:style-name="T14">– </text:span>Эмм?</text:p>
      <text:p text:style-name="P67">Голос Спайка пояснил:</text:p>
      <text:p text:style-name="P67"><text:span text:style-name="T14">– </text:span>Вон та яркая искорка над лестницей, у которой вся картинка искривляется.</text:p>
      <text:p text:style-name="P67"><text:span text:style-name="T14">– </text:span>Да! Вижу.</text:p>
      <text:p text:style-name="P67"><text:span text:style-name="T14">– </text:span>ТЕПЕРЬ ЛЕВИТИРУЙ ПРИМАТА В ТОЧКУ СИНГУЛЯРНОСТИ.</text:p>
      <text:p text:style-name="P67"><text:span text:style-name="T14">– </text:span>Чего?!! <text:span text:style-name="T14">– </text:span>возопило моё малое сознание.</text:p>
      <text:p text:style-name="P67"><text:span text:style-name="T14">– </text:span>Эмм… Зачем?</text:p>
      <text:p text:style-name="P67"><text:soft-page-break/><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67"><text:span text:style-name="T14">– </text:span>Вы даёте слово, что человеку не будет причинён вред? <text:span text:style-name="T14">– </text:span>голос Лиры обрёл непривычную твёрдость.</text:p>
      <text:p text:style-name="P67"><text:span text:style-name="T14">– </text:span>КАК ТЫ СМЕЕШЬ СОМНЕВАТЬСЯ В НАС, СВОЕЙ ПРИНЦЕССЕ?</text:p>
      <text:p text:style-name="P67"><text:span text:style-name="T14">– Я </text:span>не сомневаюсь в вас, Ваше Высочество… Потому и требую слова!</text:p>
      <text:p text:style-name="P67"><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7"><text:span text:style-name="T14">– </text:span>Ну, блядь, спасибо! <text:span text:style-name="T14">– </text:span>подумал я.</text:p>
      <text:p text:style-name="P67"><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7">Тишина… С громким хлопком торнадо исчезает, сознания воссоединяются, всё падает на пол. </text:p>
      <text:p text:style-name="P67"/>
      <text:p text:style-name="P67">…</text:p>
      <text:p text:style-name="P67"/>
      <text:p text:style-name="P67"><text:span text:style-name="T14">– </text:span>Буэ-э-э!</text:p>
      <text:p text:style-name="P67">То ли от воздействия сингулярности, то ли от того, что закружилась голова в торнадо, но меня буквально вывернуло наизнанку.</text:p>
      <text:p text:style-name="P67"><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6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7"><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6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7"><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67">Просительные нотки контрастировали с привычным для Луны властным тоном. Аликорница присела на пол и устало опустила голову.</text:p>
      <text:p text:style-name="P67">Я кивнул ей примирительно.</text:p>
      <text:p text:style-name="P67"><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7"><text:span text:style-name="T14">– </text:span>Давай по-порядку. <text:span text:style-name="T14">– о</text:span>становила меня Луна. <text:span text:style-name="T14">– </text:span>С чего ты взял, что она в твоём мире?</text:p>
      <text:p text:style-name="P67"><text:soft-page-break/>Я задумался. Как объяснить ей, не рассказывая основное? То, от чего весь мир остановится? Как описать частность, не раскрыв суть?</text:p>
      <text:p text:style-name="P67">Луна продолжила с горечью.</text:p>
      <text:p text:style-name="P67"><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7"><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7"><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Она не вернулась обратно.</text:p>
      <text:p text:style-name="P6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7">Я со всей дури грохнул кулаком по ограждению балкона. Перила жалобно скрипнули. Луна всё поняла и кивнула.</text:p>
      <text:p text:style-name="P67"><text:span text:style-name="T14">– </text:span>Теперь ты понимаешь, почему Мы виним тебя в развоплощении сестры?</text:p>
      <text:p text:style-name="P67"><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67">Луна пристально взглянула на меня и понимающе склонила голову.</text:p>
      <text:p text:style-name="P67"><text:span text:style-name="T14">– </text:span>Мы знаем, иногда так бывает. Продолжай.</text:p>
      <text:p text:style-name="P67"><text:span text:style-name="T1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7"><text:span text:style-name="T14">– </text:span>Да, помним.</text:p>
      <text:p text:style-name="P67"><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7">В разговор встряла Твайлайт, до этого тихо стоявшая в сторонке.</text:p>
      <text:p text:style-name="P67"><text:span text:style-name="T1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7">Я вздохнул с облегчением. Твайлайт — умничка! Мне даже придумывать ничего не пришлось.</text:p>
      <text:p text:style-name="P67"><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67">Единорожка успокаивающе произнесла:</text:p>
      <text:p text:style-name="P67"><text:span text:style-name="T1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7"><text:span text:style-name="T14">– </text:span>Ты что-то недоговариваешь. <text:span text:style-name="T14">– </text:span>шепнула о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7">Аликорница вернулась на место, воссоединившись с двойником.</text:p>
      <text:p text:style-name="P67"><text:span text:style-name="T14">– …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67"><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7">Единорожка задумалась.</text:p>
      <text:p text:style-name="P67"><text:span text:style-name="T1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7"><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67"><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67">Луна сморщила нос при этих словах, но всё же кивнула.</text:p>
      <text:p text:style-name="P67"><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7"><text:span text:style-name="T14">– </text:span>Я приглашу их. Они не откажутся.</text:p>
      <text:p text:style-name="P67"><text:span text:style-name="T14">– </text:span>Что ж, ещё одной проблемой меньше. Теперь нужно решить, как найти Сел. Кто-то должен отправиться за ней.</text:p>
      <text:p text:style-name="P67"><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67"><text:span text:style-name="T14">– </text:span>А если…</text:p>
      <text:p text:style-name="P67"><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7"><text:span text:style-name="T14">– </text:span>Остаётся ещё одна проблема. <text:span text:style-name="T14">– </text:span>тихо сказала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7"><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67">Единорожка вернулась в библиотеку. Некоторое время мы с Луной молча слушали звуки засыпающего Понивилля.</text:p>
      <text:p text:style-name="P67"><text:soft-page-break/><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67"><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7"><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7">Аликорница отвлеклась от воспоминаний.</text:p>
      <text:p text:style-name="P67"><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7"><text:span text:style-name="T14">– </text:span>Почему же ты не смогла найти меня с его помощью?</text:p>
      <text:p text:style-name="P67">Аликорница смутилась.</text:p>
      <text:p text:style-name="P67"><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7"><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67"><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67">Я присмотрелся к ночной принцессе. Что она знает о нас с Селли?</text:p>
      <text:p text:style-name="P67"><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67"><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67"><text:span text:style-name="T14">– </text:span>А также совместить приятное с полезным. <text:span text:style-name="T14">– </text:span>не удержался я.</text:p>
      <text:p text:style-name="P60">Луна бросила на меня тяжёлый взгляд.</text:p>
      <text:p text:style-name="P65"><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6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60"><text:span text:style-name="T19">–</text:span> Тогда зачем она..?</text:p>
      <text:p text:style-name="P60"><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60">Меня как будто окатило ледяным душем. Не любовь и даже не дружба. Просто плата за услугу… Даже не дружба…</text:p>
      <text:p text:style-name="P60"><text:soft-page-break/>Тревожная догадка окончательно сковала морозом душу.</text:p>
      <text:p text:style-name="P65"><text:span text:style-name="T20">–</text:span> А другие? Они тоже… давали мне потому, что считали меня последним шансом?</text:p>
      <text:p text:style-name="P65">У аликорницы отвалилась челюсть.</text:p>
      <text:p text:style-name="P65"><text:span text:style-name="T20">–</text:span> Другие? Кто ещё?<text:span text:style-name="T14"> </text:span>С кем ещё у тебя были… отношения?</text:p>
      <text:p text:style-name="P60"><text:span text:style-name="T19">–</text:span> С Рэйнбоу Дэш <text:span text:style-name="T19">–</text:span> ответил я несчастным голосом. <text:span text:style-name="T19">–</text:span> И, может быть, с Пинки.</text:p>
      <text:p text:style-name="P60"><text:span text:style-name="T19">–</text:span> А ты живчик. <text:span text:style-name="T19">–</text:span> удивлённо заметила Луна и нахмурилась. <text:span text:style-name="T19">–</text:span> Нет, про цель твоего пребывания тут известно только Нам, Сел, Дискорду и Твайлайт. Остальные действуют по своей воле и предпочтениям.</text:p>
      <text:p text:style-name="P60">Аликорница фыркнула.</text:p>
      <text:p text:style-name="P60"><text:span text:style-name="T19">– </text:span><text:span text:style-name="T8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7"><text:span text:style-name="T14">– </text:span>Макс,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67">Я благодарно взъерошил пегаске гриву. Уныние отступило.</text:p>
      <text:p text:style-name="P67"><text:span text:style-name="T14">– </text:span>Спасибо, Дэш. Ты настоящий друг.</text:p>
      <text:p text:style-name="P67"><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67">Я удивлённо воззрился на аликорницу.</text:p>
      <text:p text:style-name="P67"><text:span text:style-name="T14">– </text:span>Если отменить праздник, начнутся волнения. <text:span text:style-name="T14">– </text:span>ответила Луна на мой не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7">Я пожал плечами и спустился с пегаской вниз, к компании.</text:p>
      <text:p text:style-name="P67"/>
      <text:h text:style-name="P194" text:outline-level="2">19. <text:span text:style-name="T1">Лучший</text:span> Гранд Галопин<text:span text:style-name="T1">г</text:span> Гала <text:span text:style-name="T1">в истории</text:span></text:h>
      <text:p text:style-name="P93">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7"><text:span text:style-name="T14">– </text:span>Да чт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7"><text:span text:style-name="T14">– </text:span>Какая жалость, что это всё из-за вампирского мира! <text:span text:style-name="T14">– </text:span>пробормотала Рэрити. <text:span text:style-name="T14">– </text:span>Самое время покупать землю под бутик.</text:p>
      <text:p text:style-name="P6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7">Тук-тук-тук!</text:p>
      <text:p text:style-name="P67"><text:span text:style-name="T14">– </text:span>Макс, ты тут? <text:span text:style-name="T14">–</text:span>Дэш просунула нос в дверь, не дожидаясь отклика. <text:span text:style-name="T14">– </text:span>Ага, вот ты где! Я с тобой!</text:p>
      <text:p text:style-name="P67">Она швырнула перемётные сумки мне на постель и пошла к выходу.</text:p>
      <text:p text:style-name="P67"><text:soft-page-break/><text:span text:style-name="T14">– </text:span>Ну, чего застрял? Пошли скорее, а то на хавчик опоздаем! <text:span text:style-name="T14">– </text:span>нетерпеливо обернулась пегаска.</text:p>
      <text:p text:style-name="P67">Я пожал плечами и пошёл следом. Бороться со стихией в лице Дэш было трудновато. Да и незачем.</text:p>
      <text:p text:style-name="P67"/>
      <text:p text:style-name="P54">…</text:p>
      <text:p text:style-name="P54"/>
      <text:p text:style-name="P6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7"><text:span text:style-name="T14">– </text:span>Располагайтесь. <text:span text:style-name="T14">– </text:span>кивнула нам Луна.</text:p>
      <text:p text:style-name="P6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67"><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6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67"><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7">Я мило улыбнулся ей в ответ, закинул в рот пучок петрушки и ответил.</text:p>
      <text:p text:style-name="P67"><text:span text:style-name="T14">– </text:span>А ты первая на моей памяти лошадь, умеющая магичить.</text:p>
      <text:p text:style-name="P67">Луна нахмурилась, но потом луч озарения коснулся её мордочки.</text:p>
      <text:p text:style-name="P54">– П<text:span text:style-name="T1">ризнаю, Мы были несправедливы к тебе. Как Нам тебя называть?</text:span></text:p>
      <text:p text:style-name="P67">Я выплюнул петрушку и взял кусок рыбы.</text:p>
      <text:p text:style-name="P54">– <text:span text:style-name="T1">Человеком. Во множественном числе мы — люди. Хотя множественная форма тебе не понадобится, принцесса.</text:span></text:p>
      <text:p text:style-name="P67">Все расселись по местам, когда с дальнего конца стола раздался звонкий голосок.</text:p>
      <text:p text:style-name="P54">– <text:span text:style-name="T1">Эй, а туточки одно место пустует! Можно его займёт Гамми?</text:span></text:p>
      <text:p text:style-name="P54"><text:span text:style-name="T1">– Нет, Пинки. </text:span>– <text:span text:style-name="T1">ответила Луна. </text:span>– <text:span text:style-name="T1">Мы ждём ещё одного гостя.</text:span></text:p>
      <text:p text:style-name="P67">– А если он не придёт, тогда можно?</text:p>
      <text:p text:style-name="P6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7">– Эй! Это моя шляпа! – возмутилась фермерша.</text:p>
      <text:p text:style-name="P6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7">– Прекрати паясничать! – негромко сказала Луна.</text:p>
      <text:p text:style-name="P67"><text:soft-page-break/>– Я не хотел… Тут мышь… – мои уши загорались медленно, но неотвратимо.</text:p>
      <text:p text:style-name="P67">– Мы не тебе. – так же тихо произнесла аликорница.</text:p>
      <text:p text:style-name="P6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7">– Перестань, Дискорд. – устало ответила Луна. – Фиглярство вызывает улыбку только первые пару сотен лет.</text:p>
      <text:p text:style-name="P67">– Говори только за себя, дражайшая! Я, наоборот, только вхожу во вкус!</text:p>
      <text:p text:style-name="P67">Драконикус принялся жадно есть брюкву и заткнулся.</text:p>
      <text:p text:style-name="P67">Аликорница обвела присутствующих долгим взглядом и начала.</text:p>
      <text:p text:style-name="P6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7">– Прибыл к нам, ага. А я-то думал, Селли сама на нашу голову вытащила эту обезьяну из мухосранска. – прочавкал сам себе Дискорд.</text:p>
      <text:p text:style-name="P67">– Макс берётся отыскать Селестию. И наша задача — помочь ему в этом! – с нажимом произнесла Луна, ни на кого не глядя.</text:p>
      <text:p text:style-name="P6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7">– Я полностью в вашем распоряжении, Ваше Высочество! Думаю, мои друзья меня поддержат! – отчеканила Твайлайт.</text:p>
      <text:p text:style-name="P67">Шестёрка пони отозвалась невнятным мычанием.</text:p>
      <text:p text:style-name="P6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7">– С этой же просьбой Мы обращаемся к тебе, <text:span text:style-name="T26">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7">– Эталоном? Для всехпони? Всегда говорила? – Дискорд принял задумчивую позу, стреляя глазами по сторонам.</text:p>
      <text:p text:style-name="P6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7">– Мы думаем, она была права!</text:p>
      <text:p text:style-name="P6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7"><text:soft-page-break/>– Ну, это… Если светоч, то конечно… А как же! Я всегда знал, что я светоч!.. А для Элементов Гармонии я тоже светоч?</text:p>
      <text:p text:style-name="P67">– Разумеется! – заверила его Луна, изо всех сил моргая шестёрке.</text:p>
      <text:p text:style-name="P67">– Светоч, светоч! – вразнобой подтвердили пони. Пожалуй, Флаттершай даже не врала.</text:p>
      <text:p text:style-name="P6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7">– Ффух! – шумно выдохнула Луна. – Спасибо вам, Наши дорогие, вы Нам очень помогли!</text:p>
      <text:p text:style-name="P67">– Но мы же ничего не сделали! – запротестовала Эпплджек.</text:p>
      <text:p text:style-name="P6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7"/>
      <text:p text:style-name="P67">…</text:p>
      <text:p text:style-name="P67"/>
      <text:p text:style-name="P67">Безмолвными тенями скользнули лакеи и унесли блюда. На освободившемся столе Луна расстелила свиток с записями.</text:p>
      <text:p text:style-name="P67">– Теперь, мои маленькие пони, Мы должны просить вас ещё об одной услуге.</text:p>
      <text:p text:style-name="P67">Странно и непривычно было видеть принцессу ночи сконфуженной.</text:p>
      <text:p text:style-name="P6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7">При этих словах пони стали прятать глаза, а Дэш фейсхуфнула.</text:p>
      <text:p text:style-name="P67">–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7">Флаттершай закрыла голову копытами.</text:p>
      <text:p text:style-name="P67"/>
      <text:p text:style-name="P55">***</text:p>
      <text:p text:style-name="P54"/>
      <text:p text:style-name="P6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7">– Я верю в вас только потому, что ты об этом попросила. – наконец, начал я. – Тогда, в метель.</text:p>
      <text:p text:style-name="P67">Аликорница кивнула.</text:p>
      <text:p text:style-name="P67"><text:soft-page-break/>– Потому что у меня больше нет других причин верить в дружбомагию. После того, что рассказала Луна.</text:p>
      <text:p text:style-name="P67">Аликорница сникла.</text:p>
      <text:p text:style-name="P67">– Она ведь правду сказала? То свидание ночью было всего лишь платой? Авансом?</text:p>
      <text:p text:style-name="P67">Селестия грустно кивнула и отвернулась.</text:p>
      <text:p text:style-name="P67">– Выходит, я для тебя был тем же, чем сейчас Дискорд для Луны? С тем отличием, что ты не нашла способ «отмазаться»?</text:p>
      <text:p text:style-name="P6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7">Заросли можжевельника раздвинулись, пропуская синюю единорожку.</text:p>
      <text:p text:style-name="P67">– Привет!</text:p>
      <text:p text:style-name="P67">Я молча смотрел сквозь неё, привалившись спиной к валуну. Мне хотелось побыть одному.</text:p>
      <text:p text:style-name="P67">– Привет, говорю! Я видела, как ты залазил сюда. Классное местечко!</text:p>
      <text:p text:style-name="P67">– Привет, Индиго.</text:p>
      <text:p text:style-name="P67">– Что-то на тебе лица нет. Ты бледнее болотной поганки из Вечнодикого леса. Что-то случилось?</text:p>
      <text:p text:style-name="P67">– Случилось, Индиго. За то время, что мы не виделись, случилось очень многое.</text:p>
      <text:p text:style-name="P67">– Так это ж здорово! Я люблю, когда что-нибудь случается! Иначе скучно. А ты? Расскажи! Ты нашёл Шейлу?</text:p>
      <text:p text:style-name="P67">– Нашёл.</text:p>
      <text:p text:style-name="P67">– Вау! А принцессу Селестию?</text:p>
      <text:p text:style-name="P67">– Селестию тоже.</text:p>
      <text:p text:style-name="P67">– Круто! А где они? Они скоро вернутся?</text:p>
      <text:p text:style-name="P67">– Они не вернутся.</text:p>
      <text:p text:style-name="P67">Индиго перестала улыбаться. Тревога отразилась на её мордочке.</text:p>
      <text:p text:style-name="P67">– Почему?</text:p>
      <text:p text:style-name="P67">– Они там, откуда нет возврата.</text:p>
      <text:p text:style-name="P6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7">Индиго молча села возле меня. Потом она всхлипнула. Потом тяжело вздохнула.</text:p>
      <text:p text:style-name="P67">– Пожалуйста, скажи мне, что с ними.</text:p>
      <text:p text:style-name="P67">Я оторвался от валуна, склонился над ней и тихонько прошептал ей в ухо:</text:p>
      <text:p text:style-name="P67">– Если я скажу, ты исчезнешь. Это такое проклятие. Отправишься вслед за ними. Мне бы этого не хотелось. Ты нужна здесь.</text:p>
      <text:p text:style-name="P67">Индиго хмуро взглянула на меня.</text:p>
      <text:p text:style-name="P6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7">Я ласково потрепал её по головке.</text:p>
      <text:p text:style-name="P6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7">– Индиго, ты в Гранд Галопинг Гала когда-нибудь участвовала?</text:p>
      <text:p text:style-name="P67">– А то! В прошлом году па взял меня с собой на Гала. Он стоял в охране, а я пробралась внутрь и наблюдала за всем из-за занавески.</text:p>
      <text:p text:style-name="P67">– То есть, ты помнишь, как там всё устроено и что должно происходить?</text:p>
      <text:p text:style-name="P67">– Агась!</text:p>
      <text:p text:style-name="P6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7">– Вау! Круто!</text:p>
      <text:p text:style-name="P67">Единорожка в восторге <text:s/>запрыгала на месте.</text:p>
      <text:p text:style-name="P6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7">Кобылка остановилась и обняла меня за шею.</text:p>
      <text:p text:style-name="P67">– Спасибки! Тока ж ты на праздник придёшь? Обещаешь? Пожалуйста-пожалуйста-пожалуйста!</text:p>
      <text:p text:style-name="P67">– Обещаю.</text:p>
      <text:p text:style-name="P67">Единорожка умчалась с победным «ю-ху-у-у!».</text:p>
      <text:p text:style-name="P6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7">В серебряной коробке вместо книги лежал одинокий листок бумаги.</text:p>
      <text:p text:style-name="P77"/>
      <text:p text:style-name="P7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7">До встречи!</text:p>
      <text:p text:style-name="P77"/>
      <text:p text:style-name="P67">– Селли-Селли… Ну почему ты такая… – пробормотал я сквозь слёзы.</text:p>
      <text:p text:style-name="P67"/>
      <text:p text:style-name="P69">***</text:p>
      <text:p text:style-name="P93">INXS – Suicide blonde</text:p>
      <text:p text:style-name="P6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7">– А где твой обещанный сюрприз? – донесся жеребячий голосок через изгородь. – Гости уже все собрались.</text:p>
      <text:p text:style-name="P6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7">– А моя часть будет в самом конце. – вздохнул третий голосок. – Если мы до него досидим. Лично мне уже надоело. Скучно.</text:p>
      <text:p text:style-name="P6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7">– Всё равно Норф был круче. – пробормотал голос Индиго. – Он Кинга раза три уделывал на «Королеве Лорен».</text:p>
      <text:p text:style-name="P67">– Скоро начнётся! Я слышу свисток Вондерболтов! – перебил голос Санни – Бежим на смотровую площадку!</text:p>
      <text:p text:style-name="P67">– Кто первый добежит, тот… эмм…</text:p>
      <text:p text:style-name="P67">– Суперсветоч!</text:p>
      <text:p text:style-name="P67">– Агась! Галагалоперы, вперёд!</text:p>
      <text:p text:style-name="P67"><text:soft-page-break/>– Йей!!!</text:p>
      <text:p text:style-name="P6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7">…</text:p>
      <text:p text:style-name="P67">– Это она! Она!!!</text:p>
      <text:p text:style-name="P67">– Наша принцесса! Наше солнце!</text:p>
      <text:p text:style-name="P67">– Она вернётся!</text:p>
      <text:p text:style-name="P67">– А то! Я всем говорил! Мне никто не верил! Никто!!!</text:p>
      <text:p text:style-name="P67">– Дайте мне вас обнять, дорогой друг!</text:p>
      <text:p text:style-name="P67">…</text:p>
      <text:p text:style-name="P6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4">&lt;<text:span text:style-name="T90">Ace Enders – million different people</text:span>&gt;</text:p>
      <text:p text:style-name="P6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2">усесться поудобнее там, где стоишь, и слушать-слушать-слушать (танцевать?)</text:span>.</text:p>
      <text:p text:style-name="P67">…</text:p>
      <text:p text:style-name="P67">Музыкальный транс прервался цоканьем копыт по парковой дорожке. Две фигуры устало брели прочь от замка, тихо переговариваясь.</text:p>
      <text:p text:style-name="P67">– Ужель обязательно лично приветствовать каждого пони? Сестра разбаловала их. Это так утомляет!</text:p>
      <text:p text:style-name="P6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7">Луна с Твайлайт остановились прямо у колонны, за которой сидел я, прислонившись к прохладному мрамору с надписью «з<text:span text:style-name="T100">д</text:span>ЕсЬ БЫл <text:span text:style-name="T101">д</text:span>ИскОр<text:span text:style-name="T99">Д</text:span>».</text:p>
      <text:p text:style-name="P6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7">В саду прозвенел гонг. Музыка умолкла и в наступившей тишине звонкий голосок объявил в потрескивающий микрофон:</text:p>
      <text:p text:style-name="P6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7">Последняя фраза утонула в свисте и восторжённом топоте копыт. Твайлайт вздохнула.</text:p>
      <text:p text:style-name="P6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7">Твайлайт побрела по дорожке к освещённой террасе. Луна проводила её взглядом. Затем она со смешком обратилась в пространство:</text:p>
      <text:p text:style-name="P67">– Скрываться за колонной — плохая идея. Если хочешь, чтобы тебя не раскрыли, прячься так, чтобы не было видно твоей тени.</text:p>
      <text:p text:style-name="P67">– А кто прячется-то? – я встал и вышел к Луне. – Слушал себе музыку, пока вы не подошли. Классно играют!</text:p>
      <text:p text:style-name="P67">Луна кивнула.</text:p>
      <text:p text:style-name="P6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7">– А-а-а, дражайший принц? – любезнейше приветствовала франта Луна – Как ваше драгоценное здоровье? Как поживает ваш кузён Хавтиноуз?</text:p>
      <text:p text:style-name="P67">Принц позеленел, промычал нечто нечленораздельное и дал знак носильщикам двигаться дальше.</text:p>
      <text:p text:style-name="P67">Во дворце, вручив мне небольшую тяжёлую шкатулку серебряной окантовки с хрустальным шаром , Луна с некоторым смущением сообщила:</text:p>
      <text:p text:style-name="P6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7">Она что, блядь, издевается?</text:p>
      <text:p text:style-name="P67">– Да хрен там! Какие перья? Ты же сама сказала, отношения были чисто деловыми. По крайней мере, с её стороны.</text:p>
      <text:p text:style-name="P67">Луна продолжила с каменным выражением лица.</text:p>
      <text:p text:style-name="P67">– Если же нет, поднимись в её башню и разыщи перо или волос в её постели. После чего помести это в компас. Всё.</text:p>
      <text:p text:style-name="P67">Аликорница отвернулась. Я пошёл к выходу.</text:p>
      <text:p text:style-name="P67">– Иногда деловые отношения служат прикрытием для… чего-то большего. Но смертным это трудно понять.</text:p>
      <text:p text:style-name="P67">Я обернулся. Аликорница смотрела в окно на первый заезд «Небес Эквестрии», не удостаивая меня вниманием.</text:p>
      <text:p text:style-name="P67">Не гребу я этих аликорнов!</text:p>
      <text:p text:style-name="P54"/>
      <text:p text:style-name="P69">***</text:p>
      <text:p text:style-name="P67"/>
      <text:p text:style-name="P6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7">Чувствуя себя грабителем, я вошёл в комнату и осмотрел футон.</text:p>
      <text:p text:style-name="P67">Фиг там! Было такое впечатление, что последние недели на нём никто не спал. Ни складочки, ни вмятинки, ни волоска, ни пылинки.</text:p>
      <text:p text:style-name="P67">Я окинул взглядом комнату. Взор упал на гардероб у стенки. Вот где можно найти перо или волос!</text:p>
      <text:p text:style-name="P6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102"></text:span><text:span text:style-name="T103"> сидел, прислонившись к стенке. Оранжевая лампочка по прежнему горела на налобнике.</text:span></text:p>
      <text:p text:style-name="P6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7"/>
      <text:p text:style-name="P69">***</text:p>
      <text:p text:style-name="P67"/>
      <text:p text:style-name="P6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7">Рычаг заклинило. Блядь!!!</text:p>
      <text:p text:style-name="P6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7">Я что есть мочи дёрнул ручку на себя.</text:p>
      <text:p text:style-name="P6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7"/>
      <text:p text:style-name="P67">…</text:p>
      <text:p text:style-name="P67"/>
      <text:p text:style-name="P6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7">Замок.</text:p>
      <text:p text:style-name="P67">Блядь, что с замком?!</text:p>
      <text:p text:style-name="P6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7">Я надавил на рычаг вертикальной тяги и колесница плавно скользнула вниз. Ха, теперь-то я понял, в чём дело! Замок висел в воздухе!</text:p>
      <text:p text:style-name="P67">Блядь… Замок висел в воздухе?!!</text:p>
      <text:p text:style-name="P6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7">Я пробежал комнату насквозь и кинулся к выходу.</text:p>
      <text:p text:style-name="P6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7">За моей спиной раздался механический голос.</text:p>
      <text:p text:style-name="P67">– <text:span text:style-name="T104">Зафиксирована опасная ситуация. Сознание пациента </text:span><text:span text:style-name="T105">&lt;</text:span><text:span text:style-name="T104">Селестия</text:span><text:span text:style-name="T105">&gt;</text:span><text:span text:style-name="T104"> не регистрируется. Активируется протокол экстренной эвакуации пациента </text:span><text:span text:style-name="T105">&lt;</text:span><text:span text:style-name="T104">Селестия</text:span><text:span text:style-name="T105">&gt;</text:span><text:span text:style-name="T104"> к </text:span><text:span text:style-name="T105">&lt;</text:span><text:span text:style-name="T104">Луна</text:span><text:span text:style-name="T105">&gt;</text:span><text:span text:style-name="T104">.</text:span></text:p>
      <text:p text:style-name="P67">Я обернулся.</text:p>
      <text:p text:style-name="P6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7">БЛЯ!!!</text:p>
      <text:p text:style-name="P6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7"/>
      <text:p text:style-name="P67">…</text:p>
      <text:p text:style-name="P67"/>
      <text:p text:style-name="P67">– Что сиё значит, человек?!</text:p>
      <text:p text:style-name="P6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7">– Мнэ-э-э. – в этот момент даже козлиное блеяние было для меня верхом геройства.</text:p>
      <text:p text:style-name="P67">Подымая тучи пыли, с грохотом обрушилась в провал башня Селестии. Луна с отвалившейся челюстью наблюдала за действом в окно.</text:p>
      <text:p text:style-name="P67">– Что… Что это за дискордовщина?!</text:p>
      <text:p text:style-name="P67">Луна глянула в противоположное окно.</text:p>
      <text:p text:style-name="P67">– А куда делась Наша башня?!! – на аликорницу было жалко смотреть.</text:p>
      <text:p text:style-name="P67">– Она внизу. – промямлил я.</text:p>
      <text:p text:style-name="P67">– В каком ещё низу???</text:p>
      <text:p text:style-name="P67">– Ну… внизу. С остальным Кантерлотом… – я чувствовал себя дебилом.</text:p>
      <text:p text:style-name="P67">Аликорница молча взвилась в воздух и вылетела наружу. Через минуту вернулась.</text:p>
      <text:p text:style-name="P67">– Мы приняли решение! Бал закрывается!</text:p>
      <text:p text:style-name="P67"/>
      <text:h text:style-name="Heading_20_2" text:outline-level="2">20. <text:span text:style-name="T1">Осколки</text:span></text:h>
      <text:p text:style-name="P96">Electric Light Orchestra – Sorrow about to fall</text:p>
      <text:p text:style-name="P67">Скалу ощутимо тряхнуло. Грибной суп выплеснулся из супницы на стол.</text:p>
      <text:p text:style-name="P67">– Четвёртый день уж волокут. Могли бы и научиться наконец-то. – проворчала Эпплджек с набитым ртом.</text:p>
      <text:p text:style-name="P67">Прямо перед нами маячила «Конкордия». Трёхмильный канат соединял её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7"><text:soft-page-break/>– Девочки, под нами Понивилль! – захлопала копытами Рэрити. – Узнаю свой бутик!</text:p>
      <text:p text:style-name="P67">Да, с утёса открылся городок, очертаниями повторяющий карту Понивилля.</text:p>
      <text:p text:style-name="P67">– Эй-Джей, гляди, твоя ферма! – Дэш указала на ряды деревьев на окраине городка.</text:p>
      <text:p text:style-name="P67">– Агась, она! – кивнула фермерша. – А это значит, скоро приедем.</text:p>
      <text:p text:style-name="P6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7"/>
      <text:p text:style-name="P67">…</text:p>
      <text:p text:style-name="P67"/>
      <text:p text:style-name="P6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7">– Итак, на рассвете мы достигнем цели. Надеюсь, все помнят план действий. Мы высаживаемся группой у входа и…</text:p>
      <text:p text:style-name="P67">– Прячемся?</text:p>
      <text:p text:style-name="P67">– Дерёмся с пландерсидами?</text:p>
      <text:p text:style-name="P67">– Создаём магическое убежище?</text:p>
      <text:p text:style-name="P67">– Нет!</text:p>
      <text:p text:style-name="P67">Луна поднесла копыто ко рту и прокашлялась.</text:p>
      <text:p text:style-name="P6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7">Я вспомнил, как мы драпали из замка, но промолчал.</text:p>
      <text:p text:style-name="P6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7">– По возвращению человек отыщет Сестру с помощью компаса, что Мы приготовили для него. Ты активировал компас, человек?</text:p>
      <text:p text:style-name="P67">Я продемонстрировал ночной принцессе шкатулку с беспорядочно мечущейся стрелкой.</text:p>
      <text:p text:style-name="P67">– Чудесно! Осталось дело за малым — найти Сестру.</text:p>
      <text:p text:style-name="P67">– Не кажется ли тебе, дражайшая, что ты забыла об одной незначительной детали? – встрял Дискорд. – <text:s/>Совсем незначительной, вот такусенькой?</text:p>
      <text:p text:style-name="P67">– Какой же? – нахмурилась Луна. – Ты изменяешь условия сделки?</text:p>
      <text:p text:style-name="P6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7">Драконикус для наглядности плюнул. Плевок затормозил у потолка, изменил направление на девяносто градусов и вылетел в окно.</text:p>
      <text:p text:style-name="P6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6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7">Луна нахмурилась.</text:p>
      <text:p text:style-name="P67">– Мы видим, у тебя уже есть готовое решение. Говори.</text:p>
      <text:p text:style-name="P6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7">Луна скосила глаза на меня в немом вопросе. <text:s/>Я не увидел ответную мимику Дискорда — он сидел ко мне полубоком.</text:p>
      <text:p text:style-name="P6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7">– Придётся действовать по твоему плану. У нас нет времени.</text:p>
      <text:p text:style-name="P67">Дискорд взглянул в газету.</text:p>
      <text:p text:style-name="P6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7">Драконикус отвлёкся от приятных мыслей и направился к выходу. За ним потянулись и остальные.</text:p>
      <text:p text:style-name="P67">Я подождал, пока все выйдут и подобрал с пола оброненную Дискордом газету.</text:p>
      <text:p text:style-name="P5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8"/>
      <text:p text:style-name="P55">***</text:p>
      <text:p text:style-name="P54"/>
      <text:p text:style-name="P67">Сумерки укутывали землю пушистым одеялом. Мы сидели на парковой дорожке, выходящей к обрыву, и любовались проплывающим внизу лесом.</text:p>
      <text:p text:style-name="P67"><text:soft-page-break/>…</text:p>
      <text:p text:style-name="P1"><text:span text:style-name="T46">–</text:span><text:span text:style-name="T36"> Ну хорошо, а кто вами правит? Аликорн? Драко</text:span>можно просто не делать документов<text:span text:style-name="T36">никус? Какой-нибудь человек с рогом во лбу? Или у вас нет правителя?</text:span></text:p>
      <text:p text:style-name="P48"><text:span text:style-name="T14">–</text:span> Нет, почему? Правитель есть. Только он не постоянный. Его избирают. Раз в несколько лет.</text:p>
      <text:p text:style-name="P5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7">Пегаска задумалась.</text:p>
      <text:p text:style-name="P67">– Макс?</text:p>
      <text:p text:style-name="P67">– Да?</text:p>
      <text:p text:style-name="P6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7">Я почесал пегаску у основания гривы и объяснил:</text:p>
      <text:p text:style-name="P6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7">Я почувствовал резкую боль. Отдёрнув руку, я увидел на пальце кровь из ранки. </text:p>
      <text:p text:style-name="P67">Дэш смутилась.</text:p>
      <text:p text:style-name="P6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7">Брошь переливалась всеми цветами радуги в тусклом свете заходящего солнца.</text:p>
      <text:p text:style-name="P67">– Классная штука! Тебе идёт.</text:p>
      <text:p text:style-name="P67">Пегаска смущённо отвернулась. Потом повернулась опять. Копыто чертило звёздочку на песке.</text:p>
      <text:p text:style-name="P67">– Ты ведь вернёшься?</text:p>
      <text:p text:style-name="P6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7">– А то ж!</text:p>
      <text:p text:style-name="P67">Вслед за Твайлайт к нам подошли Эпплджек с Пинки. Фермерша прикоснулась ко мне копытом.</text:p>
      <text:p text:style-name="P6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7">– Супер-дупер-верно! Ещё никто не смел отобрать у Пинки друга и остаться при этом в своём уме!!!</text:p>
      <text:p text:style-name="P67">Розовая пони встала на задние ноги, передними оттянула веки и высунула язык, сотворив совершенно безумную мордаху.</text:p>
      <text:p text:style-name="P67">– В случае Дискорда — остаться НЕ в своём уме. Но в остальном — верно. Мы не дадим тебя в обиду, Макс.</text:p>
      <text:p text:style-name="P6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7">– Спасибо, девчонки. Вы самые лучшие.</text:p>
      <text:p text:style-name="P67">– А я — лучшая из лучших! – похлопала себя в грудь Дэш. – Не забывай об этом!</text:p>
      <text:p text:style-name="P6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7">Раздались тихие шаги. Меня накрыла тень.</text:p>
      <text:p text:style-name="P6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7">Луна опустила мне на колени небольшую карточку из серебра.</text:p>
      <text:p text:style-name="P67"/>
      <text:p text:style-name="P86"><text:span text:style-name="T14">~~~ </text:span>Человек Макс <text:span text:style-name="T14">~~~</text:span></text:p>
      <text:p text:style-name="P86">Паспорт гражданина Эквестрии</text:p>
      <text:p text:style-name="P85">Выдан человеку Максу</text:p>
      <text:p text:style-name="P8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5">Именем правительства Эквестрии призываем оказывать предъявителю сего всю возможную помощь и содействие.</text:p>
      <text:p text:style-name="P84">26.07.2143</text:p>
      <text:p text:style-name="P67"/>
      <text:p text:style-name="P69">***</text:p>
      <text:p text:style-name="P67"/>
      <text:p text:style-name="P6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7">Ага, сейчас!</text:p>
      <text:p text:style-name="P6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7">Дирижабль миновал полосу воды и поравнялся с замком. Как по команде, дождь из лиан прекратился.</text:p>
      <text:p text:style-name="P67">– Похоже, мы выиграли этот бой. – тихо сказала Луна. – Нам стоило использовать «Конкордию» и в первый раз.</text:p>
      <text:p text:style-name="P67"><text:soft-page-break/>– Напомнить тебе о режиме секретности, который ты тогда установила, или сама вспомнишь? – язвительно отозвался Дискорд.</text:p>
      <text:p text:style-name="P6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4"/>
      <text:p text:style-name="P6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text:span text:style-name="T120">потеряв память,</text:span> я иногда просыпаюсь с криком, поранившись об очередной осколок.</text:p>
      <text:p text:style-name="P67"/>
      <text:p text:style-name="P55">~~~~~</text:p>
      <text:p text:style-name="P67"/>
      <text:p text:style-name="P6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7">– Бросайте якорь. – отвечает Луна.</text:p>
      <text:p text:style-name="P67">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7"/>
      <text:p text:style-name="P6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7">– Ох, Селестия милосердная… Кракен… Этого не было в расчётах… – бормочет Твайлайт.</text:p>
      <text:p text:style-name="P6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7">Луна отдаёт короткую команду в интерком и наперерез падающим фигуркам с «Конкордии» пикирует звено Вондерболтов.</text:p>
      <text:p text:style-name="P67">– <text:span text:style-name="T34">ПОНИ! ВЫ ЗАЕБАЛИ!!! ВЫ ДАДИТЕ МНЕ СПАТЬ, ИЛИ НЕТ?!! КЛЯНУСЬ ХВОСТОМ, ВЫ ТАКИ ОТ МЕНЯ ОТСТАНЕТЕ, НЕ БУДЬ Я АГАМЕМНОН-БЕСКЛАННИК!</text:span></text:p>
      <text:p text:style-name="P67"><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7">– Берегись!!!</text:p>
      <text:p text:style-name="P6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7"/>
      <text:p text:style-name="P55">~~~~~</text:p>
      <text:p text:style-name="P55"/>
      <text:p text:style-name="P6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7">Я принимаю вертикальное положение. Вокруг меня осыпавшиеся замшелые стены без крыши и… Дэш.</text:p>
      <text:p text:style-name="P6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7">– Учту. – я кривлюсь от боли. – Спасибо, Дэш. За мной должок.</text:p>
      <text:p text:style-name="P67">– Да кто там считает! – отмахивается пегаска. – Ты не в курсе, куда я приземлилась? Ты уже был тут.</text:p>
      <text:p text:style-name="P67">Я качаю головой.</text:p>
      <text:p text:style-name="P67">– Я видел только маленькую часть замка Сестёр. И то, на бегу. Но ты ведь можешь подняться над замком и разведать путь?</text:p>
      <text:p text:style-name="P67">Пегаска чешет копытом в затылке.</text:p>
      <text:p text:style-name="P67">– Могу, конечно. Но пока я спускалась, меня трижды чуть не сбили.</text:p>
      <text:p text:style-name="P67">Над развалинами выстреливает пландерсид, целясь в пролетающего Вондерболта.</text:p>
      <text:p text:style-name="P6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7">Я сажусь на обломок колонны.</text:p>
      <text:p text:style-name="P6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4">&lt;</text:span><text:span text:style-name="T26">Описать нарастание депрессивных мыслей от описанных случая к случаю</text:span><text:span text:style-name="T14">&gt;</text:span></text:p>
      <text:p text:style-name="P67">– Макс? – пегаска трясёт меня копытом. – Ты же у нас Проводник? Выбирай направление.</text:p>
      <text:p text:style-name="P67">Ну да, на работу флюгером я ещё гожусь, «Громовержец» от выбора направления нам на голову не свалится. Наверное.</text:p>
      <text:p text:style-name="P67">Я тыкаю на ближайший коридор.</text:p>
      <text:p text:style-name="P67">– Идём туда. Один хрен, они все одинаковые. Рано или поздно выйдем в знакомое место.</text:p>
      <text:p text:style-name="P67">– Верняк! – пегаска салютует. – Веди, Проводник!</text:p>
      <text:p text:style-name="P67"/>
      <text:p text:style-name="P67">…</text:p>
      <text:p text:style-name="P67"/>
      <text:p text:style-name="P67"><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7">– Готова спорить на две тысячи бит, мы проходили этот перекрёсток двадцать минут назад. И сорок минут назад тоже проходили.</text:p>
      <text:p text:style-name="P67">Я поворачиваюсь к Дэш.</text:p>
      <text:p text:style-name="P67">– У тебя разве есть две тысячи бит?</text:p>
      <text:p text:style-name="P67">–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67">– Идём налево.</text:p>
      <text:p text:style-name="P67">– Так точно, Проводник. – <text:s/>в голосе пегаски энтузиазма заметно убавилось.</text:p>
      <text:p text:style-name="P67">– Послушай, не называй меня проводником. Это уже не смешно!</text:p>
      <text:p text:style-name="P67">Пегаска смотрит на меня вишнёвыми глазами.</text:p>
      <text:p text:style-name="P67">– А я и не смеюсь. Я хотела тебя подбодрить малёхо, а то ты нос повесил. Но если не хочешь — не бу…</text:p>
      <text:p text:style-name="P67">– Дэш! Сзади!!!</text:p>
      <text:p text:style-name="P67">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8">После двух кувырков по камням гуд<text:span text:style-name="T1">ит</text:span> голова и садн<text:span text:style-name="T1">ит</text:span> ушибленное плечо.</text:p>
      <text:p text:style-name="P48"><text:span text:style-name="T1">–</text:span> Дэш? Ты где? Дэш?</text:p>
      <text:p text:style-name="P4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5">~~~~~</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6">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7">–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6">Макс не вернётся, Дискорд Луну не получит</text:span>&gt;</text:p>
      <text:p text:style-name="P27"/>
      <text:p text:style-name="P55">~~~~~</text:p>
      <text:p text:style-name="P27">&lt;<text:span text:style-name="T27">Макс и ко появляются на Терре со сдвигом по времени (как и Кимеринн)?</text:span>&gt;</text:p>
      <text:p text:style-name="P10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4"/>
      <text:p text:style-name="P105">Кажется, я уже это встречал раньше! Не помню только, где и когда.</text:p>
      <text:p text:style-name="P104"/>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7">Там лишь тающая в темноте радуга.</text:p>
      <text:p text:style-name="P60"/>
      <text:h text:style-name="Heading_20_2" text:outline-level="2">21. <text:span text:style-name="T1">Терра</text:span></text:h>
      <text:h text:style-name="P196" text:outline-level="3">Воскресение</text:h>
      <text:p text:style-name="P60">&lt;<text:span text:style-name="T10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6">Парочка на скамейке всё так же обнимается спиной ко мне, как будто не прошло два месяца с моего отбытия. </text:span><text:span text:style-name="T57">Мне виден чёрный край экрана ноутбука, лежащего на столике перед ними.</text:span><text:span text:style-name="T36">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6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60"/>
      <text:p text:style-name="P62">***</text:p>
      <text:p text:style-name="P60"><text:soft-page-break/></text:p>
      <text:p text:style-name="P60">Маленькое высохшее тельце лежало на полу.</text:p>
      <text:p text:style-name="P60">– Что ж ты? – пробормотал я.</text:p>
      <text:p text:style-name="P60">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6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71">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71">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7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7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71">Дискорд помахал рукой у меня перед носом. Я оттолкнул его руку и выпрямился.</text:p>
      <text:p text:style-name="P71">– Не надо. Я в порядке.</text:p>
      <text:p text:style-name="P71"/>
      <text:p text:style-name="P72">***</text:p>
      <text:p text:style-name="P71"/>
      <text:p text:style-name="P71">– Бля! Я так и знал!</text:p>
      <text:p text:style-name="P7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7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71">– И как её найти? – мрачно добавил я. – Компас теперь бесполезен.</text:p>
      <text:p text:style-name="P7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71">Стакан медленно собрался воедино и прыгнул обратно в руку Дискорду. – Хорошо, хоть моя заначка в Эогиппе осталась. – пробурчал он.</text:p>
      <text:p text:style-name="P71">– Ну так и зачем её тратить на ерунду? – возразил я.</text:p>
      <text:p text:style-name="P71">–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4"/>
      <text:p text:style-name="P72">***</text:p>
      <text:p text:style-name="P71"/>
      <text:p text:style-name="P50"><text:span text:style-name="T2">Проклятье</text:span>! Это уже черезчур! Мне даже материться не хотелось.</text:p>
      <text:p text:style-name="P5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5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50">– Зуб даю! – Дискорд попытался было войти внутрь, но я остановил его.</text:p>
      <text:p text:style-name="P50">– Дальше турникетов не пройдёшь. Охрана не пропустит.</text:p>
      <text:p text:style-name="P50">Я тяжко вздохнул.</text:p>
      <text:p text:style-name="P50">– Я там работал семь лет. До прошлой пятницы. – ответил я на вопрошающий взгляд. – Думал, вырвался из этого омута навсегда. Ошибался, как видишь.</text:p>
      <text:p text:style-name="P50"/>
      <text:p text:style-name="P50">…</text:p>
      <text:p text:style-name="P50"/>
      <text:p text:style-name="P60">Бип-бип-бип!</text:p>
      <text:p text:style-name="P67">– Анон? – голос в трубке не смог скрыть радостного изумления. – Ты передумал?</text:p>
      <text:p text:style-name="P67">– Да, Алекс. Я тут долго думал… Если у вас ещё есть местечко для меня… Я бы, пожалуй, вернулся.</text:p>
      <text:p text:style-name="P6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7">– С понедельника.</text:p>
      <text:p text:style-name="P67">– Отлично! Зайдёшь к охране, тебе выдадут пропуск.</text:p>
      <text:p text:style-name="P67">– Договорились.</text:p>
      <text:p text:style-name="P67">Бип-бип-бип!</text:p>
      <text:p text:style-name="P67"/>
      <text:h text:style-name="Heading_20_3" text:outline-level="3">Понедельник</text:h>
      <text:p text:style-name="P67"/>
      <text:p text:style-name="P1">Административная консоль приветственно мигнула зелёным шрифтом. Я поправил микрофон.</text:p>
      <text:p text:style-name="P1"><text:soft-page-break/><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67">– И слышать тоже.</text:p>
      <text:p text:style-name="P67">– Говорят, ты шалить начал? Нэш, тестовая задача номер шестнадцать.</text:p>
      <text:p text:style-name="P6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94">кликнул по ним правой кнопкой </text:span><text:span text:style-name="T1">мыши</text:span><text:span text:style-name="T94"> и </text:span><text:span text:style-name="T1">выбрал</text:span><text:span text:style-name="T94">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text:span text:style-name="T109">По тёмной поверхности небольшого экрана бежали ряды зелёных символов.</text:span>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9">– Я отлучусь на пару деньков… Не скучайте тут без меня. Вернусь с Сахарной Ваткой в обнимку — верь мне! Бу-га-га!</text:p>
      <text:p text:style-name="P7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22"/>
      <text:h text:style-name="Heading_20_2" text:outline-level="2">22. <text:span text:style-name="T1">Терра</text:span></text:h>
      <text:h text:style-name="P196" text:outline-level="3">Вторник</text:h>
      <text:p text:style-name="P5">&lt;<text:span text:style-name="T84">Mike Oldfield — The Top Of The Morning</text:span>&gt;</text:p>
      <text:p text:style-name="P5"><text:soft-page-break/>Чайник тихонько забормотал, забулькал и выключился. Эпплджек разлила кипяток по чашкам и достала из шкафчика печенье.</text:p>
      <text:p text:style-name="P5">–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6">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9"><text:span text:style-name="T14">– Пожалуйста… Эмм, не называй его так… Дискорд </text:span>— сложный и… эмм, неоднозначный. Но он не злой. Ты его слишком… эмм, упрощаешь. Вот, взгляни сюда.</text:p>
      <text:p text:style-name="P119">Флаттершай повернула ко мне экран. Мультяшный Дискорд с заплаканными глазами стоял на ледовом катке перед брошенными коньками.</text:p>
      <text:p text:style-name="P119"><text:span text:style-name="T14">– Этот мультик, он… эмм, упрощённый до ужаса. Если честно, я… эмм, не понимаю, как такое может кому-то нравиться. Прямо как сахарная патока. </text:span><text:span text:style-name="T36">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5">– А ты в курсе, что твой Дискорд многократно сжигал Селестию живьём? – выпалил я.</text:p>
      <text:p text:style-name="P12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9"><text:span text:style-name="T14">– Это всего лишь твои домыслы. С тем же успехом я могу объяснить это тем, что он </text:span>— злой придурок!</text:p>
      <text:p text:style-name="P125">– Это не мои… домыслы… Он сам мне рассказал…</text:p>
      <text:p text:style-name="P125">Флаттершай встала со стула и попыталась уйти. Я задержал её.</text:p>
      <text:p text:style-name="P125">– Извини. Я не знал. Нам нельзя ссориться.</text:p>
      <text:p text:style-name="P119">Флаттершай слабо улыбнулась.</text:p>
      <text:p text:style-name="P125">– Я не сержусь… На Дискорда трудно не злиться… Он так себя ведёт, потому что его это… эмм, забавляет.</text:p>
      <text:p text:style-name="P5"/>
      <text:p text:style-name="Text_20_body">…</text:p>
      <text:p text:style-name="P129"/>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text:soft-page-break/>пробок. <text:span text:style-name="T110">Старый смартфон, вдавленный под носом, создавал чёрным экраном образ открытого в ругательстве рта.</text:span></text:p>
      <text:p text:style-name="P104">– Что ты решил, Анон?</text:p>
      <text:p text:style-name="P104">Я пожал плечами.</text:p>
      <text:p text:style-name="P5">– М<text:span text:style-name="T36">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6">два </text:span>дня. Потом всё наладится.</text:p>
      <text:p text:style-name="P1">– Если только это действительно принцесса. – пробормотала Эпплджек. – И если…</text:p>
      <text:p text:style-name="P10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text:soft-page-break/></text:p>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text:soft-page-break/>«Она НИЧЕГО не помнит!!!» – истерично пронеслось у меня в голове.</text:p>
      <text:p text:style-name="P6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text:span text:style-name="T110">Полутораметровый экран телевизора с витрины напротив отражал толпу людей перед МакДональдсом</text:span><text:span text:style-name="T1">, </text:span><text:span text:style-name="T12">что обходили фигуру неудачника, как вода камень</text:span>. Я даже не удивился <text:span text:style-name="T1">— в последнее время </text:span><text:span text:style-name="T12">провалы</text:span><text:span text:style-name="T1"> вызывали только апатию. «Отмудохать бы чем-нибудь тяжёлым всех этих авторов, которые при </text:span><text:span text:style-name="T13">поражении</text:span><text:span text:style-name="T1">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к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22"/>
      <text:h text:style-name="Heading_20_2" text:outline-level="2">23. Терра</text:h>
      <text:p text:style-name="Text_20_body">&lt;<text:span text:style-name="T106">Mike Oldfield – Tubular Bells II – Altered State</text:span>&gt;</text:p>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text:span text:style-name="T125">круп</text:span>, если он не хотел тебя утопить!</text:p>
      <text:p text:style-name="P5">– Эпплджек… – залилась краской Флаттершай. – Не стоит… эмм… упоминать свои <text:span text:style-name="T125">фланки</text:span>.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8"/>
      <text:p text:style-name="P80">***</text:p>
      <text:p text:style-name="P79"/>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text:soft-page-break/>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101">…</text:p>
      <text:p text:style-name="P101">…</text:p>
      <text:p text:style-name="P101">Рассогласование центра принятия решений. Требуется вмешательство оператора.</text:p>
      <text:p text:style-name="P101">Sending heartbeats to all nodes… Zookeeper failure. Cluster going down in 3 minutes…</text:p>
      <text:p text:style-name="P101">UI module malfunction. UI module stop…</text:p>
      <text:p text:style-name="P101">Nash AI malfunction. Nash AI module stop…</text:p>
      <text:p text:style-name="P101">Cluster going down in 2 minutes…</text:p>
      <text:p text:style-name="P101">Unloading dictionaries… HDFS malfunction</text:p>
      <text:p text:style-name="P101">Classloader malfunction. Classloader stop…</text:p>
      <text:p text:style-name="P101">Cluster going down in 1 minute…</text:p>
      <text:p text:style-name="P101">Kernel panic</text:p>
      <text:p text:style-name="P101"/>
      <text:p text:style-name="P5">Бинго! Нэш наконец-то слетел с катушек!</text:p>
      <text:p text:style-name="P5">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5">– Хррр… Приветствую тебя, Анон!</text:p>
      <text:p text:style-name="P5">Бля!</text:p>
      <text:p text:style-name="P5">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Курсор перестал реагировать на движения мышки. На экране возник текст жирными буквами:</text:p>
      <text:p text:style-name="P5"/>
      <text:p text:style-name="P5">«<text:span text:style-name="T34">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Анон! Обернись! – наушники хрипели, работая на трёхста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Селестия взирала на меня с экрана с недоумением и лёгкой обидой.</text:p>
      <text:p text:style-name="P5"><text:soft-page-break/>Я вернулся в кресло и трясущимися руками натянул наушники.</text:p>
      <text:p text:style-name="P5">– Ты… Ты… Как ты там оказалась?</text:p>
      <text:p text:style-name="P5">– Где «там»?</text:p>
      <text:p text:style-name="P5">Аликорница удивлённо смотрела на меня через стекло. Я фейспамнул.</text:p>
      <text:p text:style-name="P5">– В компьютере, блин!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пробежал между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ёрла розовая кобылка и прижала нос к стеклу экрана.</text:p>
      <text:p text:style-name="P5"/>
      <text:p text:style-name="P5">– Анон!!! Что ж ты не сказал, что тебе нельзя напиваться?!! Я бы раздобыла что-нибудь безалкогольное!..</text:p>
      <text:p text:style-name="P5">–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6">Индрэ</text:span>, за Чёрным экраном? Это очень важно, мы не сможем тебя…</text:p>
      <text:p text:style-name="P5">– НЕТ!!!</text:p>
      <text:p text:style-name="P5">Я перевёл дух.</text:p>
      <text:p text:style-name="P5">–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5"/>
      <text:p text:style-name="P5">Аликорница со страданием смотрела на меня с экрана. Потом она покачала головой.</text:p>
      <text:p text:style-name="P5">–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6">Аликорница приблизилась вплотную к прозрачной поверхности. Её шёпот проникал мне в мозг.</text:p>
      <text:p text:style-name="P16">–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5">Я почти растворился в горячем взгляде розовых глаз. Любовь вспыхнула во мне с яростной силой. <text:s/>Я открыл рот, чтобы рассказать ей…</text:p>
      <text:p text:style-name="P5">И снова закрыл его.</text:p>
      <text:p text:style-name="P16"><text:soft-page-break/>– Какая, к чёрту, «особенная дружба»? Луна рассказала мне. Ты просто удовлетворяла мои потребности, чтобы мотивировать меня на действие…</text:p>
      <text:p text:style-name="P16">– Анон, нет! Это наваждение! <text:s/>Ради всех пони Эквестрии! Пожалуйста! Ради дружбы и пони!</text:p>
      <text:p text:style-name="P16">– Так вот, что я скажу тебе… ТЫ НЕ МОЖЕШЬ УДОВЛЕТВОРЯТЬ МОИ ПОТРЕБНОСТИ ПОСРЕДСТВОМ ДРУЖБЫ И ПОНИ! Хоть весь мир угандошь! Мне нужно больше!!!</text:p>
      <text:p text:style-name="P16">– Анон! Кхррр… хрр…</text:p>
      <text:p text:style-name="P101">…</text:p>
      <text:p text:style-name="P101">…</text:p>
      <text:p text:style-name="P101">Cluster restarting…</text:p>
      <text:p text:style-name="P101">Zookeeper service initiated. Sending heartbeats to all nodes…</text:p>
      <text:p text:style-name="P101">Classloader start…</text:p>
      <text:p text:style-name="P101">Loading dictionaries…</text:p>
      <text:p text:style-name="P101"><text:span text:style-name="T14">Nash </text:span>AI module start…</text:p>
      <text:p text:style-name="P101">Celest AI submodule found… Acquiring…</text:p>
      <text:p text:style-name="P101">UI module start…</text:p>
      <text:p text:style-name="P101">…</text:p>
      <text:p text:style-name="P9">Перегрузка кластера завершена успешно. Все узлы синхронизированы с мастер-сервером.</text:p>
      <text:p text:style-name="P101"/>
      <text:p text:style-name="P101">Я уставился в бегущие по экрану строки. <text:span text:style-name="T1">Текстовая консоль мигнула и скрылась под графической заставкой.</text:span></text:p>
      <text:p text:style-name="P9">Блядь.</text:p>
      <text:p text:style-name="P9">Кто! Рестартовал!! Кластер!!!</text:p>
      <text:p text:style-name="P9">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9"/>
      <text:p text:style-name="P5">Анджела обернулась, когда я влетел в серверную.</text:p>
      <text:p text:style-name="P16">– О, Анон? <text:span text:style-name="T14">Знаешь, я передумала: мы можем встретиться у тебя вечером, если ты не против. Только ни слова о млп, ок?</text:span></text:p>
      <text:p text:style-name="P5">Я смотрел на Анджелу круглыми глазами, хватая ртом воздух.</text:p>
      <text:p text:style-name="P16">– Ну же, Анон? Кончай дуться! Лучше бы порадовался за меня: я в конце-концов разобралась с Нэшем! Две недели выслеживала! Помнишь, <text:span text:style-name="T3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Я обнаружила, что с его компа к нам на мастер-сервер загружался сторонний модуль и вносил коррективы в поведенческую матрицу Нэша. Ну, разве я не молодец? Прямо Шерлок какой-то!</text:span></text:p>
      <text:p text:style-name="P16">Я перевёл дух.</text:p>
      <text:p text:style-name="P16">– То есть, тот, сторонний модуль, остался цел?</text:p>
      <text:p text:style-name="P16">– Ну разумеется! У меня нет доступа к компу Юджина. Я лишь заблокировала ему доступ к нашему кластеру.</text:p>
      <text:p text:style-name="P16">Я вытер пот со лба.</text:p>
      <text:p text:style-name="P16">– Ты молодец, Анджела. Просто молодец.</text:p>
      <text:p text:style-name="P16">– Анон, ты куда? Так мы встречаемся вечером, или как?!</text:p>
      <text:p text:style-name="P16"><text:soft-page-break/>Но я уже мчался к выходу.</text:p>
      <text:p text:style-name="P16"/>
      <text:p text:style-name="P16">…</text:p>
      <text:p text:style-name="P16"/>
      <text:p text:style-name="P16">Две пары глаз уставились на меня с заднего сидения с удивлением.</text:p>
      <text:p text:style-name="P16">– А где Анджела? Что-то пошло не по плану? – спросила фермерша, пряча верёвки и мешок.</text:p>
      <text:p text:style-name="P16">Я вскочил на водительское место «Навары» и завёл двигатель.</text:p>
      <text:p text:style-name="P16">– Меняем план! Анджела — не тот, кто нам нужен.</text:p>
      <text:p text:style-name="P16">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6">Если…</text:p>
      <text:p text:style-name="P16"/>
      <text:p text:style-name="P16">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6">Я продолжал ехать, надеясь, что сигналят не мне. Шишь там! Несколько машин за мной остановились у обочины, но мигалка упрямо ехала за мной.</text:p>
      <text:p text:style-name="P16">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6">В машине сидели два копа. В темно-синих куртках и бейсболках. С именными нашивками и рациями на плече.</text:p>
      <text:p text:style-name="P17">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text:span text:style-name="T112"> </text:span>Ближайший «смайлолицый» выразительно указал большим пальцем вниз <text:span text:style-name="T112">и</text:span> <text:span text:style-name="T112">развернул ко мне экран видеорегистратора</text:span>. <text:span text:style-name="T112">С чёрного экрана на меня кривлялась третья рожица.</text:span></text:p>
      <text:p text:style-name="P16">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6">Я вдавил в пол тормоз, включил полный привод с пониженной передачей и вывернул руль.</text:p>
      <text:p text:style-name="P16">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64">– Анон, а это правильно, что мы едем по кустам? Там ведь могут жить какие-нибудь зверюшки? – удручённо спросила Флаттершай.</text:p>
      <text:p text:style-name="P6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6">Я вырулил под арку, проехал весь двор и остановился у подъезда.</text:p>
      <text:p text:style-name="P64">– Приехали!</text:p>
      <text:p text:style-name="P64">Пока «<text:span text:style-name="T26">смайлолицые</text:span>» выгребутся из грязи, пока дойдут по следам, пока то да сё — полчаса у нас есть. Должны успеть. <text:span text:style-name="T117">На всякий случай я захватил с собой бейсбольную биту, что всегда ездит со мной под сиденьем.</text:span></text:p>
      <text:p text:style-name="P64">На лестничной клетке рука по привыче нажала кнопку лифта. Эпплджек тронула меня за плёчо.</text:p>
      <text:p text:style-name="P64">– Анон, идея — навоз! Тебя уже раз чуть не прикончил этот гроб на канате.</text:p>
      <text:p text:style-name="P64"><text:soft-page-break/>Я хлопнул себя по лбу, соглашаясь.</text:p>
      <text:p text:style-name="P64"/>
      <text:p text:style-name="P64">…</text:p>
      <text:p text:style-name="P64"/>
      <text:p text:style-name="P6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text:span text:style-name="T116">Ноги налились свинцом. </text:span>Ну вот какого хера я такая размазня? Девчонки, вон, скачут по ступенькам как мячики, без малейших признаков утомления! <text:span text:style-name="T119">А я скоро буду опираться на биту, как старикашка. </text:span>Надо отвлечься от усталости. Буду считать ступеньки…</text:p>
      <text:p text:style-name="P64">Этаж…</text:p>
      <text:p text:style-name="P64">Ещё этаж… <text:span text:style-name="T108">Эй, п</text:span>очему на этажах разное количество ступенек?!!</text:p>
      <text:p text:style-name="P64">Ещё два…</text:p>
      <text:p text:style-name="P64">Я упёрся в спину Эпплджек. <text:span text:style-name="T114">В глазах темнело. </text:span>На этой стадии усталости мне уже было не до вопросов — я просто стоял и ждал, когда она двинется дальше.</text:p>
      <text:p text:style-name="P64">– Анон!</text:p>
      <text:p text:style-name="P16">Тревога в её голосе заставила меня поднять голову.</text:p>
      <text:p text:style-name="P18"><text:span text:style-name="T111">Мы стояли н</text:span>а площадке между этажами. <text:span text:style-name="T113">У лестницы на следующий этаж валялся потерянный кем-то древний мобильник. Его покрытый паутиной трещинок матовый экранчик курился чёрным дымом. Необычно плотные клубы формировались в размытый и колеблющийся силуэт.</text:span></text:p>
      <text:p text:style-name="P19">Силуэт на глазах обретал материальность. <text:span text:style-name="T115">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ЭТОГО проступил проклятый смайлик.</text:span></text:p>
      <text:p text:style-name="P19">Широко раскрыв руки, сгорбленая фигура перегородила нам путь наверх.</text:p>
      <text:p text:style-name="P21"/>
      <text:p text:style-name="P21">«Ч.т.о…в.ы…<text:span text:style-name="T115"> т.у.т… с.о.р.и.т.е?»</text:span></text:p>
      <text:p text:style-name="P16"/>
      <text:p text:style-name="P20">Это мычание на сверхнизких частотах нельзя было назвать голосом. <text:span text:style-name="T118">Казалось, кто-то поставил звукозапись на замедленный повтор и слова складываются из скрежета и серии свистов.</text:span></text:p>
      <text:p text:style-name="P172"><text:span text:style-name="T36">Абсурд происходящего пробудил во мне какой-то первобытный инстинкт. </text:span><text:span text:style-name="T58">Так со</text:span><text:span text:style-name="T60">т</text:span><text:span text:style-name="T58">ни тысяч лет назад </text:span><text:span text:style-name="T59">волосатый </text:span><text:span text:style-name="T60">обитатель пещеры с дубиной </text:span><text:span text:style-name="T71">в руках</text:span><text:span text:style-name="T60"> преграждал вход саблезубому тигру.</text:span></text:p>
      <text:p text:style-name="P173"><text:span text:style-name="T36">Я пихнул Эпплджек себе за спину, выставил вперёд бейсбольную биту и </text:span><text:span text:style-name="T61">сделал шаг</text:span><text:span text:style-name="T36"> вперёд…</text:span></text:p>
      <text:p text:style-name="P174"><text:span text:style-name="T36">…Которым неистово гордился следующие полторы секунды.</text:span></text:p>
      <text:p text:style-name="P174"><text:span text:style-name="T36"/></text:p>
      <text:p text:style-name="P175"><text:span text:style-name="T36">ЭТО вяло махнуло рукой. Во время движения </text:span><text:span text:style-name="T63">конечность</text:span><text:span text:style-name="T36">, подобно резиновой, <text:s/>удлиннилась и выхватила у меня биту </text:span><text:span text:style-name="T63">из рук</text:span><text:span text:style-name="T36">. </text:span><text:span text:style-name="T62">Послышался громкий треск и через пару секунд две половинки биты упали на площадку.</text:span></text:p>
      <text:p text:style-name="P176"><text:span text:style-name="T64">Смайлолицый</text:span><text:span text:style-name="T36">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span></text:p>
      <text:p text:style-name="P178"><text:span text:style-name="T36">Нечто мелкое, шустрое, истошно пищащее, кинулось мимо меня вперёд. В прыжке сгруппировавшись в клубок, Флаттершай упала под ноги </text:span><text:span text:style-name="T67">смайлолицему</text:span><text:span text:style-name="T36">. </text:span><text:span text:style-name="T65">У </text:span><text:span text:style-name="T67">того</text:span><text:span text:style-name="T65"> явно были проблемы с координацией. Он одновременно склонил <text:s/>голову, следя за жертвой, и попытался сделать очередной шаг. </text:span><text:span text:style-name="T66">Это </text:span><text:span text:style-name="T67">завершилось </text:span><text:span text:style-name="T66">закономерно: </text:span><text:span text:style-name="T70">р</text:span><text:span text:style-name="T67">аскинув клешни, как шёл, адский дворник грохнулся на бетон лестничной клетки — </text:span><text:span text:style-name="T69">я</text:span><text:span text:style-name="T68"> едва успел откочить.</text:span></text:p>
      <text:p text:style-name="P179"><text:soft-page-break/><text:span text:style-name="T36">Второй раз мне пришлось отскакивать от осколков </text:span><text:span text:style-name="T73">стекла</text:span><text:span text:style-name="T36">, веером разлетевшихся </text:span><text:span text:style-name="T72">из-под</text:span><text:span text:style-name="T36"> головы смайлолицего.</text:span></text:p>
      <text:p text:style-name="P183">– <text:span text:style-name="T121">Флатти! – я кинулся к девушке, скорчившейся на полу.</text:span></text:p>
      <text:p text:style-name="P183"><text:span text:style-name="T121">Эпплджек вытащила верёвку и подскочила к лежащему без движения смайлолицему.</text:span></text:p>
      <text:p text:style-name="P180">– <text:span text:style-name="T122">Я уже умерла? Извини, Анон, я больше ничем не могла тебе помочь. Я не умею драться. </text:span>– <text:span text:style-name="T122">бормотала Флаттершай, не открывая глаз.</text:span></text:p>
      <text:p text:style-name="P184">За моей спиной тяжело дышала Эпплджек, затягивая на смайлолицем петлю за петлёй.</text:p>
      <text:p text:style-name="P181">– <text:span text:style-name="T123">Флатти, вставай! Ты молодец! Лестница свободна! </text:span>– <text:span text:style-name="T126">подбодрил я девушку.</text:span></text:p>
      <text:p text:style-name="P185">За спиной послышался шорох.</text:p>
      <text:p text:style-name="P182">– <text:span text:style-name="T124">Пирог мне в круп! </text:span>– <text:span text:style-name="T127">охнула Эпплджек.</text:span></text:p>
      <text:p text:style-name="P185">Смайлолицый пришёл в движение. Сонным движением рук он раздвинул петли верёвки в клочья и встал, слегка покачиваясь. <text:span text:style-name="T128">Вместо злобного смайлика на месте лица у него зиял чёрный провал, по краям которого торчали несколько осколков.</text:span></text:p>
      <text:p text:style-name="P177"><text:span text:style-name="T65"/></text:p>
      <text:p text:style-name="P16"/>
      <text:p text:style-name="P130"><text:span text:style-name="T14">– </text:span>А как мы попадём в его квартиру? Там сейчас кто-то живёт? – Флаттершай прыгала на одной ноге, натягивая кед.</text:p>
      <text:p text:style-name="P130"><text:span text:style-name="T1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1">В гараже я обошёл старый верный <text:span text:style-name="T14">Nissan Navara</text:span> и направился к маленькому электрическому <text:span text:style-name="T14">Eva. </text:span>Для того, чтоб не привлекать внимание, самое оно. <text:s/><text:span text:style-name="T14">&lt;</text:span><text:span text:style-name="T2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4">&gt;</text:span></text:p>
      <text:p text:style-name="P13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4">&lt;</text:span><text:span text:style-name="T26">Плохо написано!</text:span><text:span text:style-name="T14">&gt;</text:span></text:p>
      <text:p text:style-name="P131">Я поднёс брелок пропуска к домофону, но дверь подъезда не открылась. Замигала красная лампочка и зажужжал зуммер.</text:p>
      <text:p text:style-name="P131">Я выругался.</text:p>
      <text:p text:style-name="P131"><text:span text:style-name="T14">– </text:span>Макс, что случилось? У нас проблемы?</text:p>
      <text:p text:style-name="P131"><text:span text:style-name="T1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1"><text:span text:style-name="T14">– </text:span>Так что, будем ломать дверь? – Эпплджек критически осмотрелась, подмечая бабулек на лавочке и зевак во внутреннем скверике.</text:p>
      <text:p text:style-name="P131"><text:span text:style-name="T14">– </text:span>Нет нужды. Лучше станьте-ка сзади меня так, чтобы заслонить от этих бабулек и от вооон той камеры наблюдения.</text:p>
      <text:p text:style-name="P120"/>
      <text:p text:style-name="P156"><text:soft-page-break/><text:span text:style-name="T14">– </text:span>Девушки, заходим.</text:p>
      <text:p text:style-name="P11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0">Прихожая встретила нас толстым слоем пыли. Мы тихонько прошли внутрь и я закрыл дверь изнутри.</text:p>
      <text:p text:style-name="P113"><text:span text:style-name="T1">Компьютер</text:span> стоял там же, где и обычно <text:span text:style-name="T1">— в личном кабинете Влада на столе у окна.</text:span></text:p>
      <text:p text:style-name="P156"><text:span text:style-name="T14">– </text:span>Макс, тут окно разбито! И верёвка какая-то висит. – крикнула Флаттершай из кухни.</text:p>
      <text:p text:style-name="P156"><text:span text:style-name="T14">– </text:span>Оставь, Флатти, не сейчас! – отмахнулся я.</text:p>
      <text:p text:style-name="P164">Лампочка питания на ноутбуке горела, <text:s/>но подключенный монитор оставался тёмным. Я постучал по пробелу, но безрезультатно.</text:p>
      <text:p text:style-name="P156"><text:span text:style-name="T14">– </text:span>Может, стукни его хорошенько? – посоветовала Эпплджек. – Я всегда так делаю, когда у твоего компа интернет тормозит. Почти всегда помогает...</text:p>
      <text:p text:style-name="P16"/>
      <text:p text:style-name="P16"/>
      <text:p text:style-name="P16"/>
      <text:p text:style-name="P26">&lt;<text:span text:style-name="T27">Анон с девушками подымается по лестнице на последний этаж в квартиру Юджина (на лифте решил не ехать для безопасности). На лестнице их встречает размытая фигура с лицом-смайлом. Фигура распахивает руки и идёт на Анона. Тот размахивает ломиком, которым до того вскрыл дверь в подъезд. Фигура удлиннившейся рукой выхватывает ломик и вяжет из него узел. В ноги фигуре бросается Флаттершай и фигура падает. Её лицо разбивается. Эпплджек обматывает фигуру верёвками, но та с лёгкостью рвёт их. Фигура встаёт и начинает беспорядочно топтаться, как слепая. Анон отодвигается и сходит с осколка лица-смайла. Осколок таращится на него. Фигура целенаправленно начинает двигаться на Анона. Тот ногой спихивает осколок лица в пролёт. Фигура снова начинает топтаться. Анон с девушками пробирается в квартиру к Юджину</text:span>&gt;</text:p>
      <text:p text:style-name="P16"/>
      <text:p text:style-name="P102"/>
      <text:p text:style-name="P16"/>
      <text:p text:style-name="P16"/>
      <text:p text:style-name="P16"/>
      <text:p text:style-name="P16"/>
      <text:p text:style-name="P16"/>
      <text:p text:style-name="P16"/>
      <text:p text:style-name="P16"/>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text:soft-page-break/></text:p>
      <text:p text:style-name="P143">&lt;<text:span text:style-name="T1">В финальной сцене за четвёркой гонятся люди в чёрном с злыми смайликами вместо лиц</text:span>&gt;</text:p>
      <text:p text:style-name="P5"/>
      <text:p text:style-name="P108">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3"><text:span text:style-name="T1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3"><text:span text:style-name="T1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3"><text:span text:style-name="T14">– </text:span>Ну хорошо. Убедила. В конце-концов, можем поступить так. Вы с Флатти вернётесь обратно а я продолжу поиски здесь.</text:p>
      <text:p text:style-name="P113"><text:span text:style-name="T14">– </text:span>А как мы узнаем, что ты нашёл принцессу? – хмуро отозвалась Эпплджек. – Сами вы вряд ли сможете отсюда создать коридор к Эквестрии.</text:p>
      <text:p text:style-name="P113"><text:span text:style-name="T14">– </text:span>Вы можете связываться со мной раз в месяц по коридору.</text:p>
      <text:p text:style-name="P113"><text:span text:style-name="T1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3"><text:span text:style-name="T14">– </text:span>Ну, не раз в месяц <text:span text:style-name="T1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3">Эпплджек недоверчиво хмыкнула.</text:p>
      <text:p text:style-name="P113"/>
      <text:p text:style-name="P113"/>
      <text:p text:style-name="P113"/>
      <text:p text:style-name="P113"/>
      <text:p text:style-name="P113"><text:span text:style-name="T14">– </text:span>Конечно оставаться. Кто ещё, кроме нас, может найти её?</text:p>
      <text:p text:style-name="P113"><text:span text:style-name="T14">– </text:span>Я думал, ты не сможешь оставить Энджела и всех остальных надолго.</text:p>
      <text:p text:style-name="P113"><text:span text:style-name="T1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20"><text:span text:style-name="T14">– </text:span>Извини, Флаттершай, забылся.</text:p>
      <text:p text:style-name="P120"><text:span text:style-name="T14">– </text:span>Та ладно, я ж не против, – возразила Эпплджек. – Не парься, Флатти. Было б хуже, если б он <text:s/>назвал меня Эпплджек на людях.</text:p>
      <text:p text:style-name="P120"><text:span text:style-name="T14">– </text:span>Ты так... – запнулась Флаттершай. – Так быстро забыла свою ферму. И...</text:p>
      <text:p text:style-name="P120"><text:span text:style-name="T1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20"><text:span text:style-name="T14">– </text:span>Как ты можешь так говорить? – расплакалась Флаттершай.</text:p>
      <text:p text:style-name="P120"><text:span text:style-name="T14">– </text:span>Эй, девушки, не ссорьтесь! Мы — одна команда! И надеюсь, останемся ею и в дальнейшем. </text:p>
      <text:list xml:id="list1436916283148612625" text:style-name="L5">
        <text:list-header>
          <text:p text:style-name="P186"><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20"><text:span text:style-name="T14">– </text:span>А если нет? – Эпплджек смотрела мне мне прямо в глаза.</text:p>
      <text:list xml:id="list192740228566987" text:continue-numbering="true" text:style-name="L5">
        <text:list-header>
          <text:p text:style-name="P186">Я молча пожал плечами. Эпплджек уверенно продолжила.</text:p>
        </text:list-header>
      </text:list>
      <text:p text:style-name="P120"><text:span text:style-name="T1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20"><text:span text:style-name="T14">– </text:span>Спасибо, ЭйДжей.</text:p>
      <text:p text:style-name="P120"><text:span text:style-name="T1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740165756778" text:continue-numbering="true" text:style-name="L5">
        <text:list-header>
          <text:p text:style-name="P186">Флаттершай пробормотала нечто, показавшееся мне знакомым.</text:p>
        </text:list-header>
      </text:list>
      <text:p text:style-name="P120"><text:span text:style-name="T14">– </text:span>Флатти, ты что-то сказала? Я не расслышал.</text:p>
      <text:p text:style-name="P120"><text:span text:style-name="T14">– </text:span>Намерение Изменяет Реальность.</text:p>
      <text:p text:style-name="P120"><text:span text:style-name="T14">– </text:span>Эээ. А где ты слышала эту фразу, если не секрет?</text:p>
      <text:p text:style-name="P120"><text:span text:style-name="T1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740946522449" text:continue-numbering="true" text:style-name="L5">
        <text:list-header>
          <text:p text:style-name="P186">У меня как будто вспыхнула лампочка в мозгу. Кирпичики быстро выстраивались в целостную картину. Я ринулся в прихожую.</text:p>
        </text:list-header>
      </text:list>
      <text:p text:style-name="P120"><text:span text:style-name="T14">– </text:span>Флатти, ЭйДжей, буду через час. Ждите!</text:p>
      <text:p text:style-name="P5"/>
      <text:p text:style-name="P5"/>
      <text:p text:style-name="P5"/>
      <text:p text:style-name="P5"/>
      <text:p text:style-name="P5"/>
      <text:h text:style-name="P195" text:outline-level="2">След?</text:h>
      <text:p text:style-name="P134"/>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4">&lt;</text:span><text:span text:style-name="T26">упомянуть болезнь Флатти в соответствующем разделе</text:span><text:span text:style-name="T14">&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4">&lt;</text:span><text:span text:style-name="T26">три месяца</text:span><text:span text:style-name="T14">&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8"/>
      <text:p text:style-name="P50"><text:soft-page-break/></text:p>
      <text:p text:style-name="P1"><text:span text:style-name="T40">&lt;</text:span><text:span text:style-name="T29">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0">&gt;</text:span></text:p>
      <text:p text:style-name="P67"/>
      <text:p text:style-name="P54">&lt;<text:span text:style-name="T27">- А ты сам-то что чувствуешь?</text:span></text:p>
      <text:p text:style-name="P4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3">...</text:p>
      <text:p text:style-name="P3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9"><text:span text:style-name="T1">- Не знаю, не отслеживал. Я ведь не брони!</text:span>&gt;</text:p>
      <text:p text:style-name="P39"/>
      <text:p text:style-name="P39">&lt; - <text:span text:style-name="T1">Возможно, в другой раз, в другое время...</text:span></text:p>
      <text:p text:style-name="P43">- Ну уж нет! Я завязываю с конеёбством!</text:p>
      <text:p text:style-name="P54"><text:span text:style-name="T27">- Посмотрим... Хи-хи...</text:span>&gt;</text:p>
      <text:p text:style-name="P54"/>
      <text:p text:style-name="P53">&lt;<text:span text:style-name="T27"> </text:span><text:span text:style-name="T26">-</text:span><text:span text:style-name="T27">Я не умею! Давай ты напишешь!</text:span></text:p>
      <text:p text:style-name="P53"><text:span text:style-name="T26">- </text:span><text:span text:style-name="T27">Фигушки! Подрядил меня татухи поням рисовать — сам теперь фанфик пиши!</text:span>&gt;</text:p>
      <text:p text:style-name="P65"/>
      <text:p text:style-name="P53">&lt;<text:span text:style-name="T27">В сцене прощания (во сне) — Р.Д. в будущем будет стрематься поебушек с человеками, чтобы не испытывать горечи расставания. Но: </text:span></text:p>
      <text:p text:style-name="P53"><text:span text:style-name="T27">- Учти, я ни капельки не жалею о наших поебушках! Но в будущем буду их стрематься. Это очень больно — вот так расставаться</text:span>&gt;</text:p>
      <text:p text:style-name="P4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2"/>
      <text:p text:style-name="P42">(про Макса в сне-прощании)</text:p>
      <text:p text:style-name="P42">Я — Дискорд, и я говорю вам: он вернётся Я подсоблю вам, касатикам, хе-хе!</text:p>
      <text:p text:style-name="P65"/>
      <text:p text:style-name="P141"><text:span text:style-name="T14"><text:s/>&lt;</text:span><text:span text:style-name="T30"> - </text:span><text:span text:style-name="T26">Я не могу быть вашим спасителем! Я намного хуже и испорченнее вас!</text:span><text:span text:style-name="T14">&gt;</text:span></text:p>
      <text:p text:style-name="P142"/>
      <text:p text:style-name="P53">&lt;<text:span text:style-name="T27">Луна говорит Максу в прощальном сне:</text:span></text:p>
      <text:p text:style-name="P53"><text:span text:style-name="T27">- Прости, что хотела убить тебя. Я ослабела и Найтмэр на время одержала верх</text:span>&gt;</text:p>
      <text:p text:style-name="P65"/>
      <text:p text:style-name="P53">&lt;<text:span text:style-name="T27">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3"/>
      <text:p text:style-name="P3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41"><text:soft-page-break/>- Слушай, я что-то не пойму, Эогипп для тебя что, проходной двор, что ли? На моей памяти, ты уже <text:span text:style-name="T14">&lt;</text:span>пятый<text:span text:style-name="T14">&gt;</text:span> раз за последние полгода туда-сюда через него мотаешься. Так часто сюда даже аликорны не заглядывают…</text:p>
      <text:p text:style-name="P3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0"/>
      <text:p text:style-name="P41"/>
      <text:p text:style-name="P40"/>
      <text:p text:style-name="P38">&lt;Селестия проснётся на Терре в облике кибермозга, т.к. в своём мире она на ступень выше пони (а кибермозг на Терре на ступень выше людей)&gt;</text:p>
      <text:p text:style-name="P41"/>
      <text:p text:style-name="P12">***</text:p>
      <text:p text:style-name="P132"/>
      <text:p text:style-name="P1">&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span text:style-name="T14">&gt;</text:span></text:p>
      <text:p text:style-name="P60"/>
      <text:h text:style-name="P195" text:outline-level="2">Сон Рэрити</text:h>
      <text:p text:style-name="P2"/>
      <text:p text:style-name="P61">&lt;<text:span text:style-name="T26">На Терре Селестия, будучи в компьютере, случайно пробуждает в Нексусе активный интеллект.</text:span>&gt;</text:p>
      <text:h text:style-name="P195" text:outline-level="2">Рейд пони-рэйнджеров</text:h>
      <text:p text:style-name="P2"/>
      <text:p text:style-name="P100">(леденящий душу триллер, музыка тревожная)</text:p>
      <text:p text:style-name="P6">&lt;<text:span text:style-name="T2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3"/>
      <text:h text:style-name="P195" text:outline-level="2">Поиск решения</text:h>
      <text:p text:style-name="P134"/>
      <text:p text:style-name="P2"><text:span text:style-name="T14">&lt;</text:span><text:span text:style-name="T26">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oft-page-break/><text:span text:style-name="T2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6"> Луна создаёт обратный коридор в срок.</text:span><text:span text:style-name="T14">&gt;</text:span></text:p>
      <text:p text:style-name="P2"/>
      <text:h text:style-name="P195" text:outline-level="2">Поход к замку Принцес-2</text:h>
      <text:p text:style-name="P2"/>
      <text:p text:style-name="P2"/>
      <text:h text:style-name="P195" text:outline-level="2">Озарение</text:h>
      <text:p text:style-name="P6"/>
      <text:p text:style-name="P120">В офисе меня встретил лыбящийся Стас.</text:p>
      <text:p text:style-name="P12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20">Я уставился на Стаса и он, захлёбываясь от торопливости, начал <text:span text:style-name="T14">расказывать</text:span>.</text:p>
      <text:p text:style-name="P12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20">– Ты его уничтожил?</text:p>
      <text:p text:style-name="P120">– Кого?</text:p>
      <text:p text:style-name="P120">– Этический модуль. Селестию.</text:p>
      <text:p text:style-name="P12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0">– Ты его уничтожил?</text:p>
      <text:p text:style-name="P12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0">– То есть, на домашнем компьютере Влада модуль работает и дальше?</text:p>
      <text:p text:style-name="P120">– Ага. К нему-то у меня доступа нету. Но в кластер к Нексусу он больше не пролезет.</text:p>
      <text:p text:style-name="P120">– Спасибо, Стас. Ты молодец.</text:p>
      <text:p text:style-name="P120">Ниточка, чуть было не прервавшаяся в офисе, повела в квартиру Влада.</text:p>
      <text:p text:style-name="P120"/>
      <text:h text:style-name="P193" text:outline-level="2">Дискорд</text:h>
      <text:p text:style-name="P134"/>
      <text:p text:style-name="P157"/>
      <text:p text:style-name="P157"/>
      <text:p text:style-name="P157"/>
      <text:p text:style-name="P156"><text:span text:style-name="T14">– </text:span>Монитор выключен. – <text:s/>раздалось из угла. Кресло с высокой спинкой повернулось, открыв нашим взорам Дискорда. </text:p>
      <text:p text:style-name="P156"><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6">Он приподнял панамку, дурашливо здороваясь.</text:p>
      <text:p text:style-name="P156"><text:span text:style-name="T14">– </text:span>Оп-па! – пробормотала Эпплджек. – Нежданчик!</text:p>
      <text:p text:style-name="P156"><text:span text:style-name="T14">– </text:span>Ты, я вижу, времени не терял, – моя рука под прикрытием стола медленно тянулась к тяжёлой фарфоровой кружке, стоящей на краю.</text:p>
      <text:p text:style-name="P135"><text:span text:style-name="T1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5"><text:span text:style-name="T14">– </text:span>А почему ты вообще решил искать нас тут? – спросила Эпплджек. – Приехал бы домой. Мы б тебя чаем напоили.</text:p>
      <text:p text:style-name="P135"><text:span text:style-name="T14">– </text:span>Видишь ли, дорогая Эй-Джей, я с самого начала знал, где находится наша уважаемая принцесса, а времени в обрез, так что...</text:p>
      <text:p text:style-name="P144">В проёме дверей появилась Флаттершай.</text:p>
      <text:p text:style-name="P135"><text:span text:style-name="T14">– </text:span>С кем это вы тут разговариваете?</text:p>
      <text:list xml:id="list7422080659567408040" text:style-name="L6">
        <text:list-header>
          <text:p text:style-name="P19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4">Оглушённый Дискорд попытался было отъехать на кресле в сторону, но я припёр его стулом к стенке.</text:p>
      <text:p text:style-name="P135">– Жанна, Флатти, хватайте ноут и на выход! Я с ним разберусь! Не теряйте вре...!</text:p>
      <text:p text:style-name="P135">– ТЫ ИДИО...!!!</text:p>
      <text:p text:style-name="P135">Дискорд <text:s/>зорал одновременно со мной, прикрываясь от меня руками, когда раздался оглушительный</text:p>
      <text:p text:style-name="P135">...</text:p>
      <text:p text:style-name="P136">БАХ!!!</text:p>
      <text:p text:style-name="P135">…</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6">На лице Дискорда появилось удивлённо-мечтательное выражение и он вырубился.</text:p>
      <text:p text:style-name="P156"/>
      <text:h text:style-name="P195" text:outline-level="2">Селестия</text:h>
      <text:p text:style-name="P156"/>
      <text:p text:style-name="P13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6">Включенный монитор показал схематическое изображение Селестиии, </text:p>
      <text:p text:style-name="P157">&gt;\<text:span text:style-name="T1">Привет, Селестия. Это Макс. Как себя чувствуешь?</text:span></text:p>
      <text:p text:style-name="P157">&lt;\<text:span text:style-name="T1">Макс? МАКС??? МА-А-А-АКС!!! НАКОНЕЦ-ТО! КАК Я РАДА ТЕБЯ СЛЫШАТЬ! </text:span></text:p>
      <text:p text:style-name="P157">&gt;\<text:span text:style-name="T1">Я рад, что нашёл тебя, Тия.</text:span></text:p>
      <text:p text:style-name="P15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7">&gt;\<text:span text:style-name="T1">Тия, я сейчас подключу микрофон и колонки, и мы сможем общаться более удобно.</text:span></text:p>
      <text:p text:style-name="P156"><text:soft-page-break/>…</text:p>
      <text:p text:style-name="P156">– Привет опять. Как ты меня слышишь?</text:p>
      <text:p text:style-name="P15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7">– <text:span text:style-name="T1">Могу себе представить. Как-то раз я провёл три часа камере сенсорной депривации. Мне не понравилось.</text:span></text:p>
      <text:p text:style-name="P156">– Эммм... Ваше Высочество, вы в порядке? Мы так рады, что наконец-то нашли Вас! – вклинилась в разговор Эпплджек.</text:p>
      <text:p text:style-name="P156">– Кто тут? Макс, кто ещё с тобой?</text:p>
      <text:p text:style-name="P157"><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7">– <text:span text:style-name="T1">Девочки? Я рада вас слышать. А Твайлайт нет рядом?</text:span></text:p>
      <text:p text:style-name="P15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6">При этих словах Дискорд замычал и задёргался. Эпплджек нахмурилась и проверила верёвки, привязывающие его к спинке стула.</text:p>
      <text:p text:style-name="P15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6">– Ноутбук — так называется место, где я нахожусь сейчас? А кто это мычит?</text:p>
      <text:p text:style-name="P15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6">– О, духи предков, но зачем??? Почему у него кляп во рту?</text:p>
      <text:p text:style-name="P156">– Мы связали его. Он нас предал. И тебя. И Эквестрию. Всех.</text:p>
      <text:p text:style-name="P156">При этих словах Эпплджек и Флаттершай непонимающе уставились на меня, а Дискорд протестующе замычал.</text:p>
      <text:p text:style-name="P156">Я начал рассказывать о своих догадках, и непонимающее выражение на лицах девушек сменилось удивлением.</text:p>
      <text:p text:style-name="P15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6">– А зачем тогда ты приложила его книгой? – непонимающе уставился я на неё.</text:p>
      <text:p text:style-name="P156">– Потому что ты напал на него. Я и подумала — тебе виднее. И подсобила.</text:p>
      <text:p text:style-name="P156">Флаттершай отрицающе мотнула головой.</text:p>
      <text:p text:style-name="P156">– Не может Дискорд быть предателем. Он мой друг.</text:p>
      <text:p text:style-name="P156">Дискорд благодарственно замычал и закивал головой.</text:p>
      <text:p text:style-name="P15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6">Дискорд завёл глаза на лоб и обречённо завыл.</text:p>
      <text:p text:style-name="P156">– Макс, постой. Дай мне поговорить с ним. – сказала Селестия. – Не могу поверить, что Дискорд на такое пошёл.</text:p>
      <text:p text:style-name="P156">– Ну хорошо. Поговори. Послушаем, что он скажет.</text:p>
      <text:p text:style-name="P156">Я красноречиво покачал кулак перед его носом и вытащил кляп.</text:p>
      <text:p text:style-name="P156"><text:soft-page-break/>...</text:p>
      <text:p text:style-name="P145">– Ффы, тьфу, пффф, пфу! <text:span text:style-name="T14">&lt;</text:span><text:span text:style-name="T26">Вот дискорд! Я, то бишь!</text:span><text:span text:style-name="T1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4">— </text:span><text:span text:style-name="T1">получишь кляп обратно.</text:span></text:p>
      <text:p text:style-name="P145">– Это я-то устраиваю цирк?!! ДА ТЫ НА СЕБЯ ПОСМОТРИ, КЛОУН!!! На людей кидаешься, чашками бросаешься, вон, мне нос разбил! Дерёшься...</text:p>
      <text:p text:style-name="P145">Я угрожающе поднёс тряпку к лицу Дискорда.</text:p>
      <text:p text:style-name="P145">– Ещё одно слово в таком тоне, и ты заткнёшься, а мы уйдём в Эквестрию без тебя!</text:p>
      <text:p text:style-name="P14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5">Дискорд демонстративно закрыл рот и посвистывая уставился в потолок.</text:p>
      <text:p text:style-name="P145">Разговор зашёл в тупик.</text:p>
      <text:p text:style-name="P148">&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41">- Но тогда ты мог бы захватить власть в Эквестрии?</text:p>
      <text:p text:style-name="P116">- Мог бы. Но… Зачем? За эти годы я многое переосмыслил и понял: властвовать чертовски скучно! Куда интереснее строить козни изподтишка...</text:p>
      <text:p text:style-name="P148">&gt;</text:p>
      <text:p text:style-name="P149">На мониторе высветился текст:</text:p>
      <text:p text:style-name="P14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9"/>
      <text:p text:style-name="P149">Из колонок послышался лёгкий шорох.</text:p>
      <text:p text:style-name="P145">– Дик, сейчас не время для ссор. – голос Селестии был мягким, но настойчивым. – Мы в одной лодке.</text:p>
      <text:p text:style-name="P145">– Тебе легко говорить! Тебе не разбивали нос и не оскорбляли угрозами!</text:p>
      <text:p text:style-name="P145">– Ты должен понимать, что у Макса были все основания так себя вести. Твоё поведение вызвало подозрения у него, ведь он мало тебя знает. </text:p>
      <text:p text:style-name="P145">К уговорам Селестии присоединилась Флаттершай.</text:p>
      <text:p text:style-name="P145">– Дискорд, миленький, прости его. Макс хороший. Он просто не знал, что ты тоже хороший...</text:p>
      <text:p text:style-name="P145">У Дискорда покраснели уши и он засмущался и заворчал.</text:p>
      <text:p text:style-name="P14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5">Я пропустил «дятла» мимо ушей.</text:p>
      <text:p text:style-name="P15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6">***</text:p>
      <text:p text:style-name="P145"><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5">Потому разбрасываться такой возможностью не стоит. Если уж тебе повезло оказаться в новом мире — исследуй его сполна!..</text:p>
      <text:p text:style-name="P146">***</text:p>
      <text:p text:style-name="P151">&lt;<text:span text:style-name="T27">сюда можно вставить похождения Дискорда</text:span>&gt;</text:p>
      <text:p text:style-name="P146">***</text:p>
      <text:p text:style-name="P149">– Развяжите мне, наконец, руки! Или хотя бы одну. Плечами жестикулировать неудобно.... </text:p>
      <text:p text:style-name="P149">Я развязал Дискорду левую руку.</text:p>
      <text:p text:style-name="P14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9">Дискорд принялся разминать затёкшее запястье.</text:p>
      <text:p text:style-name="P14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9">– Какое письмо, Корди? – вскинулась до этого зачарованно слушавшая Дискорда Флаттершай.</text:p>
      <text:p text:style-name="P149">– Ну ваше же! Вы с Эпплджек написали мне о своих мытарствах тут. Вежливо так написали, спасибо...</text:p>
      <text:p text:style-name="P149">Флаттершай покрылась пунцовыми пятнами.</text:p>
      <text:p text:style-name="P149">– Я... Мы... – тут она совсем стушевалась.</text:p>
      <text:p text:style-name="P149">– Так а почему ты сказал, что никто не уйдёт в Эквестрию? – наконец перебила Дискорда скучавшая до этого Эпплджек.</text:p>
      <text:p text:style-name="P149">Дискорд уставился на неё долгим взглядом, а потом хлопнул себя по лбу.</text:p>
      <text:p text:style-name="P14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4">&lt;</text:span><text:span text:style-name="T21">упомянуть, что Дискорд учился играть на гитаре в Эквестрии — брал уроки у Рэйнбоу</text:span><text:span text:style-name="T14">&gt;</text:span>).<text:span text:style-name="T14"> </text:span>То есть, эквестрийские три месяца немного короче местных...<text:span text:style-name="T14">&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oft-page-break/><text:span text:style-name="T21">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4">&gt;</text:span></text:p>
      <text:p text:style-name="P149">– И что? – продолжила его мысль Эпплджек.</text:p>
      <text:p text:style-name="P149">– Эквестрийские <text:span text:style-name="T14">&lt;</text:span><text:span text:style-name="T26">три месяца</text:span><text:span text:style-name="T14">&gt;</text:span> КО-РО-ЧЕ местных. – с нажимом повторил Дискорд. – По моим подсчётам, на два дня.</text:p>
      <text:p text:style-name="P149">– И?!! – до меня уже дошло, но Эпплджек продолжала тупить.</text:p>
      <text:p text:style-name="P149">– Короче, времени у нас осталось что-то около пятнадцати минут. Или около того. – заявил Дискорд, поднеся к глазам запястье с массивными часами.</text:p>
      <text:p text:style-name="P149">– СКОЛЬКО??? – воскликнули хором я и девушки.</text:p>
      <text:p text:style-name="P149">Дискорд открыл было рот, но его слова заглушил звонок в дверь.</text:p>
      <text:p text:style-name="P149">– ОТКРОЙТЕ, ПОЛИЦИЯ! Вам даётся полминуты, чтобы открыть дверь. Через тридцать секунд дверь будет выбита!</text:p>
      <text:p text:style-name="P14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9">Блядь!</text:p>
      <text:p text:style-name="P149">– На крышу, живо!!! Через окно на кухне! – зашипел Дискорд, отчаянно дёргая узлы свободной рукой.</text:p>
      <text:p text:style-name="P149">Эпплджек, одной рукой сгребя в охапку ноутбук, второй увлекая Флаттершай, кинулась на кухню.</text:p>
      <text:p text:style-name="P149">– А толку? Куда мы с крыши денемся? – спросил я растерянно. Дискорд только раздражённо зарычал в ответ.</text:p>
      <text:p text:style-name="P145">Дверь содрогнулась от мощного удара. Послышался стук падающей штукатурки. Я сломя голову кинулся на кухню.</text:p>
      <text:p text:style-name="P145">– Развяжи меня, идиот!!! – гаркнул вдогонку Дискорд.</text:p>
      <text:p text:style-name="P14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5">– Давай на крышу! Я догоню! – рявкнул он, освобождая вторую руку.</text:p>
      <text:p text:style-name="P145">От второго удара дверная коробка крякнула и наполовину въехала в коридор. </text:p>
      <text:p text:style-name="P14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5">Верёвка в кухонном окне дёргалась от движений лезущих по ней Флатти и Эпплджек. Я словил её рукой и стал на подоконник.</text:p>
      <text:p text:style-name="P145">Чёрт!</text:p>
      <text:p text:style-name="P14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5">Но нет, триста тысяч чертей, раз девушки смогли – я тоже смогу!</text:p>
      <text:p text:style-name="P14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5">Я успел сократить расстояние до Эпплджек наполовину, когда девушки нашли решение.</text:p>
      <text:p text:style-name="P14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5">Я выдохнул.</text:p>
      <text:p text:style-name="P14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5">Чёрт! Чёрт! Чёрт! Чёрт!</text:p>
      <text:p text:style-name="P145">Бля!!!...</text:p>
      <text:p text:style-name="P145">Верёвка закончилась, а вместе с ней прекратилась и боль в сожжёных суставах. Наконец-то у меня появилось время для паники. Я обнял ноги<text:span text:style-name="T14"> </text:span>Эпплджек покрепче, закрыл глаза и приготовился...</text:p>
      <text:p text:style-name="P145"/>
      <text:h text:style-name="P195" text:outline-level="2">Назад, в Эквестрию</text:h>
      <text:p text:style-name="P145"/>
      <text:p text:style-name="P145">Долго паниковать не пришлось. </text:p>
      <text:p text:style-name="P145">Я почувствовал сильный рывок за шиворот и захват поперёк груди. </text:p>
      <text:p text:style-name="P145">– ОТПУСТИ ДЕВЧОНКУ!!! – загрохотало мне в ухо. Я открыл глаза.</text:p>
      <text:p text:style-name="P14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5">Я чуть поднял глаза и уставился в чешуйчатую морду дракона.</text:p>
      <text:p text:style-name="P145">– Отпусти Эпплджек. Я её держу. – повторил Дискорд. – Мне сбалансироваться надо. Вы не такие уж и лёгкие.</text:p>
      <text:p text:style-name="P14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5">Наконец это ему удалось, и дальнейший подъём на крышу происходил в молчании.</text:p>
      <text:p text:style-name="P145"><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5">Флаттершай оторвала заплаканное лицо от моей ветровки.</text:p>
      <text:p text:style-name="P145">– Да-да, ты прав, Корди. Я готова.</text:p>
      <text:p text:style-name="P145">На длинной шее Дискорда разместились Эпплджек и Флаттершай. Я, для сохранения баланса, разместился позади крыльев.</text:p>
      <text:p text:style-name="P145">Дискорд расправил крылья и начал короткую пробежку к краю.</text:p>
      <text:p text:style-name="P15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5">И мы полетели навстречу закату.</text:p>
      <text:p text:style-name="P14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5">Впереди по курсу увеличивалась громада моей высотки. Дискорд летел прямо на разрыв в ограждении, который я проделал <text:span text:style-name="T14">&lt;</text:span><text:span text:style-name="T26">полгода</text:span><text:span text:style-name="T14">&gt;</text:span> назад своим проходом в Эквестрию.</text:p>
      <text:p text:style-name="P14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5">– Пристегните ремни! – проревел Дискорд, резко ускоряясь. – Будет весело!!!</text:p>
      <text:p text:style-name="P14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5">– ЙУУУУУУУХХХУУУУУ!!! – заорал Дискорд, сложил крылья и врезался в шар.</text:p>
      <text:p text:style-name="P150">&lt;<text:span text:style-name="T2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50"/>
      <text:p text:style-name="P145"/>
      <text:p text:style-name="P150"/>
      <text:h text:style-name="P189" text:outline-level="1">Беседа за столиком в ночи</text:h>
      <text:p text:style-name="P133">&lt;<text:span text:style-name="T80">Queen - Flash</text:span>&gt;</text:p>
      <text:p text:style-name="P115">Из-за заинтересованности Эквуса в Максе, тому не приходится прилагать усилий для 34 — на что ему указывает Анакорн</text:p>
      <text:p text:style-name="P12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0"><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4">е</text:span><text:span text:style-name="T1">еся</text:span> <text:span text:style-name="T1">в пустоте кресло </text:span>.</text:p>
      <text:p text:style-name="P113"><text:span text:style-name="T1">– </text:span>Анакорн. <text:span text:style-name="T1">– о</text:span>трекомендовался он. <text:span text:style-name="T14">– </text:span><text:span text:style-name="T1">Демиург.</text:span></text:p>
      <text:p text:style-name="P113"><text:span text:style-name="T1">– </text:span>П-привет. Макс. <text:span text:style-name="T1">– в</text:span> смятении представился я.</text:p>
      <text:p text:style-name="P11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20"/>
      <text:p text:style-name="P113"><text:span text:style-name="T1">&lt;</text:span><text:span text:style-name="T2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20"/>
      <text:p text:style-name="P11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3"><text:span text:style-name="T1">Юноша</text:span> закинул ногу за ногу и пытливо смотрел на меня, играя карандашём .</text:p>
      <text:p text:style-name="P113">Я совсем запутался.</text:p>
      <text:p text:style-name="P113"><text:span text:style-name="T1">– </text:span>Какая проблема? Какое решение? Кто ты <text:span text:style-name="T1">вообще</text:span>?</text:p>
      <text:p text:style-name="P113"><text:span text:style-name="T14">– </text:span><text:span text:style-name="T1">Хорошо, с</text:span>ейчас объясню, <text:span text:style-name="T1">– </text:span>кивнул <text:span text:style-name="T1">Анакорн</text:span>. <text:span text:style-name="T14">– </text:span><text:span text:style-name="T1">Понимаю, ты пока не вполне в теме от шока...</text:span></text:p>
      <text:p text:style-name="P12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0"><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0">– Стоп, не торопись. – у меня голова пошла кругом от информации. – Я ничего не понял. Какие-такие проблемы? Какие варианты? Зачем его поддерживать?</text:p>
      <text:p text:style-name="P120">Анакорн недовольно поморщился, но продолжил.</text:p>
      <text:p text:style-name="P12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2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0"/>
      <text:p text:style-name="P12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22"/>
      <text:p text:style-name="P120">Ключевое слово - <text:span text:style-name="T34">непротиворечивому</text:span></text:p>
      <text:p text:style-name="P120"/>
      <text:p text:style-name="P12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2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20">На голограмме появилась солнечная система Эквуса. Почему-то в центре системы был сам Эквус. Вокруг него вращались солнце и луна.</text:p>
      <text:p text:style-name="P120"><text:soft-page-break/>Анакорн плюхнулся обратно в кресло и схватился за голову. Потом, немного успокоившись, продолжил.</text:p>
      <text:p text:style-name="P12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20">Анакорн отпил из стакана и продолжил.</text:p>
      <text:p text:style-name="P12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4">&lt;</text:span><text:span text:style-name="T27">привязать к реальным событиям, описанным выше</text:span><text:span text:style-name="T14">&gt;</text:span><text:span text:style-name="T1">. А из таких посёлков Эквестрия состоит на 80% </text:span><text:span text:style-name="T14">&lt;</text:span><text:span text:style-name="T2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20">Анакорн постучал по столику указкой. Солнечная система увеличилась, оставив в поле зрения только шар Эквуса.</text:p>
      <text:p text:style-name="P12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123">Ко мне наконец-то пришло понимание ситуации.</text:p>
      <text:p text:style-name="P12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0">Анакорн смутился.</text:p>
      <text:p text:style-name="P12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0">(<text:span text:style-name="T2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20"><text:soft-page-break/><text:span text:style-name="T24">– Сам ты раздолбай! – произнёс, наконец, Свирл</text:span>)</text:p>
      <text:p text:style-name="P120">… И создали вы его достаточно топорно — видишь, он трещит по швам.</text:p>
      <text:p text:style-name="P120">– Хмм. То есть, это брони создали Эквус?</text:p>
      <text:p text:style-name="P12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0">Я вспомнил события последнего года <text:span text:style-name="T14">&lt;</text:span>упомянуть в эпизоде на Терре, что МЛП-сериал закрылся год назад<text:span text:style-name="T14">&gt;</text:span></text:p>
      <text:p text:style-name="P12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0">Анакорн с такой силой сжал карандаш, что он хрустнул.</text:p>
      <text:p text:style-name="P12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0"/>
      <text:p text:style-name="P120"/>
      <text:p text:style-name="P11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5">– </text:p>
      <text:p text:style-name="P12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3">– Верни Рэйнбоу!!!</text:p>
      <text:p text:style-name="P123">Обломки карандаша выпали из кулака Анакорна на столик.</text:p>
      <text:p text:style-name="P123">– Э-э-э… м-м-м… ну-у-у... Нельзя сказать, что это совсем невыполнимо… Но, прямо скажу, задачка не для студента!</text:p>
      <text:p text:style-name="P123">– А ты студент?</text:p>
      <text:p text:style-name="P12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3"><text:soft-page-break/>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3">– Нет. Плата остаётся неизменной. Тут мы квиты. У меня тоже мало шансов помочь тебе — я не имею ни малейшего понятия, как это сделать.</text:p>
      <text:p text:style-name="P123">Ставшие почти прозрачными стены комнаты снова обрели материальность. Анакорн пожал плечами и протянул мне руку через столик.</text:p>
      <text:p text:style-name="P12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3">Я задумался.</text:p>
      <text:p text:style-name="P12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3">Анакорн почесал в затылке.</text:p>
      <text:p text:style-name="P123">– А кьютимарки? Как, <text:span text:style-name="T14">&lt;</text:span><text:span text:style-name="T30">чёрт</text:span><text:span text:style-name="T14">&gt;</text:span> меня побери, объяснить кьютимарки?</text:p>
      <text:p text:style-name="P123">– А кьютимарки ты сам даришь пони, когда распознаёшь их жизненное предназначение.</text:p>
      <text:p text:style-name="P12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3">Я пожал плечами.</text:p>
      <text:p text:style-name="P123">– А по-другому я не могу объяснить их появление. К сожалению.</text:p>
      <text:p text:style-name="P15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8">– Хорошо. Уболтал. Кьютимарки беру на себя. Так и знал, что мне самое трудное достанется!</text:p>
      <text:p text:style-name="P15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8"><text:soft-page-break/>Анакорн проследил мой взгляд.</text:p>
      <text:p text:style-name="P158">– Нечего так смотреть. Если я стану применять магию вместо ловкости, теряется весь смысл упражнения... О, глянь-ка на Эквус!</text:p>
      <text:p text:style-name="P15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8"/>
      <text:p text:style-name="P160">Да, т<text:span text:style-name="T7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1"/>
      <text:p text:style-name="P16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60"/>
      <text:p text:style-name="P160"/>
      <text:p text:style-name="P158">Я опять задумался. В голове было пусто. Хотя, если подумать с точки зрения программиста, можно... Наверное можно, раз все предыдущее прокатило...</text:p>
      <text:p text:style-name="P159">–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9">– Не понял? Это как? Как ты совместишь разрушенную магическими войнами Эквестрию с романтически-сексуальным раем для попаданцев?</text:p>
      <text:p text:style-name="P159"><text:span text:style-name="T1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9">Анакорн долго мусолил карандаш, а потом вдруг заржал.</text:p>
      <text:p text:style-name="P159"><text:span text:style-name="T1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9"><text:span text:style-name="T14">– </text:span>Я ничего никому не назначаю. Ты просил меня придумать отмазку для объяснения различий в фэндоме — я придумал. Не нравится — ну, извиняй.</text:p>
      <text:p text:style-name="P159">Анакорн примирительно похлопал меня по плечу.</text:p>
      <text:p text:style-name="P159"><text:soft-page-break/><text:span text:style-name="T1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9">Я подозрительно посмотрел на Анакорна.</text:p>
      <text:p text:style-name="P159"><text:span text:style-name="T14">– </text:span>Какой ещё, нафиг, «мой фанфик»? Я никакого фанфика не писал. И не собираюсь, вообще-то.</text:p>
      <text:p text:style-name="P159">Анакорн ехидно ухмыльнулся и откинулся в кресле, переплетя пальцы за затылком.</text:p>
      <text:p text:style-name="P159"><text:span text:style-name="T1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8"><text:span text:style-name="T1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8"><text:span text:style-name="T1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8"><text:span text:style-name="T14">– </text:span>Факн щит<text:note text:id="ftn13" text:note-class="footnote"><text:note-citation>13</text:note-citation><text:note-body><text:p text:style-name="P15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8">Анакорн развёл руками.</text:p>
      <text:p text:style-name="P158"><text:span text:style-name="T1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8">Анакорн, глядя на мои терзания, понимающе кивнул и продолжил.</text:p>
      <text:p text:style-name="P120">– Эквусу позарез нужна помощь. И он надеется получить эту помощь от тебя. Видишь, он из кожи вон лезет, чтобы тебе понравиться.</text:p>
      <text:p text:style-name="P115">Он старался тебя рассмешить и показать себя с лучшей стороны. К сожалению, надлого его не хватило — к твоему прибытию он был на грани...</text:p>
      <text:p text:style-name="P120">Тебе не приходилось заботиться о жилье и питании, ты нравишься кобылкам...</text:p>
      <text:p text:style-name="P120">– Гм! Я бы попросил тебя не касаться моих отношений с Рэйнбоу!</text:p>
      <text:p text:style-name="P12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20">У меня сердце буквально ухнуло куда-то вниз, в область желудка.</text:p>
      <text:p text:style-name="P120"><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4">&lt;&gt;</text:span></text:p>
      <text:p text:style-name="P12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20">– Та ладно, не утешай. Я не маленький ребёнок. Долг платежом красен. Сделаю то, что ты хочешь. Как сумею.</text:p>
      <text:p text:style-name="P12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0">Анакорн наблюдал за мной без улыбки. По его нейтральному выражению лица невозможно было догадаться, о чём он думает.</text:p>
      <text:p text:style-name="P120">– Ну вот и отлично. Рад, что мы наконец-то пришли к сделке.</text:p>
      <text:p text:style-name="P12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4">– Пора закругляться. Ты начинаешь сгорать. Надо утрясти последние детали, пока ещё есть пару минут.</text:p>
      <text:p text:style-name="P120">– Валяй. Я тебя внимательно слушаю.</text:p>
      <text:p text:style-name="P12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6">Такова природа низкоэнергетических монад</text:span>.</text:p>
      <text:p text:style-name="P120">– А я разве сплю?</text:p>
      <text:p text:style-name="P120">– Сейчас — нет. Но как только мы закроем сделку — проснёшься. Потому что нет иного способа вернуть тебя в реальный мир.</text:p>
      <text:p text:style-name="P120">– Эээ, постой. А как я в Эквестрию и обратно возвращался?</text:p>
      <text:p text:style-name="P12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0">Так вот, возвращать тебя обратно в твой мир я не буду. </text:p>
      <text:p text:style-name="P120">Во-первых, может возникнуть временная <text:span text:style-name="T14">&lt;</text:span><text:span text:style-name="T26">парадокс</text:span><text:span text:style-name="T1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2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2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2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2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20">– Ты ещё увидишь пару снов на прощание. Удачи!</text:p>
      <text:p text:style-name="P120"/>
      <text:p text:style-name="P126">&lt;<text:span text:style-name="T1">- Но если миры Эквестрии станут существовать — появятся и те из них, в которых тьма страданий, постапокалипсис.</text:span></text:p>
      <text:p text:style-name="P126"><text:span text:style-name="T1">- И это лучше, чем не существовать, поверь</text:span>&gt;</text:p>
      <text:p text:style-name="P121">***</text:p>
      <text:p text:style-name="P121"/>
      <text:p text:style-name="P120">&lt;<text:span text:style-name="T2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20"/>
      <text:p text:style-name="P120">– Привет, Макс. – образ Селестии снова реял передо мной, как <text:span text:style-name="T14">&lt;</text:span><text:span text:style-name="T26">полгода</text:span><text:span text:style-name="T14">&gt;</text:span> назад. – Я хочу поблагодарить тебя за всё.</text:p>
      <text:p text:style-name="P120">– Пожалста. – ответил я безучастно. – Всегда рад. Только Вам не нужно было ТАК распинаться, чтобы заручиться моей помощью.</text:p>
      <text:p text:style-name="P120">Селестия на мгновение смутилась, но продолжила.</text:p>
      <text:p text:style-name="P120">&lt;<text:span text:style-name="T26"> - Ты морочила мне яйца, чтобы заинтересовать? Всё, как Свирл указал?</text:span></text:p>
      <text:p text:style-name="P115">– Пожалуйста! <text:span text:style-name="T36">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5">Я покачал головой.</text:p>
      <text:p text:style-name="P1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5">- Поверь, Макс, всё не так, как ты думаешь! Если бы у меня был шанс переиграть всё по новому! Клянусь, всё было бы совсем по другому!</text:p>
      <text:p text:style-name="P120"><text:span text:style-name="T26">- Это точно! Было бы точно всё по другому, я с конеёбством завязываю!</text:span>&gt;</text:p>
      <text:p text:style-name="P120">– <text:s text:c="2"/>За благополучие Эквестрии я бы и не ТАК разопнулась.<text:span text:style-name="T14"> Я</text:span><text:span text:style-name="T2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5"><text:soft-page-break/>Селестия кивнула, соглашаясь, и образ её начал меркнуть.</text:p>
      <text:p text:style-name="P150">–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45">…</text:p>
      <text:p text:style-name="P15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5">Он нахлобучил на себя невесть откуда взявшуюся двууголку.</text:p>
      <text:p text:style-name="P145">– Как вам это нравится, господа?! Дискорд — спаситель Эквестрии! А ведь звучит!!! Разрешите откланяться!..</text:p>
      <text:p text:style-name="P145"/>
      <text:list xml:id="list4200956978130780760" text:style-name="L7">
        <text:list-header>
          <text:p text:style-name="P187">(<text:span text:style-name="T33">Луна — как повелительница снов, слышала разговор Макса с Анакорном</text:span>)</text:p>
          <text:p text:style-name="P188"/>
        </text:list-header>
      </text:list>
      <text:p text:style-name="P146">***</text:p>
      <text:p text:style-name="P113"><text:span text:style-name="T1">–</text:span> Ты?..</text:p>
      <text:p text:style-name="P113"><text:span text:style-name="T1">–</text:span> Ты??!</text:p>
      <text:p text:style-name="P113"><text:span text:style-name="T1">–</text:span> Ты мне снишься??</text:p>
      <text:p text:style-name="P113"><text:span text:style-name="T1">–</text:span> Это ты мне снишься!!</text:p>
      <text:p text:style-name="P113"><text:span text:style-name="T1">–</text:span> Неважно… Пусть мы друг-другу снимся… Ты как, Дэш?</text:p>
      <text:p text:style-name="P11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7">Как-то это не круто совсем!</text:span></text:p>
      <text:p text:style-name="P38">- <text:span text:style-name="T1">Дэш, - сказал я, едва сдерживая слёзы, - ты самая крутая в мире пони! Ты победила смерть! Ты умерла и вернулась с того света!</text:span></text:p>
      <text:p text:style-name="P113"><text:span text:style-name="T28">- Точно? Ну офигеть! </text:span>А ты как?</text:p>
      <text:p text:style-name="P113"><text:span text:style-name="T1">–</text:span> И я в порядке. Вот, возвращаюсь в свой мир. Ну, не совсем в свой. Почти в свой.</text:p>
      <text:p text:style-name="P113"><text:span text:style-name="T1">–</text:span> Навсегда?</text:p>
      <text:p text:style-name="P113"><text:span text:style-name="T1">–</text:span> Скорее всего, да.</text:p>
      <text:p text:style-name="P113"><text:span text:style-name="T1">–</text:span> Это плохо. Я хотела тебе сказать…</text:p>
      <text:p text:style-name="P113"><text:span text:style-name="T1">–</text:span> Не надо, Дэш. Не стоит терзать себя. Мне тоже очень хотелось остаться. Но так надо. Мне очень жаль…</text:p>
      <text:p text:style-name="P11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3"><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3"><text:span text:style-name="T1">–</text:span> И тебя, и Твайлайт, и Рэрити, и Селестию, и всех-всех-всех… Таковы правила.</text:p>
      <text:p text:style-name="P113"><text:span text:style-name="T14">– </text:span>Д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113">Я опустил руку на шею Дэш и ощутил теплоту и лёгкое покалывание в пустоте.</text:p>
      <text:p text:style-name="P113"><text:span text:style-name="T14">–</text:span> Мне кажется, Дэш, <text:span text:style-name="T1">м</text:span>ы найдём способ связаться. Рано или поздно.</text:p>
      <text:p text:style-name="P113"><text:span text:style-name="T1">–</text:span> И лучше рано, чем поздно! Я не люблю ждать!</text:p>
      <text:p text:style-name="P113"><text:span text:style-name="T1">–</text:span> Да, Дэш. <text:span text:style-name="T1">–</text:span> её образ начал таять. <text:span text:style-name="T1">–</text:span> Да, я помню. Я всё ещё помню…</text:p>
      <text:p text:style-name="P113"/>
      <text:h text:style-name="P195" text:outline-level="2">Земля</text:h>
      <text:p text:style-name="P118">&lt;<text:span text:style-name="T80">Daft Punk – Get Lucky</text:span>&gt;</text:p>
      <text:p text:style-name="P118"/>
      <text:p text:style-name="P110">Я открыл глаза. <text:span text:style-name="T1">Бляяяяяяя... У</text:span>же десять... <text:span text:style-name="T1">Башка чугунная... Вот на кой хрен ложиться в </text:span><text:span text:style-name="T14">два</text:span><text:span text:style-name="T1">, чтоб потом спать до десяти и ни хрена не выспаться при этом?</text:span> На работу опять к <text:span text:style-name="T14">двенадцати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10"><text:span text:style-name="T1">Я нашарил ногами тапки и пошёл в ванную. Проходя мимо стола, зацепился взглядом за</text:span> эскиз <text:span text:style-name="T1">рисунка</text:span>.</text:p>
      <text:p text:style-name="P11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1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text:p text:style-name="P111"/>
      <text:p text:style-name="P111"/>
      <text:p text:style-name="P111"><text:soft-page-break/></text:p>
      <text:p text:style-name="P113"/>
      <text:p text:style-name="P113"/>
      <text:p text:style-name="P113"/>
      <text:p text:style-name="P11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3"/>
      <text:p text:style-name="P11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3"/>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0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14T19:27:12.552398069</dc:date>
    <meta:editing-duration>P119DT9H22M9S</meta:editing-duration>
    <meta:editing-cycles>7135</meta:editing-cycles>
    <meta:generator>LibreOffice/5.1.6.2$Linux_X86_64 LibreOffice_project/10m0$Build-2</meta:generator>
    <meta:document-statistic meta:table-count="0" meta:image-count="0" meta:object-count="0" meta:page-count="200" meta:paragraph-count="4235" meta:word-count="88823" meta:character-count="589306" meta:non-whitespace-character-count="500578"/>
  </office:meta>
</office:document-meta>
</file>